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Math" svg:font-family="'Cambria Math'"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system" style:font-pitch="variable"/>
  </office:font-face-decls>
  <office:automatic-styles>
    <style:style style:name="Table2" style:family="table">
      <style:table-properties style:width="13.647cm" table:align="center" style:may-break-between-rows="true" table:border-model="collapsing"/>
    </style:style>
    <style:style style:name="Table2.A" style:family="table-column">
      <style:table-column-properties style:column-width="5.759cm"/>
    </style:style>
    <style:style style:name="Table2.B" style:family="table-column">
      <style:table-column-properties style:column-width="7.888cm"/>
    </style:style>
    <style:style style:name="Table2.1" style:family="table-row">
      <style:table-row-properties fo:keep-together="auto"/>
    </style:style>
    <style:style style:name="Table2.A1" style:family="table-cell">
      <style:table-cell-properties fo:background-color="transparent" fo:padding-left="0cm" fo:padding-right="0.199cm" fo:padding-top="0cm" fo:padding-bottom="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left="0cm" fo:padding-right="0.199cm" fo:padding-top="0cm" fo:padding-bottom="0cm" fo:border-left="none" fo:border-right="none" fo:border-top="none" fo:border-bottom="0.75pt solid #000000" style:writing-mode="page">
        <style:background-image/>
      </style:table-cell-properties>
    </style:style>
    <style:style style:name="Table1" style:family="table">
      <style:table-properties style:width="16.349cm" table:align="center" fo:background-color="transparent" style:may-break-between-rows="true" table:border-model="collapsing">
        <style:background-image/>
      </style:table-properties>
    </style:style>
    <style:style style:name="Table1.A" style:family="table-column">
      <style:table-column-properties style:column-width="2.506cm"/>
    </style:style>
    <style:style style:name="Table1.B" style:family="table-column">
      <style:table-column-properties style:column-width="13.843cm"/>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left="0cm" fo:padding-right="0.199cm" fo:padding-top="0cm" fo:padding-bottom="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left="0cm" fo:padding-right="0.199cm" fo:padding-top="0cm" fo:padding-bottom="0cm" fo:border-left="none" fo:border-right="none" fo:border-top="none" fo:border-bottom="0.75pt solid #000000" style:writing-mode="page">
        <style:background-image/>
      </style:table-cell-properties>
    </style:style>
    <style:style style:name="Table3" style:family="table">
      <style:table-properties style:width="17cm" table:align="center" style:may-break-between-rows="true" table:border-model="collapsing"/>
    </style:style>
    <style:style style:name="Table3.A" style:family="table-column">
      <style:table-column-properties style:column-width="1.741cm"/>
    </style:style>
    <style:style style:name="Table3.B" style:family="table-column">
      <style:table-column-properties style:column-width="15.259cm"/>
    </style:style>
    <style:style style:name="Table3.1" style:family="table-row">
      <style:table-row-properties fo:keep-together="auto"/>
    </style:style>
    <style:style style:name="Table3.A1" style:family="table-cell">
      <style:table-cell-properties fo:background-color="transparent" fo:padding-left="0cm" fo:padding-right="0.199cm" fo:padding-top="0cm" fo:padding-bottom="0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left="0cm" fo:padding-right="0.199cm" fo:padding-top="0cm" fo:padding-bottom="0cm" fo:border-left="none" fo:border-right="none" fo:border-top="none" fo:border-bottom="0.7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transparent" fo:padding="0.097cm" fo:border="0.5pt solid #000000" style:writing-mode="page">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transparent" fo:padding="0.097cm" fo:border="0.5pt solid #000000" style:writing-mode="page">
        <style:background-image/>
      </style:table-cell-properties>
    </style:style>
    <style:style style:name="Table9" style:family="table">
      <style:table-properties style:width="15.877cm" table:align="left" style:may-break-between-rows="true" table:border-model="collapsing"/>
    </style:style>
    <style:style style:name="Table9.A" style:family="table-column">
      <style:table-column-properties style:column-width="2.23cm"/>
    </style:style>
    <style:style style:name="Table9.B" style:family="table-column">
      <style:table-column-properties style:column-width="3.124cm"/>
    </style:style>
    <style:style style:name="Table9.C" style:family="table-column">
      <style:table-column-properties style:column-width="2.688cm"/>
    </style:style>
    <style:style style:name="Table9.D" style:family="table-column">
      <style:table-column-properties style:column-width="7.835cm"/>
    </style:style>
    <style:style style:name="Table9.1" style:family="table-row">
      <style:table-row-properties fo:keep-together="auto"/>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D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7cm" table:align="left" style:may-break-between-rows="true" table:border-model="collapsing"/>
    </style:style>
    <style:style style:name="Table10.A" style:family="table-column">
      <style:table-column-properties style:column-width="3.787cm"/>
    </style:style>
    <style:style style:name="Table10.B" style:family="table-column">
      <style:table-column-properties style:column-width="2.517cm"/>
    </style:style>
    <style:style style:name="Table10.C" style:family="table-column">
      <style:table-column-properties style:column-width="10.696cm"/>
    </style:style>
    <style:style style:name="Table10.1" style:family="table-row">
      <style:table-row-properties fo:keep-together="auto"/>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transparent" fo:padding="0.097cm" fo:border="0.5pt solid #000000" style:writing-mode="page">
        <style:background-image/>
      </style:table-cell-properties>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17cm" table:align="margins" style:may-break-between-rows="true" table:border-model="collapsing"/>
    </style:style>
    <style:style style:name="Table11.A" style:family="table-column">
      <style:table-column-properties style:column-width="3.533cm" style:rel-column-width="13619*"/>
    </style:style>
    <style:style style:name="Table11.B" style:family="table-column">
      <style:table-column-properties style:column-width="2.517cm" style:rel-column-width="9703*"/>
    </style:style>
    <style:style style:name="Table11.C" style:family="table-column">
      <style:table-column-properties style:column-width="10.95cm" style:rel-column-width="42213*"/>
    </style:style>
    <style:style style:name="Table11.1" style:family="table-row">
      <style:table-row-properties fo:keep-together="auto"/>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6.983cm" table:align="left" style:may-break-between-rows="true" table:border-model="collapsing"/>
    </style:style>
    <style:style style:name="Table12.A" style:family="table-column">
      <style:table-column-properties style:column-width="7.089cm"/>
    </style:style>
    <style:style style:name="Table12.B" style:family="table-column">
      <style:table-column-properties style:column-width="9.894cm"/>
    </style:style>
    <style:style style:name="Table12.1" style:family="table-row">
      <style:table-row-properties fo:keep-together="auto"/>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97cm" fo:border="0.5pt solid #000000" style:writing-mode="page">
        <style:background-image/>
      </style:table-cell-properties>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paragraph-rsid="001cd88c"/>
    </style:style>
    <style:style style:name="P2" style:family="paragraph" style:parent-style-name="Text_20_body">
      <style:text-properties officeooo:paragraph-rsid="0031efd2"/>
    </style:style>
    <style:style style:name="P3" style:family="paragraph" style:parent-style-name="Text_20_body">
      <style:text-properties officeooo:paragraph-rsid="002b80f0"/>
    </style:style>
    <style:style style:name="P4" style:family="paragraph" style:parent-style-name="Text_20_body">
      <style:text-properties officeooo:paragraph-rsid="003b4564"/>
    </style:style>
    <style:style style:name="P5" style:family="paragraph" style:parent-style-name="Text_20_body">
      <style:text-properties officeooo:rsid="0041c3d6" officeooo:paragraph-rsid="0041c3d6"/>
    </style:style>
    <style:style style:name="P6" style:family="paragraph" style:parent-style-name="Text_20_body">
      <style:text-properties officeooo:paragraph-rsid="00464a43"/>
    </style:style>
    <style:style style:name="P7" style:family="paragraph" style:parent-style-name="Text_20_body">
      <style:text-properties officeooo:rsid="0048afe2" officeooo:paragraph-rsid="0048afe2"/>
    </style:style>
    <style:style style:name="P8" style:family="paragraph" style:parent-style-name="Text_20_body">
      <style:text-properties officeooo:paragraph-rsid="0049f998"/>
    </style:style>
    <style:style style:name="P9" style:family="paragraph" style:parent-style-name="Text_20_body">
      <style:text-properties officeooo:paragraph-rsid="004bfbee"/>
    </style:style>
    <style:style style:name="P10" style:family="paragraph" style:parent-style-name="Text_20_body">
      <style:text-properties officeooo:paragraph-rsid="005220ff"/>
    </style:style>
    <style:style style:name="P11" style:family="paragraph" style:parent-style-name="Text_20_body">
      <style:text-properties officeooo:paragraph-rsid="0054eb75"/>
    </style:style>
    <style:style style:name="P12" style:family="paragraph" style:parent-style-name="Text_20_body">
      <style:text-properties officeooo:rsid="006e3eef" officeooo:paragraph-rsid="006e3eef"/>
    </style:style>
    <style:style style:name="P13" style:family="paragraph" style:parent-style-name="Text_20_body">
      <style:text-properties officeooo:paragraph-rsid="006e3eef"/>
    </style:style>
    <style:style style:name="P14" style:family="paragraph" style:parent-style-name="Text_20_body">
      <style:text-properties officeooo:rsid="007e1b6d" officeooo:paragraph-rsid="007e1b6d"/>
    </style:style>
    <style:style style:name="P15" style:family="paragraph" style:parent-style-name="Text_20_body">
      <style:text-properties officeooo:paragraph-rsid="0086f130"/>
    </style:style>
    <style:style style:name="P16" style:family="paragraph" style:parent-style-name="Text_20_body">
      <style:text-properties officeooo:paragraph-rsid="008820c2"/>
    </style:style>
    <style:style style:name="P17" style:family="paragraph" style:parent-style-name="Text_20_body">
      <style:text-properties officeooo:paragraph-rsid="00950bf6"/>
    </style:style>
    <style:style style:name="P18" style:family="paragraph" style:parent-style-name="Text_20_body">
      <style:text-properties officeooo:paragraph-rsid="0096b7f7"/>
    </style:style>
    <style:style style:name="P19" style:family="paragraph" style:parent-style-name="Text_20_body">
      <style:text-properties officeooo:paragraph-rsid="0097bbc1"/>
    </style:style>
    <style:style style:name="P20" style:family="paragraph" style:parent-style-name="Text_20_body">
      <style:text-properties officeooo:paragraph-rsid="00a16a25"/>
    </style:style>
    <style:style style:name="P21" style:family="paragraph" style:parent-style-name="Text_20_body">
      <style:text-properties officeooo:paragraph-rsid="009b7224"/>
    </style:style>
    <style:style style:name="P22" style:family="paragraph" style:parent-style-name="Text_20_body">
      <style:text-properties officeooo:paragraph-rsid="00a1b7da"/>
    </style:style>
    <style:style style:name="P23" style:family="paragraph" style:parent-style-name="Text_20_body">
      <style:text-properties officeooo:paragraph-rsid="00aa86be"/>
    </style:style>
    <style:style style:name="P24" style:family="paragraph" style:parent-style-name="Text_20_body">
      <style:text-properties officeooo:paragraph-rsid="00ac0af2"/>
    </style:style>
    <style:style style:name="P25" style:family="paragraph" style:parent-style-name="Text_20_body">
      <style:text-properties officeooo:paragraph-rsid="00b49cd0"/>
    </style:style>
    <style:style style:name="P26" style:family="paragraph" style:parent-style-name="Text_20_body">
      <style:text-properties officeooo:rsid="00bde2c4" officeooo:paragraph-rsid="00bde2c4"/>
    </style:style>
    <style:style style:name="P27" style:family="paragraph" style:parent-style-name="Text_20_body">
      <style:text-properties officeooo:paragraph-rsid="00c35bb4"/>
    </style:style>
    <style:style style:name="P28" style:family="paragraph" style:parent-style-name="Text_20_body">
      <style:text-properties officeooo:paragraph-rsid="00cadb48"/>
    </style:style>
    <style:style style:name="P29" style:family="paragraph" style:parent-style-name="Text_20_body">
      <style:text-properties officeooo:paragraph-rsid="00cf8f94"/>
    </style:style>
    <style:style style:name="P30" style:family="paragraph" style:parent-style-name="Text_20_body">
      <style:text-properties officeooo:paragraph-rsid="00d3ee26"/>
    </style:style>
    <style:style style:name="P31" style:family="paragraph" style:parent-style-name="Text_20_body">
      <style:text-properties officeooo:paragraph-rsid="00d54724"/>
    </style:style>
    <style:style style:name="P32" style:family="paragraph" style:parent-style-name="Text_20_body">
      <style:text-properties officeooo:paragraph-rsid="00d5c24c"/>
    </style:style>
    <style:style style:name="P33" style:family="paragraph" style:parent-style-name="Text_20_body">
      <style:text-properties officeooo:paragraph-rsid="00d69136"/>
    </style:style>
    <style:style style:name="P34" style:family="paragraph" style:parent-style-name="Text_20_body">
      <style:text-properties fo:font-style="normal" officeooo:rsid="00ca85cb" officeooo:paragraph-rsid="00cadb48" style:font-style-asian="normal" style:font-style-complex="normal"/>
    </style:style>
    <style:style style:name="P35" style:family="paragraph" style:parent-style-name="Text_20_body">
      <style:text-properties officeooo:paragraph-rsid="00da0935"/>
    </style:style>
    <style:style style:name="P36" style:family="paragraph" style:parent-style-name="Text_20_body">
      <style:text-properties officeooo:paragraph-rsid="00ecaa5d"/>
    </style:style>
    <style:style style:name="P37" style:family="paragraph" style:parent-style-name="Text_20_body">
      <style:text-properties officeooo:paragraph-rsid="00ecfec6"/>
    </style:style>
    <style:style style:name="P38" style:family="paragraph" style:parent-style-name="Text_20_body">
      <style:text-properties officeooo:paragraph-rsid="00ef382c"/>
    </style:style>
    <style:style style:name="P39" style:family="paragraph" style:parent-style-name="Text_20_body">
      <style:text-properties officeooo:rsid="00b43329" officeooo:paragraph-rsid="00f02931"/>
    </style:style>
    <style:style style:name="P40" style:family="paragraph" style:parent-style-name="Text_20_body">
      <style:text-properties officeooo:rsid="01011350" officeooo:paragraph-rsid="01011350"/>
    </style:style>
    <style:style style:name="P41" style:family="paragraph" style:parent-style-name="Text_20_body">
      <style:text-properties officeooo:paragraph-rsid="01011350"/>
    </style:style>
    <style:style style:name="P42" style:family="paragraph" style:parent-style-name="Text_20_body">
      <style:text-properties officeooo:rsid="01031ec9" officeooo:paragraph-rsid="01031ec9"/>
    </style:style>
    <style:style style:name="P43" style:family="paragraph" style:parent-style-name="Text_20_body">
      <style:text-properties officeooo:paragraph-rsid="0104264d"/>
    </style:style>
    <style:style style:name="P44" style:family="paragraph" style:parent-style-name="Text_20_body">
      <style:text-properties officeooo:paragraph-rsid="010bb335"/>
    </style:style>
    <style:style style:name="P45" style:family="paragraph" style:parent-style-name="Text_20_body">
      <style:text-properties officeooo:paragraph-rsid="01134bc8"/>
    </style:style>
    <style:style style:name="P46" style:family="paragraph" style:parent-style-name="Text_20_body">
      <style:text-properties officeooo:paragraph-rsid="00aacf73"/>
    </style:style>
    <style:style style:name="P47" style:family="paragraph" style:parent-style-name="Text_20_body">
      <style:text-properties officeooo:paragraph-rsid="0115a378"/>
    </style:style>
    <style:style style:name="P48" style:family="paragraph" style:parent-style-name="Text_20_body">
      <style:text-properties officeooo:paragraph-rsid="011af4b7"/>
    </style:style>
    <style:style style:name="P49" style:family="paragraph" style:parent-style-name="Text_20_body">
      <style:text-properties officeooo:paragraph-rsid="011bf193"/>
    </style:style>
    <style:style style:name="P50" style:family="paragraph" style:parent-style-name="Text_20_body">
      <style:text-properties officeooo:paragraph-rsid="0113c5a8"/>
    </style:style>
    <style:style style:name="P51" style:family="paragraph" style:parent-style-name="Text_20_body">
      <style:text-properties officeooo:rsid="0124a1ab" officeooo:paragraph-rsid="0124a1ab"/>
    </style:style>
    <style:style style:name="P52" style:family="paragraph" style:parent-style-name="Text_20_body">
      <style:text-properties officeooo:paragraph-rsid="012ac1ba"/>
    </style:style>
    <style:style style:name="P53" style:family="paragraph" style:parent-style-name="Text_20_body">
      <style:text-properties officeooo:paragraph-rsid="012e8fef"/>
    </style:style>
    <style:style style:name="P54" style:family="paragraph" style:parent-style-name="Text_20_body">
      <style:text-properties officeooo:rsid="012cbc82" officeooo:paragraph-rsid="012e8fef"/>
    </style:style>
    <style:style style:name="P55" style:family="paragraph" style:parent-style-name="Text_20_body">
      <style:text-properties officeooo:rsid="012e13bd" officeooo:paragraph-rsid="012e8fef"/>
    </style:style>
    <style:style style:name="P56" style:family="paragraph" style:parent-style-name="Text_20_body">
      <style:text-properties officeooo:paragraph-rsid="011a410d"/>
    </style:style>
    <style:style style:name="P57" style:family="paragraph" style:parent-style-name="Text_20_body">
      <style:text-properties officeooo:paragraph-rsid="01365905"/>
    </style:style>
    <style:style style:name="P58" style:family="paragraph" style:parent-style-name="Text_20_body">
      <style:text-properties officeooo:rsid="01208693" officeooo:paragraph-rsid="01208693"/>
    </style:style>
    <style:style style:name="P59" style:family="paragraph" style:parent-style-name="Text_20_body">
      <style:text-properties officeooo:paragraph-rsid="0137577d"/>
    </style:style>
    <style:style style:name="P60" style:family="paragraph" style:parent-style-name="Text_20_body">
      <style:text-properties fo:font-weight="normal" officeooo:rsid="013d3435" officeooo:paragraph-rsid="013d3435" style:font-weight-asian="normal" style:font-weight-complex="normal"/>
    </style:style>
    <style:style style:name="P61" style:family="paragraph" style:parent-style-name="Text_20_body">
      <style:text-properties fo:font-weight="normal" officeooo:rsid="013d9815" officeooo:paragraph-rsid="013d9815" style:font-weight-asian="normal" style:font-weight-complex="normal"/>
    </style:style>
    <style:style style:name="P62" style:family="paragraph" style:parent-style-name="Text_20_body">
      <style:text-properties fo:font-weight="normal" officeooo:rsid="013e18b5" officeooo:paragraph-rsid="013e18b5" style:font-weight-asian="normal" style:font-weight-complex="normal"/>
    </style:style>
    <style:style style:name="P63" style:family="paragraph" style:parent-style-name="Text_20_body">
      <style:text-properties fo:font-weight="normal" officeooo:rsid="013faa78" officeooo:paragraph-rsid="013faa78" style:font-weight-asian="normal" style:font-weight-complex="normal"/>
    </style:style>
    <style:style style:name="P64" style:family="paragraph" style:parent-style-name="Text_20_body">
      <style:text-properties officeooo:paragraph-rsid="01418527"/>
    </style:style>
    <style:style style:name="P65" style:family="paragraph" style:parent-style-name="Text_20_body">
      <style:text-properties officeooo:paragraph-rsid="0142fd7c"/>
    </style:style>
    <style:style style:name="P66" style:family="paragraph" style:parent-style-name="Text_20_body">
      <style:text-properties officeooo:paragraph-rsid="00896573"/>
    </style:style>
    <style:style style:name="P67" style:family="paragraph" style:parent-style-name="Text_20_body">
      <style:text-properties officeooo:paragraph-rsid="014722c4"/>
    </style:style>
    <style:style style:name="P68" style:family="paragraph" style:parent-style-name="Text_20_body">
      <style:text-properties officeooo:paragraph-rsid="006f7707"/>
    </style:style>
    <style:style style:name="P69" style:family="paragraph" style:parent-style-name="Text_20_body">
      <style:text-properties officeooo:rsid="0148c648" officeooo:paragraph-rsid="0148c648"/>
    </style:style>
    <style:style style:name="P70" style:family="paragraph" style:parent-style-name="Text_20_body">
      <style:text-properties officeooo:rsid="014a985a" officeooo:paragraph-rsid="014a985a"/>
    </style:style>
    <style:style style:name="P71" style:family="paragraph" style:parent-style-name="Text_20_body">
      <style:text-properties officeooo:rsid="014c568a" officeooo:paragraph-rsid="014c568a"/>
    </style:style>
    <style:style style:name="P72" style:family="paragraph" style:parent-style-name="Text_20_body">
      <style:text-properties officeooo:paragraph-rsid="014d84f6"/>
    </style:style>
    <style:style style:name="P73" style:family="paragraph" style:parent-style-name="Text_20_body">
      <style:text-properties officeooo:rsid="0113c5a8" officeooo:paragraph-rsid="0113c5a8"/>
    </style:style>
    <style:style style:name="P74" style:family="paragraph" style:parent-style-name="Text_20_body">
      <style:text-properties officeooo:rsid="014e4b83" officeooo:paragraph-rsid="0113c5a8"/>
    </style:style>
    <style:style style:name="P75" style:family="paragraph" style:parent-style-name="Text_20_body">
      <style:text-properties officeooo:paragraph-rsid="014e4b83"/>
    </style:style>
    <style:style style:name="P76" style:family="paragraph" style:parent-style-name="Title">
      <style:text-properties officeooo:rsid="001cd88c" officeooo:paragraph-rsid="001cd88c"/>
    </style:style>
    <style:style style:name="P7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end" style:justify-single-word="false"/>
      <style:text-properties style:use-window-font-color="true" loext:opacity="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cc987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cc9877" officeooo:paragraph-rsid="00cc987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ce4345" officeooo:paragraph-rsid="00ce4345"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0e886" officeooo:paragraph-rsid="00d0e886"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54724" officeooo:paragraph-rsid="00d54724"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faa948" officeooo:paragraph-rsid="00faa94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f9d290" officeooo:paragraph-rsid="00cf8f9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f9d290" officeooo:paragraph-rsid="00d0e88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cf8f94" officeooo:paragraph-rsid="00cf8f94"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0e886" officeooo:paragraph-rsid="00d0e886"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cadb48" officeooo:paragraph-rsid="00cadb48"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cadb48" officeooo:paragraph-rsid="00cc9877"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cc9877" officeooo:paragraph-rsid="00cc9877"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54724" officeooo:paragraph-rsid="00d54724"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f6e328" officeooo:paragraph-rsid="00f6e328"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faa948" officeooo:paragraph-rsid="00faa948"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12pt" fo:font-style="normal" fo:text-shadow="none" style:text-underline-style="none" fo:font-weight="normal" officeooo:rsid="00ce4345" officeooo:paragraph-rsid="00ce434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12pt" fo:font-style="normal" fo:text-shadow="none" style:text-underline-style="none" fo:font-weight="normal" officeooo:rsid="00cc9877" officeooo:paragraph-rsid="00cc987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12pt" fo:font-style="normal" fo:text-shadow="none" style:text-underline-style="none" fo:font-weight="normal" officeooo:rsid="00cadb48" officeooo:paragraph-rsid="00cadb4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12pt" fo:font-style="normal" fo:text-shadow="none" style:text-underline-style="none" fo:font-weight="normal" officeooo:rsid="00d0e886" officeooo:paragraph-rsid="00d0e886"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12pt" fo:font-style="normal" fo:text-shadow="none" style:text-underline-style="none" fo:font-weight="normal" officeooo:rsid="00cf8f94" officeooo:paragraph-rsid="00cf8f9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12pt" fo:font-style="normal" fo:text-shadow="none" style:text-underline-style="none" fo:font-weight="normal" officeooo:rsid="00d54724" officeooo:paragraph-rsid="00d54724"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12pt" fo:font-style="normal" fo:text-shadow="none" style:text-underline-style="none" fo:font-weight="normal" officeooo:rsid="00f9d290" officeooo:paragraph-rsid="00d0e886"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style>
    <style:style style:name="P107" style:family="paragraph" style:parent-style-name="Table_20_Contents">
      <style:paragraph-properties fo:text-align="start" style:justify-single-word="false"/>
      <style:text-properties officeooo:paragraph-rsid="00cf8f94"/>
    </style:style>
    <style:style style:name="P108" style:family="paragraph" style:parent-style-name="Table_20_Contents">
      <style:paragraph-properties fo:text-align="start" style:justify-single-word="false"/>
      <style:text-properties officeooo:paragraph-rsid="00fbd824"/>
    </style:style>
    <style:style style:name="P109" style:family="paragraph" style:parent-style-name="Table_20_Contents">
      <style:paragraph-properties fo:text-align="start" style:justify-single-word="false"/>
      <style:text-properties officeooo:paragraph-rsid="00faa948"/>
    </style:style>
    <style:style style:name="P110" style:family="paragraph" style:parent-style-name="Table_20_Contents">
      <style:paragraph-properties fo:text-align="start" style:justify-single-word="false"/>
      <style:text-properties style:font-name="Liberation Mono"/>
    </style:style>
    <style:style style:name="P111" style:family="paragraph" style:parent-style-name="Preformatted_20_Text">
      <style:text-properties style:font-name="Liberation Mono" fo:font-size="11pt" officeooo:paragraph-rsid="006f7707" style:font-size-asian="11pt" style:font-size-complex="11pt"/>
    </style:style>
    <style:style style:name="P112" style:family="paragraph" style:parent-style-name="Preformatted_20_Text">
      <style:text-properties fo:color="#2aa1b3" loext:opacity="100%" style:font-name="Liberation Mono" fo:font-size="11pt" officeooo:paragraph-rsid="006f7707" style:font-size-asian="11pt" style:font-size-complex="11pt"/>
    </style:style>
    <style:style style:name="P113" style:family="paragraph" style:parent-style-name="Preformatted_20_Text">
      <style:text-properties fo:color="#c01c28" loext:opacity="100%" style:font-name="Liberation Mono" fo:font-size="11pt" officeooo:paragraph-rsid="006f7707" style:font-size-asian="11pt" style:font-size-complex="11pt"/>
    </style:style>
    <style:style style:name="P114" style:family="paragraph" style:parent-style-name="Preformatted_20_Text">
      <style:paragraph-properties fo:margin-top="0cm" fo:margin-bottom="0.499cm" style:contextual-spacing="false" fo:text-align="start" style:justify-single-word="false"/>
      <style:text-properties fo:color="#c01c28" loext:opacity="100%" style:text-outline="false" style:text-line-through-style="none" style:text-line-through-type="none" style:font-name="Liberation Mono" fo:font-size="11pt" fo:font-style="normal" fo:text-shadow="none" style:text-underline-style="none" fo:font-weight="normal" officeooo:paragraph-rsid="006f7707"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Preformatted_20_Text">
      <style:text-properties fo:color="#26a269" loext:opacity="100%" style:font-name="Liberation Mono" fo:font-size="11pt" officeooo:paragraph-rsid="006f7707" style:font-size-asian="11pt" style:font-size-complex="11pt"/>
    </style:style>
    <style:style style:name="P116" style:family="paragraph" style:parent-style-name="Text_20_body">
      <style:text-properties officeooo:rsid="014b0829" officeooo:paragraph-rsid="014b0829"/>
    </style:style>
    <style:style style:name="P117" style:family="paragraph" style:parent-style-name="Text_20_body">
      <style:text-properties officeooo:rsid="0151b5e0" officeooo:paragraph-rsid="0151b5e0"/>
    </style:style>
    <style:style style:name="P118" style:family="paragraph" style:parent-style-name="Text_20_body">
      <style:text-properties officeooo:rsid="0128147c" officeooo:paragraph-rsid="012e8fef"/>
    </style:style>
    <style:style style:name="P119" style:family="paragraph" style:parent-style-name="Text_20_body">
      <style:text-properties officeooo:paragraph-rsid="0152d8fb"/>
    </style:style>
    <style:style style:name="P120" style:family="paragraph" style:parent-style-name="Heading_20_1">
      <style:text-properties officeooo:rsid="0041c3d6" officeooo:paragraph-rsid="0041c3d6"/>
    </style:style>
    <style:style style:name="P121" style:family="paragraph" style:parent-style-name="Heading_20_1">
      <style:text-properties style:font-name="Liberation Sans1" fo:font-size="18.2000007629395pt" fo:font-weight="bold" officeooo:rsid="0041c3d6" officeooo:paragraph-rsid="0041c3d6" style:font-name-asian="Noto Sans CJK SC" style:font-size-asian="18.2000007629395pt" style:font-weight-asian="bold" style:font-name-complex="Lohit Devanagari2" style:font-size-complex="18.2000007629395pt" style:font-weight-complex="bold"/>
    </style:style>
    <style:style style:name="P122" style:family="paragraph" style:parent-style-name="Heading_20_1">
      <style:text-properties style:font-name="Liberation Sans1" fo:font-size="18.2000007629395pt" fo:font-weight="bold" officeooo:rsid="0086f130" officeooo:paragraph-rsid="0086f130" style:font-name-asian="Noto Sans CJK SC" style:font-size-asian="18.2000007629395pt" style:font-weight-asian="bold" style:font-name-complex="Lohit Devanagari2" style:font-size-complex="18.2000007629395pt" style:font-weight-complex="bold"/>
    </style:style>
    <style:style style:name="P123" style:family="paragraph" style:parent-style-name="Heading_20_1">
      <style:text-properties style:font-name="Liberation Sans1" fo:font-size="18.2000007629395pt" fo:font-weight="bold" officeooo:rsid="009221aa" officeooo:paragraph-rsid="009221aa" style:font-name-asian="Noto Sans CJK SC" style:font-size-asian="18.2000007629395pt" style:font-weight-asian="bold" style:font-name-complex="Lohit Devanagari2" style:font-size-complex="18.2000007629395pt" style:font-weight-complex="bold"/>
    </style:style>
    <style:style style:name="P124" style:family="paragraph" style:parent-style-name="Heading_20_1">
      <style:text-properties style:font-name="Liberation Sans1" fo:font-size="18.2000007629395pt" fo:font-weight="bold" officeooo:rsid="00a656cf" officeooo:paragraph-rsid="0115a378" style:font-name-asian="Noto Sans CJK SC" style:font-size-asian="18.2000007629395pt" style:font-weight-asian="bold" style:font-name-complex="Lohit Devanagari2" style:font-size-complex="18.2000007629395pt" style:font-weight-complex="bold"/>
    </style:style>
    <style:style style:name="P125" style:family="paragraph" style:parent-style-name="Heading_20_1">
      <style:text-properties style:font-name="Liberation Sans1" fo:font-size="18.2000007629395pt" fo:font-weight="bold" officeooo:rsid="01004034" officeooo:paragraph-rsid="01004034" style:font-name-asian="Noto Sans CJK SC" style:font-size-asian="18.2000007629395pt" style:font-weight-asian="bold" style:font-name-complex="Lohit Devanagari2" style:font-size-complex="18.2000007629395pt" style:font-weight-complex="bold"/>
    </style:style>
    <style:style style:name="P126" style:family="paragraph" style:parent-style-name="Heading_20_1">
      <style:text-properties officeooo:rsid="0031efd2" officeooo:paragraph-rsid="0031efd2"/>
    </style:style>
    <style:style style:name="P127" style:family="paragraph" style:parent-style-name="Heading_20_1">
      <style:text-properties officeooo:rsid="004641e8" officeooo:paragraph-rsid="004641e8"/>
    </style:style>
    <style:style style:name="P128" style:family="paragraph" style:parent-style-name="Heading_20_1">
      <style:text-properties officeooo:rsid="0048afe2" officeooo:paragraph-rsid="0048afe2"/>
    </style:style>
    <style:style style:name="P129" style:family="paragraph" style:parent-style-name="Heading_20_1">
      <style:text-properties officeooo:rsid="0049f998" officeooo:paragraph-rsid="0049f998"/>
    </style:style>
    <style:style style:name="P130" style:family="paragraph" style:parent-style-name="Heading_20_1">
      <style:text-properties officeooo:rsid="009b7224" officeooo:paragraph-rsid="009b7224"/>
    </style:style>
    <style:style style:name="P131" style:family="paragraph" style:parent-style-name="Heading_20_1">
      <style:text-properties officeooo:rsid="004bfbee" officeooo:paragraph-rsid="004bfbee"/>
    </style:style>
    <style:style style:name="P132" style:family="paragraph" style:parent-style-name="Heading_20_1">
      <style:text-properties officeooo:rsid="006e3eef" officeooo:paragraph-rsid="006e3eef"/>
    </style:style>
    <style:style style:name="P133" style:family="paragraph" style:parent-style-name="Heading_20_1">
      <style:text-properties officeooo:paragraph-rsid="00538dec"/>
    </style:style>
    <style:style style:name="P134" style:family="paragraph" style:parent-style-name="Heading_20_1">
      <style:text-properties officeooo:rsid="014722c4" officeooo:paragraph-rsid="014722c4"/>
    </style:style>
    <style:style style:name="P135" style:family="paragraph" style:parent-style-name="Heading_20_1">
      <style:text-properties officeooo:rsid="00aa86be" officeooo:paragraph-rsid="00aa86be"/>
    </style:style>
    <style:style style:name="P136" style:family="paragraph" style:parent-style-name="Heading_20_1">
      <style:text-properties officeooo:rsid="01018fc5" officeooo:paragraph-rsid="01018fc5"/>
    </style:style>
    <style:style style:name="P137" style:family="paragraph" style:parent-style-name="Heading_20_1">
      <style:text-properties officeooo:paragraph-rsid="010a0709"/>
    </style:style>
    <style:style style:name="P138" style:family="paragraph" style:parent-style-name="Heading_20_3">
      <style:text-properties officeooo:rsid="01547a48" officeooo:paragraph-rsid="01547a48"/>
    </style:style>
    <style:style style:name="P139" style:family="paragraph" style:parent-style-name="Preformatted_20_Text" style:list-style-name="L4"/>
    <style:style style:name="P140" style:family="paragraph" style:parent-style-name="Text_20_body" style:list-style-name="L1">
      <style:text-properties officeooo:paragraph-rsid="00341065"/>
    </style:style>
    <style:style style:name="P141" style:family="paragraph" style:parent-style-name="Text_20_body" style:list-style-name="L2"/>
    <style:style style:name="P142" style:family="paragraph" style:parent-style-name="Text_20_body" style:list-style-name="L2">
      <style:text-properties officeooo:paragraph-rsid="003d3aa1"/>
    </style:style>
    <style:style style:name="P143" style:family="paragraph" style:parent-style-name="Text_20_body" style:list-style-name="L2">
      <style:text-properties officeooo:paragraph-rsid="00341065"/>
    </style:style>
    <style:style style:name="P144" style:family="paragraph" style:parent-style-name="Text_20_body" style:list-style-name="L2">
      <style:text-properties officeooo:paragraph-rsid="003414fc"/>
    </style:style>
    <style:style style:name="P145" style:family="paragraph" style:parent-style-name="Text_20_body" style:list-style-name="L3">
      <style:text-properties officeooo:paragraph-rsid="003b4564"/>
    </style:style>
    <style:style style:name="P146" style:family="paragraph" style:parent-style-name="Text_20_body" style:list-style-name="L3">
      <style:text-properties officeooo:paragraph-rsid="003d125f"/>
    </style:style>
    <style:style style:name="P147" style:family="paragraph" style:parent-style-name="Text_20_body" style:list-style-name="L3">
      <style:text-properties officeooo:paragraph-rsid="003d3aa1"/>
    </style:style>
    <style:style style:name="P148" style:family="paragraph" style:parent-style-name="Text_20_body" style:list-style-name="L3">
      <style:text-properties officeooo:paragraph-rsid="003edaec"/>
    </style:style>
    <style:style style:name="P149" style:family="paragraph" style:parent-style-name="Text_20_body" style:list-style-name="L3">
      <style:text-properties officeooo:paragraph-rsid="00410033"/>
    </style:style>
    <style:style style:name="P150" style:family="paragraph" style:parent-style-name="Text_20_body" style:list-style-name="L3">
      <style:text-properties officeooo:rsid="00410033" officeooo:paragraph-rsid="00410033"/>
    </style:style>
    <style:style style:name="P151" style:family="paragraph" style:parent-style-name="Text_20_body" style:list-style-name="L4"/>
    <style:style style:name="P152" style:family="paragraph" style:parent-style-name="Text_20_body" style:list-style-name="L4">
      <style:text-properties officeooo:paragraph-rsid="0041c3d6"/>
    </style:style>
    <style:style style:name="P153" style:family="paragraph" style:parent-style-name="Text_20_body" style:list-style-name="L4">
      <style:text-properties officeooo:paragraph-rsid="00453b54"/>
    </style:style>
    <style:style style:name="P154" style:family="paragraph" style:parent-style-name="Text_20_body" style:list-style-name="L4">
      <style:text-properties officeooo:paragraph-rsid="013be946"/>
    </style:style>
    <style:style style:name="P155" style:family="paragraph" style:parent-style-name="Text_20_body" style:list-style-name="L4">
      <style:text-properties officeooo:paragraph-rsid="006766f6"/>
    </style:style>
    <style:style style:name="P156" style:family="paragraph" style:parent-style-name="Text_20_body" style:list-style-name="L4">
      <style:text-properties officeooo:paragraph-rsid="0066bb64"/>
    </style:style>
    <style:style style:name="P157" style:family="paragraph" style:parent-style-name="Text_20_body" style:list-style-name="L4">
      <style:text-properties officeooo:paragraph-rsid="004641e8"/>
    </style:style>
    <style:style style:name="P158" style:family="paragraph" style:parent-style-name="Text_20_body" style:list-style-name="L4">
      <style:text-properties officeooo:paragraph-rsid="006567c9"/>
    </style:style>
    <style:style style:name="P159" style:family="paragraph" style:parent-style-name="Text_20_body" style:list-style-name="L4">
      <style:text-properties officeooo:paragraph-rsid="00719503"/>
    </style:style>
    <style:style style:name="P160" style:family="paragraph" style:parent-style-name="Text_20_body" style:list-style-name="L4">
      <style:text-properties officeooo:paragraph-rsid="007a603b"/>
    </style:style>
    <style:style style:name="P161" style:family="paragraph" style:parent-style-name="Text_20_body" style:list-style-name="L4">
      <style:text-properties officeooo:paragraph-rsid="007e1b6d"/>
    </style:style>
    <style:style style:name="P162" style:family="paragraph" style:parent-style-name="Text_20_body" style:list-style-name="L4">
      <style:text-properties officeooo:paragraph-rsid="008217e1"/>
    </style:style>
    <style:style style:name="P163" style:family="paragraph" style:parent-style-name="Text_20_body" style:list-style-name="L4">
      <style:text-properties officeooo:paragraph-rsid="0082fab3"/>
    </style:style>
    <style:style style:name="P164" style:family="paragraph" style:parent-style-name="Text_20_body" style:list-style-name="L4">
      <style:text-properties officeooo:paragraph-rsid="008f739d"/>
    </style:style>
    <style:style style:name="P165" style:family="paragraph" style:parent-style-name="Text_20_body" style:list-style-name="L4">
      <style:text-properties officeooo:paragraph-rsid="00913244"/>
    </style:style>
    <style:style style:name="P166" style:family="paragraph" style:parent-style-name="Text_20_body" style:list-style-name="L4">
      <style:text-properties officeooo:paragraph-rsid="009a936f"/>
    </style:style>
    <style:style style:name="P167" style:family="paragraph" style:parent-style-name="Text_20_body" style:list-style-name="L4">
      <style:text-properties officeooo:paragraph-rsid="0111bfe4"/>
    </style:style>
    <style:style style:name="P168" style:family="paragraph" style:parent-style-name="Text_20_body" style:list-style-name="L5">
      <style:text-properties officeooo:paragraph-rsid="00464a43"/>
    </style:style>
    <style:style style:name="P169" style:family="paragraph" style:parent-style-name="Text_20_body" style:list-style-name="L5">
      <style:text-properties officeooo:paragraph-rsid="00477989"/>
    </style:style>
    <style:style style:name="P170" style:family="paragraph" style:parent-style-name="Text_20_body" style:list-style-name="L6">
      <style:text-properties officeooo:paragraph-rsid="0048afe2"/>
    </style:style>
    <style:style style:name="P171" style:family="paragraph" style:parent-style-name="Text_20_body" style:list-style-name="L6">
      <style:text-properties officeooo:paragraph-rsid="0049f998"/>
    </style:style>
    <style:style style:name="P172" style:family="paragraph" style:parent-style-name="Text_20_body" style:list-style-name="L6">
      <style:text-properties officeooo:paragraph-rsid="01050890"/>
    </style:style>
    <style:style style:name="P173" style:family="paragraph" style:parent-style-name="Text_20_body" style:list-style-name="L6">
      <style:text-properties officeooo:rsid="0048afe2" officeooo:paragraph-rsid="0048afe2"/>
    </style:style>
    <style:style style:name="P174" style:family="paragraph" style:parent-style-name="Text_20_body" style:list-style-name="L6">
      <style:text-properties officeooo:rsid="0048afe2" officeooo:paragraph-rsid="0049f998"/>
    </style:style>
    <style:style style:name="P175" style:family="paragraph" style:parent-style-name="Text_20_body" style:list-style-name="L6">
      <style:text-properties officeooo:rsid="00566b87" officeooo:paragraph-rsid="00566b87"/>
    </style:style>
    <style:style style:name="P176" style:family="paragraph" style:parent-style-name="Text_20_body" style:list-style-name="L6">
      <style:text-properties officeooo:rsid="01050890" officeooo:paragraph-rsid="01050890"/>
    </style:style>
    <style:style style:name="P177" style:family="paragraph" style:parent-style-name="Text_20_body" style:list-style-name="L6">
      <style:text-properties officeooo:rsid="0106f288" officeooo:paragraph-rsid="0106f288"/>
    </style:style>
    <style:style style:name="P178" style:family="paragraph" style:parent-style-name="Text_20_body" style:list-style-name="L7">
      <style:text-properties officeooo:paragraph-rsid="004bfbee"/>
    </style:style>
    <style:style style:name="P179" style:family="paragraph" style:parent-style-name="Text_20_body" style:list-style-name="L8">
      <style:text-properties officeooo:paragraph-rsid="00bf1dac"/>
    </style:style>
    <style:style style:name="P180" style:family="paragraph" style:parent-style-name="Text_20_body" style:list-style-name="L9">
      <style:text-properties officeooo:paragraph-rsid="00d3ee26"/>
    </style:style>
    <style:style style:name="P181" style:family="paragraph" style:parent-style-name="Text_20_body" style:list-style-name="L10">
      <style:text-properties officeooo:paragraph-rsid="00f02931"/>
    </style:style>
    <style:style style:name="P182" style:family="paragraph" style:parent-style-name="Text_20_body" style:list-style-name="L11">
      <style:text-properties officeooo:rsid="00ac0af2" officeooo:paragraph-rsid="00ac0af2"/>
    </style:style>
    <style:style style:name="P183" style:family="paragraph" style:parent-style-name="Text_20_body" style:list-style-name="L12">
      <style:text-properties officeooo:paragraph-rsid="00ac0af2"/>
    </style:style>
    <style:style style:name="P184" style:family="paragraph" style:parent-style-name="Text_20_body" style:list-style-name="L12">
      <style:text-properties officeooo:paragraph-rsid="00aefbf6"/>
    </style:style>
    <style:style style:name="P185" style:family="paragraph" style:parent-style-name="Text_20_body">
      <style:text-properties officeooo:paragraph-rsid="01547a48"/>
    </style:style>
    <style:style style:name="P18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187" style:family="paragraph">
      <loext:graphic-properties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c9211e" loext:opacity="100%" style:text-outline="false" style:text-line-through-style="none" style:text-line-through-type="none" style:text-position="0% 100%" style:font-name="Liberation Mono" fo:font-size="11pt" fo:letter-spacing="normal" fo:language="pt" fo:country="B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2"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88" style:family="paragraph">
      <loext:graphic-properties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355269" loext:opacity="100%" style:text-outline="false" style:text-line-through-style="none" style:text-line-through-type="none" style:text-position="0% 100%" style:font-name="Liberation Mono" fo:font-size="11pt" fo:letter-spacing="normal" fo:language="pt" fo:country="B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2"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1cd88c"/>
    </style:style>
    <style:style style:name="T2" style:family="text">
      <style:text-properties officeooo:rsid="001e85d0"/>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cd88c" style:font-weight-asian="bold" style:font-weight-complex="bold"/>
    </style:style>
    <style:style style:name="T6" style:family="text">
      <style:text-properties fo:font-weight="bold" officeooo:rsid="00274aa8" style:font-weight-asian="bold" style:font-weight-complex="bold"/>
    </style:style>
    <style:style style:name="T7" style:family="text">
      <style:text-properties fo:font-weight="bold" officeooo:rsid="00291ee0" style:font-weight-asian="bold" style:font-weight-complex="bold"/>
    </style:style>
    <style:style style:name="T8" style:family="text">
      <style:text-properties fo:font-weight="bold" officeooo:rsid="0037b1e9" style:font-weight-asian="bold" style:font-weight-complex="bold"/>
    </style:style>
    <style:style style:name="T9" style:family="text">
      <style:text-properties officeooo:rsid="002077c2"/>
    </style:style>
    <style:style style:name="T10" style:family="text">
      <style:text-properties officeooo:rsid="0025266b"/>
    </style:style>
    <style:style style:name="T11" style:family="text">
      <style:text-properties officeooo:rsid="0026aed9"/>
    </style:style>
    <style:style style:name="T12" style:family="text">
      <style:text-properties officeooo:rsid="00274aa8"/>
    </style:style>
    <style:style style:name="T13" style:family="text">
      <style:text-properties officeooo:rsid="00291ee0"/>
    </style:style>
    <style:style style:name="T14" style:family="text">
      <style:text-properties officeooo:rsid="002aeda4"/>
    </style:style>
    <style:style style:name="T15" style:family="text">
      <style:text-properties officeooo:rsid="0031efd2"/>
    </style:style>
    <style:style style:name="T16" style:family="text">
      <style:text-properties fo:font-style="italic" style:font-style-asian="italic" style:font-style-complex="italic"/>
    </style:style>
    <style:style style:name="T17" style:family="text">
      <style:text-properties fo:font-style="italic" officeooo:rsid="00aa86be" style:font-style-asian="italic" style:font-style-complex="italic"/>
    </style:style>
    <style:style style:name="T18" style:family="text">
      <style:text-properties fo:font-style="italic" officeooo:rsid="00ac0af2" style:font-style-asian="italic" style:font-style-complex="italic"/>
    </style:style>
    <style:style style:name="T19" style:family="text">
      <style:text-properties fo:font-style="italic" officeooo:rsid="00c24bcd" style:font-style-asian="italic" style:font-style-complex="italic"/>
    </style:style>
    <style:style style:name="T20" style:family="text">
      <style:text-properties fo:font-style="italic" officeooo:rsid="00c35bb4" style:font-style-asian="italic" style:font-style-complex="italic"/>
    </style:style>
    <style:style style:name="T21" style:family="text">
      <style:text-properties fo:font-style="italic" officeooo:rsid="00d5c24c" style:font-style-asian="italic" style:font-style-complex="italic"/>
    </style:style>
    <style:style style:name="T22" style:family="text">
      <style:text-properties officeooo:rsid="00341065"/>
    </style:style>
    <style:style style:name="T23" style:family="text">
      <style:text-properties officeooo:rsid="003414fc"/>
    </style:style>
    <style:style style:name="T24" style:family="text">
      <style:text-properties officeooo:rsid="003549fe"/>
    </style:style>
    <style:style style:name="T25" style:family="text">
      <style:text-properties style:text-underline-style="none" fo:background-color="#dddddd" loext:char-shading-value="0"/>
    </style:style>
    <style:style style:name="T26" style:family="text">
      <style:text-properties officeooo:rsid="0037b1e9"/>
    </style:style>
    <style:style style:name="T27" style:family="text">
      <style:text-properties officeooo:rsid="00399c6b"/>
    </style:style>
    <style:style style:name="T28" style:family="text">
      <style:text-properties officeooo:rsid="003b4564"/>
    </style:style>
    <style:style style:name="T29" style:family="text">
      <style:text-properties officeooo:rsid="003d125f"/>
    </style:style>
    <style:style style:name="T30" style:family="text">
      <style:text-properties officeooo:rsid="003d3aa1"/>
    </style:style>
    <style:style style:name="T31" style:family="text">
      <style:text-properties officeooo:rsid="003edaec"/>
    </style:style>
    <style:style style:name="T32" style:family="text">
      <style:text-properties officeooo:rsid="003fea11"/>
    </style:style>
    <style:style style:name="T33" style:family="text">
      <style:text-properties style:font-name="Liberation Mono" style:text-underline-style="none" officeooo:rsid="003fea11" fo:background-color="#dddddd" loext:char-shading-value="0" style:font-name-asian="Noto Sans Mono CJK SC" style:font-name-complex="Liberation Mono" loext:padding="0cm" loext:border="none"/>
    </style:style>
    <style:style style:name="T34" style:family="text">
      <style:text-properties style:font-name="Liberation Mono" style:text-underline-style="none" officeooo:rsid="00464a43" fo:background-color="#dddddd" loext:char-shading-value="0" style:font-name-asian="Noto Sans Mono CJK SC" style:font-name-complex="Liberation Mono" loext:padding="0cm" loext:border="none"/>
    </style:style>
    <style:style style:name="T35" style:family="text">
      <style:text-properties style:font-name="Liberation Mono" style:text-underline-style="none" officeooo:rsid="00584023" fo:background-color="#dddddd" loext:char-shading-value="0" style:font-name-asian="Noto Sans Mono CJK SC" style:font-name-complex="Liberation Mono" loext:padding="0cm" loext:border="none"/>
    </style:style>
    <style:style style:name="T36" style:family="text">
      <style:text-properties style:font-name="Liberation Mono" style:text-underline-style="none" officeooo:rsid="00635206" fo:background-color="#dddddd" loext:char-shading-value="0" style:font-name-asian="Noto Sans Mono CJK SC" style:font-name-complex="Liberation Mono" loext:padding="0cm" loext:border="none"/>
    </style:style>
    <style:style style:name="T37" style:family="text">
      <style:text-properties style:font-name="Liberation Mono" style:text-underline-style="none" officeooo:rsid="0064b202" fo:background-color="#dddddd" loext:char-shading-value="0" style:font-name-asian="Noto Sans Mono CJK SC" style:font-name-complex="Liberation Mono" loext:padding="0cm" loext:border="none"/>
    </style:style>
    <style:style style:name="T38" style:family="text">
      <style:text-properties style:font-name="Liberation Mono" style:text-underline-style="none" officeooo:rsid="0066bb64" fo:background-color="#dddddd" loext:char-shading-value="0" style:font-name-asian="Noto Sans Mono CJK SC" style:font-name-complex="Liberation Mono" loext:padding="0cm" loext:border="none"/>
    </style:style>
    <style:style style:name="T39" style:family="text">
      <style:text-properties style:font-name="Liberation Mono" style:text-underline-style="none" officeooo:rsid="0067b430" fo:background-color="#dddddd" loext:char-shading-value="0" style:font-name-asian="Noto Sans Mono CJK SC" style:font-name-complex="Liberation Mono" loext:padding="0cm" loext:border="none"/>
    </style:style>
    <style:style style:name="T40" style:family="text">
      <style:text-properties style:font-name="Liberation Mono" style:text-underline-style="none" officeooo:rsid="0082fab3" fo:background-color="#dddddd" loext:char-shading-value="0" style:font-name-asian="Noto Sans Mono CJK SC" style:font-name-complex="Liberation Mono" loext:padding="0cm" loext:border="none"/>
    </style:style>
    <style:style style:name="T41" style:family="text">
      <style:text-properties style:font-name="Liberation Mono" fo:font-size="11pt" style:text-underline-style="none" officeooo:rsid="00882671" fo:background-color="#dddddd" loext:char-shading-value="0" style:font-name-asian="Noto Sans Mono CJK SC" style:font-name-complex="Liberation Mono" loext:padding="0cm" loext:border="none"/>
    </style:style>
    <style:style style:name="T42" style:family="text">
      <style:text-properties style:font-name="Liberation Mono" fo:font-size="11pt" style:text-underline-style="none" officeooo:rsid="00896573" fo:background-color="#dddddd" loext:char-shading-value="0" style:font-name-asian="Noto Sans Mono CJK SC" style:font-name-complex="Liberation Mono" loext:padding="0cm" loext:border="none"/>
    </style:style>
    <style:style style:name="T43" style:family="text">
      <style:text-properties style:font-name="Liberation Mono" fo:font-size="11pt" style:text-underline-style="none" officeooo:rsid="008ba5fd" fo:background-color="#dddddd" loext:char-shading-value="0" style:font-name-asian="Noto Sans Mono CJK SC" style:font-name-complex="Liberation Mono" loext:padding="0cm" loext:border="none"/>
    </style:style>
    <style:style style:name="T44" style:family="text">
      <style:text-properties style:font-name="Liberation Mono" fo:font-size="11pt" style:text-underline-style="none" officeooo:rsid="008eca1b" fo:background-color="#dddddd" loext:char-shading-value="0" style:font-name-asian="Noto Sans Mono CJK SC" style:font-name-complex="Liberation Mono" loext:padding="0cm" loext:border="none"/>
    </style:style>
    <style:style style:name="T45" style:family="text">
      <style:text-properties style:font-name="Liberation Mono" fo:font-size="11pt" style:text-underline-style="none" officeooo:rsid="0091d795" fo:background-color="#dddddd" loext:char-shading-value="0" style:font-name-asian="Noto Sans Mono CJK SC" style:font-name-complex="Liberation Mono" loext:padding="0cm" loext:border="none"/>
    </style:style>
    <style:style style:name="T46" style:family="text">
      <style:text-properties style:font-name="Liberation Mono" fo:font-size="11pt" style:text-underline-style="none" officeooo:rsid="0097bbc1" fo:background-color="#dddddd" loext:char-shading-value="0" style:font-name-asian="Noto Sans Mono CJK SC" style:font-name-complex="Liberation Mono" loext:padding="0cm" loext:border="none"/>
    </style:style>
    <style:style style:name="T47" style:family="text">
      <style:text-properties style:font-name="Liberation Mono" fo:font-size="11pt" style:text-underline-style="none" officeooo:rsid="009cff08" fo:background-color="#dddddd" loext:char-shading-value="0" style:font-name-asian="Noto Sans Mono CJK SC" style:font-name-complex="Liberation Mono" loext:padding="0cm" loext:border="none"/>
    </style:style>
    <style:style style:name="T48" style:family="text">
      <style:text-properties style:font-name="Liberation Mono" fo:font-size="11pt" style:text-underline-style="none" officeooo:rsid="009e9aaf" fo:background-color="#dddddd" loext:char-shading-value="0" style:font-name-asian="Noto Sans Mono CJK SC" style:font-name-complex="Liberation Mono" loext:padding="0cm" loext:border="none"/>
    </style:style>
    <style:style style:name="T49" style:family="text">
      <style:text-properties style:font-name="Liberation Mono" fo:font-size="11pt" style:text-underline-style="none" officeooo:rsid="00a433fc" fo:background-color="#dddddd" loext:char-shading-value="0" style:font-name-asian="Noto Sans Mono CJK SC" style:font-name-complex="Liberation Mono" loext:padding="0cm" loext:border="none"/>
    </style:style>
    <style:style style:name="T50" style:family="text">
      <style:text-properties style:font-name="Liberation Mono" fo:font-size="11pt" style:text-underline-style="none" officeooo:rsid="00a46425" fo:background-color="#dddddd" loext:char-shading-value="0" style:font-name-asian="Noto Sans Mono CJK SC" style:font-name-complex="Liberation Mono" loext:padding="0cm" loext:border="none"/>
    </style:style>
    <style:style style:name="T51" style:family="text">
      <style:text-properties style:font-name="Liberation Mono" fo:font-size="11pt" style:text-underline-style="none" officeooo:rsid="00a96e39" fo:background-color="#dddddd" loext:char-shading-value="0" style:font-name-asian="Noto Sans Mono CJK SC" style:font-name-complex="Liberation Mono" loext:padding="0cm" loext:border="none"/>
    </style:style>
    <style:style style:name="T52" style:family="text">
      <style:text-properties style:font-name="Liberation Mono" fo:font-size="11pt" style:text-underline-style="none" officeooo:rsid="00b551e8" fo:background-color="#dddddd" loext:char-shading-value="0" style:font-name-asian="Noto Sans Mono CJK SC" style:font-name-complex="Liberation Mono" loext:padding="0cm" loext:border="none"/>
    </style:style>
    <style:style style:name="T53" style:family="text">
      <style:text-properties style:font-name="Liberation Mono" fo:font-size="11pt" style:text-underline-style="none" officeooo:rsid="00d5c24c" fo:background-color="#dddddd" loext:char-shading-value="0" style:font-name-asian="Noto Sans Mono CJK SC" style:font-name-complex="Liberation Mono" loext:padding="0cm" loext:border="none"/>
    </style:style>
    <style:style style:name="T54" style:family="text">
      <style:text-properties style:font-name="Liberation Mono" fo:font-size="11pt" style:text-underline-style="none" officeooo:rsid="00eac276" fo:background-color="#dddddd" loext:char-shading-value="0" style:font-name-asian="Noto Sans Mono CJK SC" style:font-name-complex="Liberation Mono" loext:padding="0cm" loext:border="none"/>
    </style:style>
    <style:style style:name="T55" style:family="text">
      <style:text-properties style:font-name="Liberation Mono" fo:font-size="11pt" style:text-underline-style="none" officeooo:rsid="0104264d" fo:background-color="#dddddd" loext:char-shading-value="0" style:font-name-asian="Noto Sans Mono CJK SC" style:font-name-complex="Liberation Mono" loext:padding="0cm" loext:border="none"/>
    </style:style>
    <style:style style:name="T56" style:family="text">
      <style:text-properties style:font-name="Liberation Mono" fo:font-size="11pt" style:text-underline-style="none" officeooo:rsid="0111bfe4" fo:background-color="#dddddd" loext:char-shading-value="0" style:font-name-asian="Noto Sans Mono CJK SC" style:font-name-complex="Liberation Mono" loext:padding="0cm" loext:border="none"/>
    </style:style>
    <style:style style:name="T57" style:family="text">
      <style:text-properties style:font-name="Liberation Mono" fo:font-size="11pt" style:text-underline-style="none" officeooo:rsid="01134bc8" fo:background-color="#dddddd" loext:char-shading-value="0" style:font-name-asian="Noto Sans Mono CJK SC" style:font-name-complex="Liberation Mono" loext:padding="0cm" loext:border="none"/>
    </style:style>
    <style:style style:name="T58" style:family="text">
      <style:text-properties style:font-name="Liberation Mono" fo:font-size="11pt" style:text-underline-style="none" officeooo:rsid="011bf193" fo:background-color="#dddddd" loext:char-shading-value="0" style:font-name-asian="Noto Sans Mono CJK SC" style:font-name-complex="Liberation Mono" loext:padding="0cm" loext:border="none"/>
    </style:style>
    <style:style style:name="T59" style:family="text">
      <style:text-properties style:font-name="Liberation Mono" fo:font-size="11pt" style:text-underline-style="none" officeooo:rsid="0144d569" fo:background-color="#dddddd" loext:char-shading-value="0" style:font-name-asian="Noto Sans Mono CJK SC" style:font-name-complex="Liberation Mono" loext:padding="0cm" loext:border="none"/>
    </style:style>
    <style:style style:name="T60" style:family="text">
      <style:text-properties style:font-name="Liberation Mono" fo:font-size="11pt" style:text-underline-style="none" officeooo:rsid="0146056a" fo:background-color="#dddddd" loext:char-shading-value="0" style:font-name-asian="Noto Sans Mono CJK SC" style:font-name-complex="Liberation Mono" loext:padding="0cm" loext:border="none"/>
    </style:style>
    <style:style style:name="T61" style:family="text">
      <style:text-properties style:font-name="Liberation Mono" fo:font-size="11pt" officeooo:rsid="014b0829" style:font-name-asian="Noto Sans Mono CJK SC" style:font-size-asian="10pt" style:font-name-complex="Liberation Mono" style:font-size-complex="10pt"/>
    </style:style>
    <style:style style:name="T62" style:family="text">
      <style:text-properties officeooo:rsid="00410033"/>
    </style:style>
    <style:style style:name="T63" style:family="text">
      <style:text-properties officeooo:rsid="0041c3d6"/>
    </style:style>
    <style:style style:name="T64" style:family="text">
      <style:text-properties officeooo:rsid="00453b54"/>
    </style:style>
    <style:style style:name="T65" style:family="text">
      <style:text-properties officeooo:rsid="004641e8"/>
    </style:style>
    <style:style style:name="T66" style:family="text">
      <style:text-properties officeooo:rsid="00464a43"/>
    </style:style>
    <style:style style:name="T67" style:family="text">
      <style:text-properties officeooo:rsid="00477989"/>
    </style:style>
    <style:style style:name="T68" style:family="text">
      <style:text-properties officeooo:rsid="0048afe2"/>
    </style:style>
    <style:style style:name="T69" style:family="text">
      <style:text-properties officeooo:rsid="0049f998"/>
    </style:style>
    <style:style style:name="T70" style:family="text">
      <style:text-properties officeooo:rsid="004a6b3d"/>
    </style:style>
    <style:style style:name="T71" style:family="text">
      <style:text-properties officeooo:rsid="004bfbee"/>
    </style:style>
    <style:style style:name="T72" style:family="text">
      <style:text-properties officeooo:rsid="004dc35f"/>
    </style:style>
    <style:style style:name="T73" style:family="text">
      <style:text-properties officeooo:rsid="00501746"/>
    </style:style>
    <style:style style:name="T74" style:family="text">
      <style:text-properties officeooo:rsid="005220ff"/>
    </style:style>
    <style:style style:name="T75" style:family="text">
      <style:text-properties officeooo:rsid="00538dec"/>
    </style:style>
    <style:style style:name="T76" style:family="text">
      <style:text-properties style:font-name="Liberation Sans1" fo:font-size="18.2000007629395pt" fo:font-weight="bold" style:font-name-asian="Noto Sans CJK SC" style:font-size-asian="18.2000007629395pt" style:font-weight-asian="bold" style:font-name-complex="Lohit Devanagari2" style:font-size-complex="18.2000007629395pt" style:font-weight-complex="bold"/>
    </style:style>
    <style:style style:name="T77" style:family="text">
      <style:text-properties style:font-name="Liberation Sans1" fo:font-size="18.2000007629395pt" fo:font-weight="bold" officeooo:rsid="00538dec" style:font-name-asian="Noto Sans CJK SC" style:font-size-asian="18.2000007629395pt" style:font-weight-asian="bold" style:font-name-complex="Lohit Devanagari2" style:font-size-complex="18.2000007629395pt" style:font-weight-complex="bold"/>
    </style:style>
    <style:style style:name="T78" style:family="text">
      <style:text-properties officeooo:rsid="0054eb75"/>
    </style:style>
    <style:style style:name="T79" style:family="text">
      <style:text-properties officeooo:rsid="0055e782"/>
    </style:style>
    <style:style style:name="T80" style:family="text">
      <style:text-properties officeooo:rsid="00566b87"/>
    </style:style>
    <style:style style:name="T81" style:family="text">
      <style:text-properties officeooo:rsid="00576787"/>
    </style:style>
    <style:style style:name="T82" style:family="text">
      <style:text-properties officeooo:rsid="00584023"/>
    </style:style>
    <style:style style:name="T83" style:family="text">
      <style:text-properties officeooo:rsid="00589dc4"/>
    </style:style>
    <style:style style:name="T84" style:family="text">
      <style:text-properties officeooo:rsid="0058ec13"/>
    </style:style>
    <style:style style:name="T85" style:family="text">
      <style:text-properties officeooo:rsid="005a921f"/>
    </style:style>
    <style:style style:name="T86" style:family="text">
      <style:text-properties officeooo:rsid="005dcf6b"/>
    </style:style>
    <style:style style:name="T87" style:family="text">
      <style:text-properties officeooo:rsid="005e0639"/>
    </style:style>
    <style:style style:name="T88" style:family="text">
      <style:text-properties officeooo:rsid="005fa0ac"/>
    </style:style>
    <style:style style:name="T89" style:family="text">
      <style:text-properties officeooo:rsid="0060d724"/>
    </style:style>
    <style:style style:name="T90" style:family="text">
      <style:text-properties officeooo:rsid="0061ee91"/>
    </style:style>
    <style:style style:name="T91" style:family="text">
      <style:text-properties officeooo:rsid="006567c9"/>
    </style:style>
    <style:style style:name="T92" style:family="text">
      <style:text-properties officeooo:rsid="0066bb64"/>
    </style:style>
    <style:style style:name="T93" style:family="text">
      <style:text-properties officeooo:rsid="006766f6"/>
    </style:style>
    <style:style style:name="T94" style:family="text">
      <style:text-properties officeooo:rsid="0067b430"/>
    </style:style>
    <style:style style:name="T95" style:family="text">
      <style:text-properties officeooo:rsid="006a6606"/>
    </style:style>
    <style:style style:name="T96" style:family="text">
      <style:text-properties officeooo:rsid="006af90f"/>
    </style:style>
    <style:style style:name="T97" style:family="text">
      <style:text-properties officeooo:rsid="006db1fb"/>
    </style:style>
    <style:style style:name="T98" style:family="text">
      <style:text-properties officeooo:rsid="006e3eef"/>
    </style:style>
    <style:style style:name="T99" style:family="text">
      <style:text-properties officeooo:rsid="006f7707"/>
    </style:style>
    <style:style style:name="T100" style:family="text">
      <style:text-properties officeooo:rsid="00719503"/>
    </style:style>
    <style:style style:name="T101" style:family="text">
      <style:text-properties officeooo:rsid="00730c99"/>
    </style:style>
    <style:style style:name="T102" style:family="text">
      <style:text-properties officeooo:rsid="00749dbe"/>
    </style:style>
    <style:style style:name="T103" style:family="text">
      <style:text-properties officeooo:rsid="00758b9f"/>
    </style:style>
    <style:style style:name="T104" style:family="text">
      <style:text-properties officeooo:rsid="007734fc"/>
    </style:style>
    <style:style style:name="T105" style:family="text">
      <style:text-properties officeooo:rsid="00774076"/>
    </style:style>
    <style:style style:name="T106" style:family="text">
      <style:text-properties officeooo:rsid="00778aca"/>
    </style:style>
    <style:style style:name="T107" style:family="text">
      <style:text-properties officeooo:rsid="007a603b"/>
    </style:style>
    <style:style style:name="T108" style:family="text">
      <style:text-properties officeooo:rsid="007e1b6d"/>
    </style:style>
    <style:style style:name="T109" style:family="text">
      <style:text-properties officeooo:rsid="007f4f30"/>
    </style:style>
    <style:style style:name="T110" style:family="text">
      <style:text-properties officeooo:rsid="00807014"/>
    </style:style>
    <style:style style:name="T111" style:family="text">
      <style:text-properties officeooo:rsid="008217e1"/>
    </style:style>
    <style:style style:name="T112" style:family="text">
      <style:text-properties officeooo:rsid="0082fab3"/>
    </style:style>
    <style:style style:name="T113" style:family="text">
      <style:text-properties officeooo:rsid="0083ec65"/>
    </style:style>
    <style:style style:name="T114" style:family="text">
      <style:text-properties officeooo:rsid="0085d879"/>
    </style:style>
    <style:style style:name="T115" style:family="text">
      <style:text-properties officeooo:rsid="0086f130"/>
    </style:style>
    <style:style style:name="T116" style:family="text">
      <style:text-properties officeooo:rsid="0087a619"/>
    </style:style>
    <style:style style:name="T117" style:family="text">
      <style:text-properties officeooo:rsid="008820c2"/>
    </style:style>
    <style:style style:name="T118" style:family="text">
      <style:text-properties fo:font-size="11pt" officeooo:rsid="008820c2" style:font-size-asian="11pt" style:font-size-complex="11pt"/>
    </style:style>
    <style:style style:name="T119" style:family="text">
      <style:text-properties officeooo:rsid="00882671"/>
    </style:style>
    <style:style style:name="T120" style:family="text">
      <style:text-properties officeooo:rsid="008954bb"/>
    </style:style>
    <style:style style:name="T121" style:family="text">
      <style:text-properties officeooo:rsid="00896573"/>
    </style:style>
    <style:style style:name="T122" style:family="text">
      <style:text-properties officeooo:rsid="008a7991"/>
    </style:style>
    <style:style style:name="T123" style:family="text">
      <style:text-properties officeooo:rsid="008ba5fd"/>
    </style:style>
    <style:style style:name="T124" style:family="text">
      <style:text-properties officeooo:rsid="008d9593"/>
    </style:style>
    <style:style style:name="T125" style:family="text">
      <style:text-properties officeooo:rsid="008eca1b"/>
    </style:style>
    <style:style style:name="T126" style:family="text">
      <style:text-properties officeooo:rsid="008f739d"/>
    </style:style>
    <style:style style:name="T127" style:family="text">
      <style:text-properties officeooo:rsid="00913244"/>
    </style:style>
    <style:style style:name="T128" style:family="text">
      <style:text-properties officeooo:rsid="0093b155"/>
    </style:style>
    <style:style style:name="T129" style:family="text">
      <style:text-properties officeooo:rsid="00950bf6"/>
    </style:style>
    <style:style style:name="T130" style:family="text">
      <style:text-properties officeooo:rsid="0096b7f7"/>
    </style:style>
    <style:style style:name="T131" style:family="text">
      <style:text-properties officeooo:rsid="0097bbc1"/>
    </style:style>
    <style:style style:name="T132" style:family="text">
      <style:text-properties officeooo:rsid="0098379a"/>
    </style:style>
    <style:style style:name="T133" style:family="text">
      <style:text-properties officeooo:rsid="00993b27"/>
    </style:style>
    <style:style style:name="T134" style:family="text">
      <style:text-properties officeooo:rsid="0099622e"/>
    </style:style>
    <style:style style:name="T135" style:family="text">
      <style:text-properties officeooo:rsid="009a936f"/>
    </style:style>
    <style:style style:name="T136" style:family="text">
      <style:text-properties officeooo:rsid="009b5823"/>
    </style:style>
    <style:style style:name="T137" style:family="text">
      <style:text-properties officeooo:rsid="009b7224"/>
    </style:style>
    <style:style style:name="T138" style:family="text">
      <style:text-properties officeooo:rsid="009cff08"/>
    </style:style>
    <style:style style:name="T139" style:family="text">
      <style:text-properties officeooo:rsid="009e9aaf"/>
    </style:style>
    <style:style style:name="T140" style:family="text">
      <style:text-properties officeooo:rsid="00a00aea"/>
    </style:style>
    <style:style style:name="T141" style:family="text">
      <style:text-properties officeooo:rsid="00a16a25"/>
    </style:style>
    <style:style style:name="T142" style:family="text">
      <style:text-properties officeooo:rsid="00a1b7da"/>
    </style:style>
    <style:style style:name="T143" style:family="text">
      <style:text-properties officeooo:rsid="00a433fc"/>
    </style:style>
    <style:style style:name="T144" style:family="text">
      <style:text-properties officeooo:rsid="00a70757"/>
    </style:style>
    <style:style style:name="T145" style:family="text">
      <style:text-properties officeooo:rsid="00a7bf10"/>
    </style:style>
    <style:style style:name="T146" style:family="text">
      <style:text-properties officeooo:rsid="00a96e39"/>
    </style:style>
    <style:style style:name="T147" style:family="text">
      <style:text-properties officeooo:rsid="00aa545b"/>
    </style:style>
    <style:style style:name="T148" style:family="text">
      <style:text-properties officeooo:rsid="00aa86be"/>
    </style:style>
    <style:style style:name="T149" style:family="text">
      <style:text-properties fo:font-style="normal" officeooo:rsid="00aa86be" style:font-style-asian="normal" style:font-style-complex="normal"/>
    </style:style>
    <style:style style:name="T150" style:family="text">
      <style:text-properties fo:font-style="normal" officeooo:rsid="00aacf73" style:font-style-asian="normal" style:font-style-complex="normal"/>
    </style:style>
    <style:style style:name="T151" style:family="text">
      <style:text-properties fo:font-style="normal" officeooo:rsid="00ac0af2" style:font-style-asian="normal" style:font-style-complex="normal"/>
    </style:style>
    <style:style style:name="T152" style:family="text">
      <style:text-properties fo:font-style="normal" officeooo:rsid="00c24bcd" style:font-style-asian="normal" style:font-style-complex="normal"/>
    </style:style>
    <style:style style:name="T153" style:family="text">
      <style:text-properties fo:font-style="normal" officeooo:rsid="00c35bb4" style:font-style-asian="normal" style:font-style-complex="normal"/>
    </style:style>
    <style:style style:name="T154" style:family="text">
      <style:text-properties fo:font-style="normal" officeooo:rsid="00c78912" style:font-style-asian="normal" style:font-style-complex="normal"/>
    </style:style>
    <style:style style:name="T155" style:family="text">
      <style:text-properties fo:font-style="normal" officeooo:rsid="00ca0289" style:font-style-asian="normal" style:font-style-complex="normal"/>
    </style:style>
    <style:style style:name="T156" style:family="text">
      <style:text-properties fo:font-style="normal" officeooo:rsid="00ca85cb" style:font-style-asian="normal" style:font-style-complex="normal"/>
    </style:style>
    <style:style style:name="T157" style:family="text">
      <style:text-properties fo:font-style="normal" officeooo:rsid="00cf8f94" style:font-style-asian="normal" style:font-style-complex="normal"/>
    </style:style>
    <style:style style:name="T158" style:family="text">
      <style:text-properties fo:font-style="normal" officeooo:rsid="00d3ee26" style:font-style-asian="normal" style:font-style-complex="normal"/>
    </style:style>
    <style:style style:name="T159" style:family="text">
      <style:text-properties fo:font-style="normal" officeooo:rsid="00d5c24c" style:font-style-asian="normal" style:font-style-complex="normal"/>
    </style:style>
    <style:style style:name="T160" style:family="text">
      <style:text-properties fo:font-style="normal" officeooo:rsid="00ef02a7" style:font-style-asian="normal" style:font-style-complex="normal"/>
    </style:style>
    <style:style style:name="T161" style:family="text">
      <style:text-properties fo:font-style="normal" officeooo:rsid="00ef382c" style:font-style-asian="normal" style:font-style-complex="normal"/>
    </style:style>
    <style:style style:name="T162" style:family="text">
      <style:text-properties officeooo:rsid="00ac0af2"/>
    </style:style>
    <style:style style:name="T163" style:family="text">
      <style:text-properties officeooo:rsid="00ad00e0"/>
    </style:style>
    <style:style style:name="T164" style:family="text">
      <style:text-properties officeooo:rsid="00aefbf6"/>
    </style:style>
    <style:style style:name="T165" style:family="text">
      <style:text-properties officeooo:rsid="00b06aaa"/>
    </style:style>
    <style:style style:name="T166" style:family="text">
      <style:text-properties officeooo:rsid="00b3eb4f"/>
    </style:style>
    <style:style style:name="T167" style:family="text">
      <style:text-properties officeooo:rsid="00b43329"/>
    </style:style>
    <style:style style:name="T168" style:family="text">
      <style:text-properties officeooo:rsid="00b49cd0"/>
    </style:style>
    <style:style style:name="T169" style:family="text">
      <style:text-properties officeooo:rsid="00b83496"/>
    </style:style>
    <style:style style:name="T170" style:family="text">
      <style:text-properties officeooo:rsid="00b95919"/>
    </style:style>
    <style:style style:name="T171" style:family="text">
      <style:text-properties officeooo:rsid="00bd64d6"/>
    </style:style>
    <style:style style:name="T172" style:family="text">
      <style:text-properties officeooo:rsid="00bde2c4"/>
    </style:style>
    <style:style style:name="T173" style:family="text">
      <style:text-properties officeooo:rsid="00bf1dac"/>
    </style:style>
    <style:style style:name="T174" style:family="text">
      <style:text-properties officeooo:rsid="00c090ee"/>
    </style:style>
    <style:style style:name="T175" style:family="text">
      <style:text-properties officeooo:rsid="00c1a3ea"/>
    </style:style>
    <style:style style:name="T176" style:family="text">
      <style:text-properties officeooo:rsid="00c1c4c8"/>
    </style:style>
    <style:style style:name="T177" style:family="text">
      <style:text-properties officeooo:rsid="00c24bcd"/>
    </style:style>
    <style:style style:name="T178" style:family="text">
      <style:text-properties officeooo:rsid="00c35bb4"/>
    </style:style>
    <style:style style:name="T179" style:family="text">
      <style:text-properties officeooo:rsid="00c3fdd2"/>
    </style:style>
    <style:style style:name="T180" style:family="text">
      <style:text-properties officeooo:rsid="00c56597"/>
    </style:style>
    <style:style style:name="T181" style:family="text">
      <style:text-properties officeooo:rsid="00c78912"/>
    </style:style>
    <style:style style:name="T182" style:family="text">
      <style:text-properties fo:color="#000000" loext:opacity="100%" style:text-outline="false" style:text-line-through-style="none" style:text-line-through-type="none" style:font-name="Liberation Serif1" fo:font-size="12pt" fo:font-style="normal" fo:text-shadow="none" style:text-underline-style="none" fo:font-weight="normal" officeooo:rsid="00d0e886" style:font-size-asian="12pt" style:font-style-asian="normal" style:font-weight-asian="normal" style:font-size-complex="12pt" style:font-style-complex="normal" style:font-weight-complex="normal" style:text-overline-style="none" style:text-overline-color="font-color"/>
    </style:style>
    <style:style style:name="T183" style:family="text">
      <style:text-properties fo:color="#000000" loext:opacity="100%" style:text-outline="false" style:text-line-through-style="none" style:text-line-through-type="none" style:font-name="Liberation Serif1" fo:font-size="12pt" fo:font-style="normal" fo:text-shadow="none" style:text-underline-style="none" fo:font-weight="normal" officeooo:rsid="00cf8f94" style:font-size-asian="12pt" style:font-style-asian="normal" style:font-weight-asian="normal" style:font-size-complex="12pt" style:font-style-complex="normal" style:font-weight-complex="normal" style:text-overline-style="none" style:text-overline-color="font-color"/>
    </style:style>
    <style:style style:name="T184" style:family="text">
      <style:text-properties fo:color="#000000" loext:opacity="100%" style:text-outline="false" style:text-line-through-style="none" style:text-line-through-type="none" style:font-name="Liberation Serif1" fo:font-size="12pt" fo:font-style="normal" fo:text-shadow="none" style:text-underline-style="none" fo:font-weight="normal" officeooo:rsid="00d58201" style:font-size-asian="12pt" style:font-style-asian="normal" style:font-weight-asian="normal" style:font-size-complex="12pt" style:font-style-complex="normal" style:font-weight-complex="normal" style:text-overline-style="none" style:text-overline-color="font-color"/>
    </style:style>
    <style:style style:name="T185" style:family="text">
      <style:text-properties fo:color="#000000" loext:opacity="100%" style:text-outline="false" style:text-line-through-style="none" style:text-line-through-type="none" style:font-name="Liberation Serif1" fo:font-size="12pt" fo:font-style="normal" fo:text-shadow="none" style:text-underline-style="none" fo:font-weight="normal" officeooo:rsid="00fbd824" style:font-size-asian="12pt" style:font-style-asian="normal" style:font-weight-asian="normal" style:font-size-complex="12pt" style:font-style-complex="normal" style:font-weight-complex="normal" style:text-overline-style="none" style:text-overline-color="font-color"/>
    </style:style>
    <style:style style:name="T186" style:family="text">
      <style:text-properties fo:color="#000000" loext:opacity="100%" style:text-outline="false" style:text-line-through-style="none" style:text-line-through-type="none" style:font-name="Liberation Serif1" fo:font-size="12pt" fo:font-style="normal" fo:text-shadow="none" style:text-underline-style="none" fo:font-weight="normal" officeooo:rsid="00faa948" style:font-size-asian="12pt" style:font-style-asian="normal" style:font-weight-asian="normal" style:font-size-complex="12pt" style:font-style-complex="normal" style:font-weight-complex="normal" style:text-overline-style="none" style:text-overline-color="font-color"/>
    </style:style>
    <style:style style:name="T187" style:family="text">
      <style:text-properties fo:color="#000000" loext:opacity="100%" style:text-outline="false" style:text-line-through-style="none" style:text-line-through-type="none" style:font-name="Liberation Serif1" fo:font-size="12pt" fo:font-style="normal" fo:text-shadow="none" style:text-underline-style="none" fo:font-weight="normal" officeooo:rsid="00fe8651" style:font-size-asian="12pt" style:font-style-asian="normal" style:font-weight-asian="normal" style:font-size-complex="12pt" style:font-style-complex="normal" style:font-weight-complex="normal" style:text-overline-style="none" style:text-overline-color="font-color"/>
    </style:style>
    <style:style style:name="T188" style:family="text">
      <style:text-properties fo:color="#000000" loext:opacity="100%" style:text-outline="false" style:text-line-through-style="none" style:text-line-through-type="none" style:font-name="Liberation Mon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89" style:family="text">
      <style:text-properties fo:color="#000000" loext:opacity="100%" style:text-outline="false" style:text-line-through-style="none" style:text-line-through-type="none" style:font-name="Liberation Mono" fo:font-size="12pt" fo:font-style="normal" fo:text-shadow="none" style:text-underline-style="none" fo:font-weight="normal" officeooo:rsid="00ffcb58" style:font-size-asian="12pt" style:font-style-asian="normal" style:font-weight-asian="normal" style:font-size-complex="12pt" style:font-style-complex="normal" style:font-weight-complex="normal" style:text-overline-style="none" style:text-overline-color="font-color"/>
    </style:style>
    <style:style style:name="T190" style:family="text">
      <style:text-properties fo:color="#000000" loext:opacity="100%" style:text-outline="false" style:text-line-through-style="none" style:text-line-through-type="none" fo:font-style="normal" fo:text-shadow="none" fo:font-weight="normal" officeooo:rsid="00fe8651" style:font-size-asian="12pt" style:font-style-asian="normal" style:font-weight-asian="normal" style:font-size-complex="12pt" style:font-style-complex="normal" style:font-weight-complex="normal" style:text-overline-style="none" style:text-overline-color="font-color"/>
    </style:style>
    <style:style style:name="T191" style:family="text">
      <style:text-properties fo:color="#000000" loext:opacity="100%" style:text-outline="false" style:text-line-through-style="none" style:text-line-through-type="none" fo:font-style="normal" fo:text-shadow="none" fo:font-weight="normal" officeooo:rsid="00fbd824" style:font-size-asian="12pt" style:font-style-asian="normal" style:font-weight-asian="normal" style:font-size-complex="12pt" style:font-style-complex="normal" style:font-weight-complex="normal" style:text-overline-style="none" style:text-overline-color="font-color"/>
    </style:style>
    <style:style style:name="T192" style:family="text">
      <style:text-properties officeooo:rsid="00ce4345"/>
    </style:style>
    <style:style style:name="T193" style:family="text">
      <style:text-properties officeooo:rsid="00ce6510"/>
    </style:style>
    <style:style style:name="T194" style:family="text">
      <style:text-properties officeooo:rsid="00cf8f94"/>
    </style:style>
    <style:style style:name="T195" style:family="text">
      <style:text-properties officeooo:rsid="00d1fa2f"/>
    </style:style>
    <style:style style:name="T196" style:family="text">
      <style:text-properties officeooo:rsid="00d3ee26"/>
    </style:style>
    <style:style style:name="T197" style:family="text">
      <style:text-properties officeooo:rsid="00d41953"/>
    </style:style>
    <style:style style:name="T198" style:family="text">
      <style:text-properties officeooo:rsid="00d54724"/>
    </style:style>
    <style:style style:name="T199" style:family="text">
      <style:text-properties officeooo:rsid="00d58201"/>
    </style:style>
    <style:style style:name="T200" style:family="text">
      <style:text-properties officeooo:rsid="00d5c24c"/>
    </style:style>
    <style:style style:name="T201" style:family="text">
      <style:text-properties officeooo:rsid="00d65e0f"/>
    </style:style>
    <style:style style:name="T202" style:family="text">
      <style:text-properties officeooo:rsid="00d69136"/>
    </style:style>
    <style:style style:name="T203" style:family="text">
      <style:text-properties officeooo:rsid="00d84430"/>
    </style:style>
    <style:style style:name="T204" style:family="text">
      <style:text-properties officeooo:rsid="00dafff8"/>
    </style:style>
    <style:style style:name="T205" style:family="text">
      <style:text-properties officeooo:rsid="00dbf140"/>
    </style:style>
    <style:style style:name="T206" style:family="text">
      <style:text-properties officeooo:rsid="00dea9be"/>
    </style:style>
    <style:style style:name="T207" style:family="text">
      <style:text-properties officeooo:rsid="00da0935"/>
    </style:style>
    <style:style style:name="T208" style:family="text">
      <style:text-properties officeooo:rsid="00df94b7"/>
    </style:style>
    <style:style style:name="T209" style:family="text">
      <style:text-properties officeooo:rsid="00e02823"/>
    </style:style>
    <style:style style:name="T210" style:family="text">
      <style:text-properties officeooo:rsid="00e0f1ce"/>
    </style:style>
    <style:style style:name="T211" style:family="text">
      <style:text-properties officeooo:rsid="00e29e03"/>
    </style:style>
    <style:style style:name="T212" style:family="text">
      <style:text-properties officeooo:rsid="00e2bba1"/>
    </style:style>
    <style:style style:name="T213" style:family="text">
      <style:text-properties officeooo:rsid="00e6cc87"/>
    </style:style>
    <style:style style:name="T214" style:family="text">
      <style:text-properties officeooo:rsid="00e8d173"/>
    </style:style>
    <style:style style:name="T215" style:family="text">
      <style:text-properties officeooo:rsid="00ea324c"/>
    </style:style>
    <style:style style:name="T216" style:family="text">
      <style:text-properties officeooo:rsid="00eac276"/>
    </style:style>
    <style:style style:name="T217" style:family="text">
      <style:text-properties officeooo:rsid="00ecaa5d"/>
    </style:style>
    <style:style style:name="T218" style:family="text">
      <style:text-properties officeooo:rsid="00ecfec6"/>
    </style:style>
    <style:style style:name="T219" style:family="text">
      <style:text-properties officeooo:rsid="00ee38c3"/>
    </style:style>
    <style:style style:name="T220" style:family="text">
      <style:text-properties officeooo:rsid="00ef382c"/>
    </style:style>
    <style:style style:name="T221" style:family="text">
      <style:text-properties officeooo:rsid="00f02931"/>
    </style:style>
    <style:style style:name="T222" style:family="text">
      <style:text-properties officeooo:rsid="00f0c6b7"/>
    </style:style>
    <style:style style:name="T223" style:family="text">
      <style:text-properties officeooo:rsid="00f22dcb"/>
    </style:style>
    <style:style style:name="T224" style:family="text">
      <style:text-properties officeooo:rsid="00f2669c"/>
    </style:style>
    <style:style style:name="T225" style:family="text">
      <style:text-properties officeooo:rsid="00f5af16"/>
    </style:style>
    <style:style style:name="T226" style:family="text">
      <style:text-properties officeooo:rsid="00f60b05"/>
    </style:style>
    <style:style style:name="T227" style:family="text">
      <style:text-properties officeooo:rsid="00f6e328"/>
    </style:style>
    <style:style style:name="T228" style:family="text">
      <style:text-properties officeooo:rsid="01004034"/>
    </style:style>
    <style:style style:name="T229" style:family="text">
      <style:text-properties officeooo:rsid="01011350"/>
    </style:style>
    <style:style style:name="T230" style:family="text">
      <style:text-properties officeooo:rsid="01014555"/>
    </style:style>
    <style:style style:name="T231" style:family="text">
      <style:text-properties officeooo:rsid="0104264d"/>
    </style:style>
    <style:style style:name="T232" style:family="text">
      <style:text-properties officeooo:rsid="01049524"/>
    </style:style>
    <style:style style:name="T233" style:family="text">
      <style:text-properties officeooo:rsid="01050890"/>
    </style:style>
    <style:style style:name="T234" style:family="text">
      <style:text-properties officeooo:rsid="0106f288"/>
    </style:style>
    <style:style style:name="T235" style:family="text">
      <style:text-properties officeooo:rsid="010a0709"/>
    </style:style>
    <style:style style:name="T236" style:family="text">
      <style:text-properties officeooo:rsid="010bb335"/>
    </style:style>
    <style:style style:name="T237" style:family="text">
      <style:text-properties officeooo:rsid="010e9f8d"/>
    </style:style>
    <style:style style:name="T238" style:family="text">
      <style:text-properties officeooo:rsid="010f7df1"/>
    </style:style>
    <style:style style:name="T239" style:family="text">
      <style:text-properties officeooo:rsid="01113ef7"/>
    </style:style>
    <style:style style:name="T240" style:family="text">
      <style:text-properties officeooo:rsid="0111bfe4"/>
    </style:style>
    <style:style style:name="T241" style:family="text">
      <style:text-properties officeooo:rsid="0111f976"/>
    </style:style>
    <style:style style:name="T242" style:family="text">
      <style:text-properties officeooo:rsid="0112d59a"/>
    </style:style>
    <style:style style:name="T243" style:family="text">
      <style:text-properties officeooo:rsid="01134bc8"/>
    </style:style>
    <style:style style:name="T244" style:family="text">
      <style:text-properties officeooo:rsid="01153ea3"/>
    </style:style>
    <style:style style:name="T245" style:family="text">
      <style:text-properties officeooo:rsid="00aacf73"/>
    </style:style>
    <style:style style:name="T246" style:family="text">
      <style:text-properties officeooo:rsid="0115a729"/>
    </style:style>
    <style:style style:name="T247" style:family="text">
      <style:text-properties officeooo:rsid="011760eb"/>
    </style:style>
    <style:style style:name="T248" style:family="text">
      <style:text-properties officeooo:rsid="011a410d"/>
    </style:style>
    <style:style style:name="T249" style:family="text">
      <style:text-properties officeooo:rsid="011a84ad"/>
    </style:style>
    <style:style style:name="T250" style:family="text">
      <style:text-properties officeooo:rsid="011af4b7"/>
    </style:style>
    <style:style style:name="T251" style:family="text">
      <style:text-properties officeooo:rsid="011bf193"/>
    </style:style>
    <style:style style:name="T252" style:family="text">
      <style:text-properties officeooo:rsid="011d79db"/>
    </style:style>
    <style:style style:name="T253" style:family="text">
      <style:text-properties officeooo:rsid="011e02ca"/>
    </style:style>
    <style:style style:name="T254" style:family="text">
      <style:text-properties officeooo:rsid="00cc9877"/>
    </style:style>
    <style:style style:name="T255" style:family="text">
      <style:text-properties officeooo:rsid="01214219"/>
    </style:style>
    <style:style style:name="T256" style:family="text">
      <style:text-properties officeooo:rsid="0123adfe"/>
    </style:style>
    <style:style style:name="T257" style:family="text">
      <style:text-properties officeooo:rsid="0124a1ab"/>
    </style:style>
    <style:style style:name="T258" style:family="text">
      <style:text-properties officeooo:rsid="0125e2a9"/>
    </style:style>
    <style:style style:name="T259" style:family="text">
      <style:text-properties officeooo:rsid="012761d2"/>
    </style:style>
    <style:style style:name="T260" style:family="text">
      <style:text-properties officeooo:rsid="0129a074"/>
    </style:style>
    <style:style style:name="T261" style:family="text">
      <style:text-properties officeooo:rsid="012ac1ba"/>
    </style:style>
    <style:style style:name="T262" style:family="text">
      <style:text-properties officeooo:rsid="012ef755"/>
    </style:style>
    <style:style style:name="T263" style:family="text">
      <style:text-properties officeooo:rsid="012cbc82"/>
    </style:style>
    <style:style style:name="T264" style:family="text">
      <style:text-properties officeooo:rsid="012f65e6"/>
    </style:style>
    <style:style style:name="T265" style:family="text">
      <style:text-properties fo:language="en" fo:country="US" officeooo:rsid="012f65e6"/>
    </style:style>
    <style:style style:name="T266" style:family="text">
      <style:text-properties fo:language="pt" fo:country="BR" officeooo:rsid="012f65e6"/>
    </style:style>
    <style:style style:name="T267" style:family="text">
      <style:text-properties officeooo:rsid="013153fe"/>
    </style:style>
    <style:style style:name="T268" style:family="text">
      <style:text-properties officeooo:rsid="01365905"/>
    </style:style>
    <style:style style:name="T269" style:family="text">
      <style:text-properties officeooo:rsid="0136daac"/>
    </style:style>
    <style:style style:name="T270" style:family="text">
      <style:text-properties officeooo:rsid="0137577d"/>
    </style:style>
    <style:style style:name="T271" style:family="text">
      <style:text-properties officeooo:rsid="013b2103"/>
    </style:style>
    <style:style style:name="T272" style:family="text">
      <style:text-properties officeooo:rsid="013e3492"/>
    </style:style>
    <style:style style:name="T273" style:family="text">
      <style:text-properties officeooo:rsid="0140cd44"/>
    </style:style>
    <style:style style:name="T274" style:family="text">
      <style:text-properties officeooo:rsid="01418527"/>
    </style:style>
    <style:style style:name="T275" style:family="text">
      <style:text-properties officeooo:rsid="0142fd7c"/>
    </style:style>
    <style:style style:name="T276" style:family="text">
      <style:text-properties officeooo:rsid="0144d569"/>
    </style:style>
    <style:style style:name="T277" style:family="text">
      <style:text-properties officeooo:rsid="0146056a"/>
    </style:style>
    <style:style style:name="T278" style:family="text">
      <style:text-properties officeooo:rsid="014722c4"/>
    </style:style>
    <style:style style:name="T279" style:family="text">
      <style:text-properties officeooo:rsid="014b0829"/>
    </style:style>
    <style:style style:name="T280" style:family="text">
      <style:text-properties officeooo:rsid="014c568a"/>
    </style:style>
    <style:style style:name="T281" style:family="text">
      <style:text-properties officeooo:rsid="014e4b83"/>
    </style:style>
    <style:style style:name="T282" style:family="text">
      <style:text-properties officeooo:rsid="014ed4f9"/>
    </style:style>
    <style:style style:name="T283" style:family="text">
      <style:text-properties officeooo:rsid="014f3ed6"/>
    </style:style>
    <style:style style:name="T284" style:family="text">
      <style:text-properties officeooo:rsid="0152d8fb"/>
    </style:style>
    <style:style style:name="T285" style:family="text">
      <style:text-properties officeooo:rsid="0153a04c"/>
    </style:style>
    <style:style style:name="T286" style:family="text">
      <style:text-properties officeooo:rsid="0153db0f"/>
    </style:style>
    <style:style style:name="T287" style:family="text">
      <style:text-properties officeooo:rsid="01547a48"/>
    </style:style>
    <style:style style:name="T288" style:family="text">
      <style:text-properties fo:font-variant="normal" fo:text-transform="none" fo:color="#c9211e" loext:opacity="100%" style:text-outline="false" style:text-line-through-style="none" style:text-line-through-type="none" style:text-position="0% 100%" style:font-name="Liberation Mono" fo:font-size="11pt" fo:letter-spacing="normal" fo:language="pt" fo:country="B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89" style:family="text">
      <style:text-properties fo:font-variant="normal" fo:text-transform="none" fo:color="#355269" loext:opacity="100%" style:text-outline="false" style:text-line-through-style="none" style:text-line-through-type="none" style:text-position="0% 100%" style:font-name="Liberation Mono" fo:font-size="11pt" fo:letter-spacing="normal" fo:language="pt" fo:country="B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90"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loext:num-list-format="%1%" text:bullet-char="➢">
        <style:list-level-properties text:list-level-position-and-space-mode="label-alignment">
          <style:list-level-label-alignment text:label-followed-by="space" fo:text-indent="-0.635cm" fo:margin-left="0.635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stroke-dash="Long_20_Dot" svg:stroke-width="0cm" svg:stroke-color="#000000" draw:marker-start="" draw:marker-start-width="0.199cm" draw:marker-start-center="false" draw:marker-end="" draw:marker-end-width="0.199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false" draw:fit-to-size="false" style:shrink-to-fit="false" draw:fit-to-contour="false" fo:max-height="0cm" fo:max-width="0cm" fo:min-height="0.441cm" fo:min-width="0.235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 style:family="graphic">
      <style:graphic-properties draw:stroke="none" draw:stroke-dash="Long_20_Dot" svg:stroke-width="0cm" svg:stroke-color="#000000" draw:marker-start="" draw:marker-start-width="0.199cm" draw:marker-start-center="false" draw:marker-end="" draw:marker-end-width="0.199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false" draw:fit-to-size="false" style:shrink-to-fit="false" draw:fit-to-contour="false" fo:max-height="0cm" fo:max-width="0cm" fo:min-height="0.441cm" fo:min-width="0.7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 style:family="graphic">
      <style:graphic-properties draw:stroke="none" draw:stroke-dash="Long_20_Dot" svg:stroke-width="0cm" svg:stroke-color="#000000" draw:marker-start="" draw:marker-start-width="0.199cm" draw:marker-start-center="false" draw:marker-end="" draw:marker-end-width="0.199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false" draw:fit-to-size="false" style:shrink-to-fit="false" draw:fit-to-contour="false" fo:max-height="0cm" fo:max-width="0cm" fo:min-height="0.679cm" fo:min-width="0.7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 style:family="graphic">
      <style:graphic-properties draw:stroke="none" draw:stroke-dash="Long_20_Dot" svg:stroke-width="0cm" svg:stroke-color="#000000" draw:marker-start="" draw:marker-start-width="0.199cm" draw:marker-start-center="false" draw:marker-end="" draw:marker-end-width="0.199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false" draw:fit-to-size="false" style:shrink-to-fit="false" draw:fit-to-contour="false" fo:max-height="0cm" fo:max-width="0cm" fo:min-height="0.88cm" fo:min-width="0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 style:family="graphic">
      <style:graphic-properties draw:stroke="none" draw:stroke-dash="Long_20_Dot" svg:stroke-width="0cm" svg:stroke-color="#000000" draw:marker-start="" draw:marker-start-width="0.199cm" draw:marker-start-center="false" draw:marker-end="" draw:marker-end-width="0.199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false" draw:fit-to-size="false" style:shrink-to-fit="false" draw:fit-to-contour="false" fo:max-height="0cm" fo:max-width="0cm" fo:min-height="0.88cm" fo:min-width="0.933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 style:family="graphic">
      <style:graphic-properties draw:stroke="none" draw:stroke-dash="Long_20_Dot" svg:stroke-width="0cm" svg:stroke-color="#000000" draw:marker-start="" draw:marker-start-width="0.199cm" draw:marker-start-center="false" draw:marker-end="" draw:marker-end-width="0.199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false" draw:fit-to-size="false" style:shrink-to-fit="false" draw:fit-to-contour="false" fo:max-height="0cm" fo:max-width="0cm" fo:min-height="0.679cm" fo:min-width="1.166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 style:family="graphic">
      <style:graphic-properties draw:stroke="none" draw:stroke-dash="Long_20_Dot" svg:stroke-width="0cm" svg:stroke-color="#000000" draw:marker-start="" draw:marker-start-width="0.199cm" draw:marker-start-center="false" draw:marker-end="" draw:marker-end-width="0.199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false" draw:fit-to-size="false" style:shrink-to-fit="false" draw:fit-to-contour="false" fo:max-height="0cm" fo:max-width="0cm" fo:min-height="0.88cm" fo:min-width="2.796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 style:family="graphic">
      <style:graphic-properties draw:stroke="none" draw:stroke-dash="Long_20_Dot" svg:stroke-width="0cm" svg:stroke-color="#000000" draw:marker-start="" draw:marker-start-width="0.199cm" draw:marker-start-center="false" draw:marker-end="" draw:marker-end-width="0.199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false" draw:fit-to-size="false" style:shrink-to-fit="false" draw:fit-to-contour="false" fo:max-height="0cm" fo:max-width="0cm" fo:min-height="0.441cm" fo:min-width="2.563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Aprendendo o <text:span text:style-name="T2">Shell do Linux</text:span></text:p>
      <text:h text:style-name="P120" text:outline-level="1">Introdução</text:h>
      <text:p text:style-name="P1"><text:span text:style-name="T1">Na computação, uma </text:span><text:span text:style-name="T5">interface com o usuário</text:span><text:span text:style-name="T1"> (</text:span><text:span text:style-name="T2">UI, </text:span><text:span text:style-name="T9">U</text:span><text:span text:style-name="T1">ser </text:span><text:span text:style-name="T9">I</text:span><text:span text:style-name="T1">nterface) é o espaço onde ocorre a interação entre o usuário e a máquina. No caso de </text:span><text:span text:style-name="T5">sistemas operacionais</text:span><text:span text:style-name="T1">, a interface com o usuário é onde se dá o acesso aos serviços providos pelo sistema e aos programas instalados nele. Os sistemas operacionais oferecem dois tipos de interface com o usuário: </text:span><text:span text:style-name="T5">interface gráfica</text:span><text:span text:style-name="T1"> e interface por </text:span><text:span text:style-name="T5">linhas de comando</text:span><text:span text:style-name="T1">. Na interface gráfica (</text:span><text:span text:style-name="T9">GUI, </text:span><text:span text:style-name="T1">Graphical User Interface) as interações ocorrem através da manipulação direta com elementos gráficos na tela, tais como ícones, janelas e botões. Na interface por linha de comando (</text:span><text:span text:style-name="T9">CLI, </text:span><text:span text:style-name="T1">Command-Line Interface), as interações ocorrem no que </text:span><text:span text:style-name="T79">é chamado</text:span><text:span text:style-name="T1"> de </text:span><text:span text:style-name="T5">terminal</text:span><text:span text:style-name="T1">, </text:span><text:span text:style-name="T5">console</text:span><text:span text:style-name="T1"> ou </text:span><text:span text:style-name="T5">shell</text:span><text:span text:style-name="T1">, que é onde o usuário digita os comandos e recebe as mensagens do sistema ou do programa sendo executado, tudo através de textos. O </text:span><text:span text:style-name="T5">prompt</text:span><text:span text:style-name="T1"> de comandos é onde o usuário digita os comandos dentro do terminal.</text:span></text:p>
      <text:p text:style-name="P1"><text:span text:style-name="T1">O terminal do sistema operacional </text:span><text:span text:style-name="T5">Linux</text:span><text:span text:style-name="T1"> </text:span><text:span text:style-name="T11">utiliza </text:span><text:span text:style-name="T12">a linguagem de comando </text:span><text:span text:style-name="T6">Bash</text:span><text:span text:style-name="T12">,</text:span><text:span text:style-name="T11"> </text:span><text:span text:style-name="T1">uma ferramenta muito poderosa, que fornece muitos recursos para auxiliar no trabalho. O Linux é baseado </text:span><text:span text:style-name="T10">no </text:span><text:span text:style-name="T1">sistema </text:span><text:span text:style-name="T5">UNIX</text:span><text:span text:style-name="T1">, </text:span><text:span text:style-name="T13">portanto, a </text:span><text:span text:style-name="T1">maioria dos comandos do terminal é compatível com o de outros sistemas UNIX tais como o </text:span><text:span text:style-name="T5">M</text:span><text:span text:style-name="T7">ac</text:span><text:span text:style-name="T1">.</text:span></text:p>
      <text:p text:style-name="P1">As interfaces gráficas de usuário (GUIs) são úteis para muitas tarefas, mas não são boas para todas as tarefas. Os computadores deveriam nos livrar do trabalho manual, mas quantas vezes já realizamos alguma tarefa que o computador deveria ser capaz de fazer, mas acabamos fazendo o trabalho sozinho, usando tediosamente o mouse? Apontando e clicando, apontando e clicando<text:span text:style-name="T14">…</text:span></text:p>
      <text:p text:style-name="P1">Certa vez um autor disse que quando somos crianças, aprendemos a usar o computador olhando as imagens. Quando crescemos, aprendemos a ler e a escrever. Agora vamos começar a trabalhar!</text:p>
      <text:p text:style-name="P14"><text:span text:style-name="T110">(</text:span>Observação: os comandos aqui foram executados no sistema operacional Ubuntu 20.04. Pode ser que em outras distribuições Linux não haja todos os comandos daqui.<text:span text:style-name="T109">)</text:span></text:p>
      <text:h text:style-name="P121" text:outline-level="1">Terminal</text:h>
      <text:p text:style-name="P3"><text:span text:style-name="T79">Você pode</text:span> iniciar qualquer programa a partir do terminal, desde aplicativos gráficos, como o Firefox, até utilitários de linha de comando. No Linux, diferente do Windows, por exemplo, os programas não possuem uma extensão <text:span text:style-name="Source_20_Text">.exe</text:span>. Portanto, para abrir o programa Firefox pelo terminal do Linux, <text:span text:style-name="T79">você </text:span>pode digitar simplesmente o comando <text:span text:style-name="Source_20_Text"><text:span text:style-name="T25">firefox</text:span></text:span> dentro do terminal. Comandos do terminal também aceitam <text:span text:style-name="T4">argumentos</text:span> <text:span text:style-name="T26">(ou </text:span><text:span text:style-name="T8">parâmetros</text:span><text:span text:style-name="T26">),</text:span> que são opções <text:span text:style-name="T79">acrescentadas </text:span>ao comando. Por exemplo, <text:span text:style-name="T79">para </text:span>iniciar o Firefox diretamente de uma URL, basta <text:span text:style-name="T15">passá-la</text:span> como argumento: <text:span text:style-name="Source_20_Text">firefox ifms.edu.br</text:span>. Esse comando abre o Firefox já na página inicial do site do <text:span text:style-name="T4">IFMS</text:span>.</text:p>
      <text:h text:style-name="P126" text:outline-level="1">Trabalhando com diretórios e arquivos</text:h>
      <text:p text:style-name="P2"><text:span text:style-name="T79">Ao abrir</text:span> um terminal, ele começa no <text:span text:style-name="T4">diretório padrão</text:span>, que fica localizado em <text:span text:style-name="Source_20_Text">/home/nome_usuário</text:span>. Isso quer dizer que qualquer comando que digitar será executado dentro <text:soft-page-break/>deste diretório, a menos que mude <text:span text:style-name="T79">o</text:span> diretório. Por exemplo, o comando <text:span text:style-name="Source_20_Text">cat texto.txt</text:span> exib<text:span text:style-name="T79">e</text:span> o conteúdo do arquivo <text:span text:style-name="Source_20_Text">texto.txt</text:span> localizado dentro do diretório padrão.</text:p>
      <text:p text:style-name="P2">Algumas observações quanto à navegação de diretórios e arquivos pela linha de comando:</text:p>
      <text:list xml:id="list1531412043" text:style-name="L1">
        <text:list-item>
          <text:p text:style-name="P140">Para representar o diretório atual (<text:span text:style-name="T4">working directory</text:span>, onde o terminal se encontra aberto), usa um ponto <text:span text:style-name="Source_20_Text">.</text:span>.</text:p>
        </text:list-item>
      </text:list>
      <text:list xml:id="list2974370739" text:style-name="L2">
        <text:list-item>
          <text:p text:style-name="P141">Para representar o diretório pai (<text:span text:style-name="T4">parent directory</text:span>), usa dois pontos <text:span text:style-name="Source_20_Text">..</text:span>. <text:span text:style-name="T29">O diretório pai é o diretório anterior ao atual, </text:span><text:span text:style-name="T79">ou seja,</text:span><text:span text:style-name="T29"> o que contém o diretório atual.</text:span></text:p>
        </text:list-item>
        <text:list-item>
          <text:p text:style-name="P142">Para representar o diretório padrão (<text:span text:style-name="T4">home</text:span>), usa o til e a barra <text:span text:style-name="Source_20_Text"><text:span text:style-name="T22">~/</text:span></text:span>. <text:span text:style-name="T30">É o diretório do usuário, possui o mesmo nome dele.</text:span></text:p>
        </text:list-item>
        <text:list-item>
          <text:p text:style-name="P143">Para representar o diretório raiz (<text:span text:style-name="T4">root</text:span>), usa uma única barra <text:span text:style-name="Source_20_Text">/</text:span>. O diretório raiz é o primeiro diretório do sistema, ou o diretório que contém todos os demais. <text:span text:style-name="T27">Mas atenção, não mexa nos diretórios que não estejam na home, a não ser que você saiba o que está fazendo, pois é onde residem os arquivos do sistema.</text:span></text:p>
        </text:list-item>
        <text:list-item>
          <text:p text:style-name="P144">Em um caminho (<text:span text:style-name="T4">path</text:span>) entre diretórios, usa uma barra <text:span text:style-name="Source_20_Text">/</text:span> para separar cada diretório. Para acessar um diretório, pode usar o caminho relativo ou o caminho absoluto. O caminho absoluto começa do diretório raiz e segue cada diretório até chegar ao diretório ou arquivo desejado. O caminho relativo começa do diretório atual. Por exemplo, suponha que o usuário <text:span text:style-name="T16">fulano</text:span> tenha um arquivo chamado <text:span text:style-name="Source_20_Text">fonte.c</text:span> dentro do diretório <text:span text:style-name="Source_20_Text">Documentos</text:span>, dentro do diretório padrão. Suponha que o diretório atual no terminal seja o diretório padrão. Então, o caminho absoluto para o arquivo é <text:span text:style-name="Source_20_Text">/home/fulano/Documentos/fonte.c</text:span>, e o caminho relativo é <text:span text:style-name="Source_20_Text">Documentos/fonte.c</text:span>. Observe que o caminho relativo não começa com uma barra, pois <text:span text:style-name="T23">a barra </text:span>representa o diretório raiz.</text:p>
        </text:list-item>
        <text:list-item>
          <text:p text:style-name="P144">Arquivos ou diretórios que cont<text:span text:style-name="T24">ê</text:span>m espaço <text:span text:style-name="Source_20_Text"><text:s/></text:span><text:s/>no nome devem ser escritos entre aspas duplas, por exemplo, <text:span text:style-name="Source_20_Text">"arquivo com espaço.txt"</text:span>, <text:span text:style-name="T24">senão</text:span> o terminal interpreta cada palavra como um comando ou argumento <text:span text:style-name="T24">diferente</text:span>.</text:p>
        </text:list-item>
      </text:list>
      <text:p text:style-name="P4"><text:span text:style-name="T79">Você p</text:span><text:span text:style-name="T28">ode abrir um diretório no terminal a partir da janela do explorador de arquivos. Para isso basta clicar com o botão direito do mouse em cima d</text:span><text:span text:style-name="T80">o diretório </text:span><text:span text:style-name="T28">e depois escolher a opção “abrir no terminal”. Uma alternativa é copiar a localização na barra de localização do explorador de arquivos e colar a localização no terminal, precedida pelo comando </text:span><text:span text:style-name="Source_20_Text"><text:span text:style-name="T28">cd </text:span></text:span>.</text:p>
      <text:p text:style-name="P4"><text:span text:style-name="T28">A seguir, </text:span><text:span text:style-name="T81">são descritos</text:span><text:span text:style-name="T28"> alguns dos principais comandos para trabalhar com diretórios e arquivos pelo terminal:</text:span></text:p>
      <text:list xml:id="list3619678218" text:style-name="L3">
        <text:list-item>
          <text:p text:style-name="P145"><text:span text:style-name="Source_20_Text"><text:span text:style-name="T28">cd dir</text:span></text:span>. <text:span text:style-name="T28">Troca o diretório atual para o diretório </text:span><text:span text:style-name="Source_20_Text"><text:span text:style-name="T28">dir</text:span></text:span>. <text:span text:style-name="T28">Exemplos:</text:span></text:p>
          <text:list>
            <text:list-item>
              <text:p text:style-name="P146"><text:span text:style-name="Source_20_Text"><text:span text:style-name="T29">cd Documentos/programas/</text:span></text:span>. <text:span text:style-name="T29">Troca para o diretório </text:span><text:span text:style-name="Source_20_Text"><text:span text:style-name="T29">programas</text:span></text:span>, <text:span text:style-name="T29">dentro do diretório </text:span><text:span text:style-name="Source_20_Text"><text:span text:style-name="T29">Documentos</text:span></text:span>, <text:span text:style-name="T29">dentro do diretório atual. Note que pode omitir a barra do último diretório, portanto o comando </text:span><text:span text:style-name="Source_20_Text"><text:span text:style-name="T29">cd Documentos/programas</text:span></text:span> <text:span text:style-name="T29">é equivalente.</text:span></text:p>
            </text:list-item>
            <text:list-item>
              <text:p text:style-name="P146"><text:span text:style-name="Source_20_Text"><text:span text:style-name="T29">cd ..</text:span></text:span>. <text:span text:style-name="T29">Troca para o diretório pai (diretório anterior ao atual).</text:span></text:p>
            </text:list-item>
            <text:list-item>
              <text:p text:style-name="P146"><text:span text:style-name="Source_20_Text"><text:span text:style-name="T29">cd ~/</text:span></text:span> <text:span text:style-name="T29">ou </text:span><text:span text:style-name="Source_20_Text"><text:span text:style-name="T29">cd ~</text:span></text:span>. <text:span text:style-name="T30">Troca para o diretório home, ou padrão.</text:span></text:p>
            </text:list-item>
            <text:list-item>
              <text:p text:style-name="P147"><text:soft-page-break/><text:span text:style-name="Source_20_Text"><text:span text:style-name="T30">cd "~/Downloads/minhas tarefas"</text:span></text:span>. <text:span text:style-name="T30">Troca para o diretório </text:span><text:span text:style-name="Source_20_Text"><text:span text:style-name="T30">minhas tarefas</text:span></text:span>, <text:span text:style-name="T30">dentro do diretório </text:span><text:span text:style-name="Source_20_Text"><text:span text:style-name="T30">Downloads</text:span></text:span>, <text:span text:style-name="T30">dentro do diretório padrão. Observe que quando algum diretório contém espaços, o caminho (path) deve estar entre aspas duplas.</text:span></text:p>
            </text:list-item>
          </text:list>
        </text:list-item>
        <text:list-item>
          <text:p text:style-name="P147"><text:span text:style-name="Source_20_Text"><text:span text:style-name="T30">ls dir</text:span></text:span>. <text:span text:style-name="T30">Lista os arquivos e diretórios do diretório </text:span><text:span text:style-name="Source_20_Text"><text:span text:style-name="T30">dir</text:span></text:span> <text:span text:style-name="T30">ou do diretório atual se não for informado o </text:span><text:span text:style-name="Source_20_Text"><text:span text:style-name="T30">dir</text:span></text:span>.</text:p>
        </text:list-item>
        <text:list-item>
          <text:p text:style-name="P147"><text:span text:style-name="Source_20_Text"><text:span text:style-name="T30">ll dir</text:span></text:span>. <text:span text:style-name="T30">Lista os arquivos e diretórios do diretório </text:span><text:span text:style-name="Source_20_Text"><text:span text:style-name="T30">dir</text:span></text:span> <text:span text:style-name="T30">ou do diretório atual se não for informado o </text:span><text:span text:style-name="Source_20_Text"><text:span text:style-name="T30">dir</text:span></text:span>. <text:span text:style-name="T30">A diferença pro comando anterior é que lista também os arquivos e diretórios ocultos, e mais informações de cada item, além de acrescentar uma barra aos diretórios. É um apelido pro comando </text:span><text:span text:style-name="Source_20_Text"><text:span text:style-name="T30">ls -laF</text:span></text:span>. <text:span text:style-name="T31">Mais informações do comando </text:span><text:span text:style-name="Source_20_Text"><text:span text:style-name="T31">ll</text:span></text:span> <text:span text:style-name="T169">na seção <text:s/></text:span><text:span text:style-name="T169"><text:bookmark-ref text:reference-format="text" text:ref-name="__RefHeading___Toc4079_3374678530">Usuários e permissões</text:bookmark-ref></text:span><text:span text:style-name="T169">.</text:span></text:p>
        </text:list-item>
        <text:list-item>
          <text:p text:style-name="P148"><text:span text:style-name="Source_20_Text"><text:span text:style-name="T31">pwd</text:span></text:span>. <text:span text:style-name="T31">Exibe o caminho absoluto do diretório atual.</text:span></text:p>
        </text:list-item>
        <text:list-item>
          <text:p text:style-name="P148"><text:span text:style-name="Source_20_Text"><text:span text:style-name="T31">mkdir dir</text:span></text:span>. <text:span text:style-name="T31">Cria o diretório </text:span><text:span text:style-name="Source_20_Text"><text:span text:style-name="T31">dir</text:span></text:span>. <text:span text:style-name="T31">Pode criar vários diretórios de uma vez, como em </text:span><text:span text:style-name="Source_20_Text"><text:span text:style-name="T31">mkdir dir1 dir2 dir3</text:span></text:span>. <text:span text:style-name="T232">Para criar uma descendência de diretórios: </text:span><text:span text:style-name="Source_20_Text"><text:span text:style-name="T232">mkdir -p avo/pai/filho</text:span></text:span>.</text:p>
        </text:list-item>
        <text:list-item>
          <text:p text:style-name="P148"><text:span text:style-name="Source_20_Text"><text:span text:style-name="T31">cp </text:span></text:span><text:span text:style-name="Source_20_Text"><text:span text:style-name="T48">file</text:span></text:span><text:span text:style-name="Source_20_Text"><text:span text:style-name="T31">1 </text:span></text:span><text:span text:style-name="Source_20_Text"><text:span text:style-name="T48">file</text:span></text:span><text:span text:style-name="Source_20_Text"><text:span text:style-name="T33">2</text:span></text:span>. <text:span text:style-name="T32">Copia </text:span><text:span text:style-name="Source_20_Text"><text:span text:style-name="T48">file</text:span></text:span><text:span text:style-name="Source_20_Text"><text:span text:style-name="T62">1</text:span></text:span> <text:span text:style-name="T62">para </text:span><text:span text:style-name="Source_20_Text"><text:span text:style-name="T48">file</text:span></text:span><text:span text:style-name="Source_20_Text"><text:span text:style-name="T62">2</text:span></text:span>. <text:span text:style-name="T62">Se já existir </text:span><text:span text:style-name="Source_20_Text"><text:span text:style-name="T48">file</text:span></text:span><text:span text:style-name="Source_20_Text"><text:span text:style-name="T62">2</text:span></text:span>, <text:span text:style-name="T81">o </text:span><text:span text:style-name="T62">substitui. Se </text:span><text:span text:style-name="Source_20_Text"><text:span text:style-name="T48">file</text:span></text:span><text:span text:style-name="Source_20_Text"><text:span text:style-name="T62">2</text:span></text:span> <text:span text:style-name="T62">for diretório, copia para dentro do diretório, permanecendo o nome de </text:span><text:span text:style-name="Source_20_Text"><text:span text:style-name="T48">file</text:span></text:span><text:span text:style-name="Source_20_Text"><text:span text:style-name="T62">1</text:span></text:span>. <text:span text:style-name="T62">Exemplos:</text:span></text:p>
          <text:list>
            <text:list-item>
              <text:p text:style-name="P150"><text:span text:style-name="Source_20_Text">cp ~/Documentos/teste.txt .</text:span>. Copia o arquivo <text:span text:style-name="Source_20_Text">teste.txt</text:span>, dentro do diretório <text:span text:style-name="Source_20_Text">Documentos</text:span>, dentro do diretório padrão, para o diretório atual, representado por um ponto.</text:p>
            </text:list-item>
            <text:list-item>
              <text:p text:style-name="P150"><text:span text:style-name="Source_20_Text">cp aula1.pdf aula2.pdf aula3.pdf aulas</text:span>. Copia os arquivos para o diretório <text:span text:style-name="Source_20_Text">aulas</text:span>.</text:p>
            </text:list-item>
          </text:list>
        </text:list-item>
        <text:list-item>
          <text:p text:style-name="P149"><text:span text:style-name="Source_20_Text"><text:span text:style-name="T62">mv </text:span></text:span><text:span text:style-name="Source_20_Text"><text:span text:style-name="T48">file</text:span></text:span><text:span text:style-name="Source_20_Text"><text:span text:style-name="T62">1 </text:span></text:span><text:span text:style-name="Source_20_Text"><text:span text:style-name="T48">file</text:span></text:span><text:span text:style-name="Source_20_Text"><text:span text:style-name="T62">2</text:span></text:span><text:span text:style-name="T62">. Move/renomeia </text:span><text:span text:style-name="Source_20_Text"><text:span text:style-name="T48">file</text:span></text:span><text:span text:style-name="Source_20_Text"><text:span text:style-name="T62">1</text:span></text:span><text:span text:style-name="T62"> para </text:span><text:span text:style-name="Source_20_Text"><text:span text:style-name="T48">file</text:span></text:span><text:span text:style-name="Source_20_Text"><text:span text:style-name="T62">2</text:span></text:span><text:span text:style-name="T62">. Exemplos:</text:span></text:p>
          <text:list>
            <text:list-item>
              <text:p text:style-name="P149"><text:span text:style-name="Source_20_Text"><text:span text:style-name="T62">mv aula1.pdf aula01.pdf</text:span></text:span><text:span text:style-name="T62">. Renomeia </text:span><text:span text:style-name="T81">o </text:span><text:span text:style-name="T62">arquivo </text:span><text:span text:style-name="Source_20_Text"><text:span text:style-name="T62">aula1.pdf</text:span></text:span><text:span text:style-name="T62"> para </text:span><text:span text:style-name="Source_20_Text"><text:span text:style-name="T62">aula01.pdf</text:span></text:span><text:span text:style-name="T62">, pois estão no mesmo diretório.</text:span></text:p>
            </text:list-item>
            <text:list-item>
              <text:p text:style-name="P149"><text:span text:style-name="Source_20_Text"><text:span text:style-name="T62">mv aula01.pdf ../aula01.pdf</text:span></text:span><text:span text:style-name="T62">. Move o arquivo </text:span><text:span text:style-name="Source_20_Text"><text:span text:style-name="T62">aula01.pdf</text:span></text:span><text:span text:style-name="T62"> para o diretório pai, pois estão em diretórios diferentes.</text:span></text:p>
            </text:list-item>
            <text:list-item>
              <text:p text:style-name="P149"><text:span text:style-name="Source_20_Text"><text:span text:style-name="T62">mv </text:span></text:span><text:span text:style-name="Source_20_Text"><text:span text:style-name="T48">file</text:span></text:span><text:span text:style-name="Source_20_Text"><text:span text:style-name="T62">1 </text:span></text:span><text:span text:style-name="Source_20_Text"><text:span text:style-name="T48">file</text:span></text:span><text:span text:style-name="Source_20_Text"><text:span text:style-name="T62">2 dir</text:span></text:span>. <text:span text:style-name="T62">Move </text:span><text:span text:style-name="T81">os </text:span><text:span text:style-name="T62">arquivos </text:span><text:span text:style-name="Source_20_Text"><text:span text:style-name="T48">file</text:span></text:span><text:span text:style-name="Source_20_Text"><text:span text:style-name="T62">1</text:span></text:span><text:span text:style-name="T62"> e </text:span><text:span text:style-name="Source_20_Text"><text:span text:style-name="T48">file</text:span></text:span><text:span text:style-name="Source_20_Text"><text:span text:style-name="T62">2</text:span></text:span><text:span text:style-name="T62"> para </text:span><text:span text:style-name="Source_20_Text"><text:span text:style-name="T62">dir</text:span></text:span><text:span text:style-name="T62">. Pode mover vários arquivos de uma vez.</text:span></text:p>
            </text:list-item>
          </text:list>
        </text:list-item>
        <text:list-item>
          <text:p text:style-name="P149"><text:span text:style-name="Source_20_Text"><text:span text:style-name="T62">rm </text:span></text:span><text:span text:style-name="Source_20_Text"><text:span text:style-name="T48">file</text:span></text:span><text:span text:style-name="Source_20_Text"><text:span text:style-name="T62">1 </text:span></text:span><text:span text:style-name="Source_20_Text"><text:span text:style-name="T48">file</text:span></text:span><text:span text:style-name="Source_20_Text"><text:span text:style-name="T62">2</text:span></text:span><text:span text:style-name="T62">. Remove os arquivos listados. Pode remover apenas um ou vários arquivos de uma vez.</text:span></text:p>
        </text:list-item>
        <text:list-item>
          <text:p text:style-name="P149"><text:span text:style-name="Source_20_Text"><text:span text:style-name="T62">rm dir1 dir2 -rf</text:span></text:span><text:span text:style-name="T62">. Remove os diretórios listados. Pode remover apenas um ou vários diretórios de uma vez. Para remover diretórios com o comando </text:span><text:span text:style-name="Source_20_Text"><text:span text:style-name="T62">rm</text:span></text:span>,<text:span text:style-name="T62"> deve acrescentar as opções </text:span><text:span text:style-name="Source_20_Text"><text:span text:style-name="T62">-rf</text:span></text:span><text:span text:style-name="T62">. A opção </text:span><text:span text:style-name="Source_20_Text"><text:span text:style-name="T62">-r</text:span></text:span><text:span text:style-name="T62"> significa remover diretório e a opção </text:span><text:span text:style-name="Source_20_Text"><text:span text:style-name="T62">-f</text:span></text:span><text:span text:style-name="T62"> significa forçar a remoção de diretórios que não estejam vazios.</text:span></text:p>
        </text:list-item>
      </text:list>
      <text:h text:style-name="P120" text:outline-level="1">Principais comandos do terminal</text:h>
      <text:p text:style-name="P5">Alguns dos principais comandos usados no terminal são descritos a seguir:</text:p>
      <text:list xml:id="list1859167291" text:style-name="L4">
        <text:list-item>
          <text:p text:style-name="P152"><text:soft-page-break/><text:span text:style-name="Source_20_Text"><text:span text:style-name="T63">man </text:span></text:span><text:span text:style-name="Source_20_Text"><text:span text:style-name="T35">programa</text:span></text:span><text:span text:style-name="T63">. Exibe um manual de instruções d</text:span><text:span text:style-name="T82">e</text:span><text:span text:style-name="T63"> </text:span><text:span text:style-name="Source_20_Text"><text:span text:style-name="T63">programa</text:span></text:span><text:span text:style-name="T63">. Aperte [Q] para sair. Exemplo: </text:span><text:span text:style-name="Source_20_Text"><text:span text:style-name="T63">man cp</text:span></text:span><text:span text:style-name="T63"> exibe o manual do comando </text:span><text:span text:style-name="Source_20_Text"><text:span text:style-name="T63">cp</text:span></text:span><text:span text:style-name="T63">.</text:span></text:p>
        </text:list-item>
        <text:list-item>
          <text:p text:style-name="P152"><text:span text:style-name="Source_20_Text"><text:span text:style-name="T63">gcc source.c -o program</text:span></text:span><text:span text:style-name="T63">. Compila o código-fonte em C </text:span><text:span text:style-name="Source_20_Text"><text:span text:style-name="T63">source.c</text:span></text:span><text:span text:style-name="T63"> e gera um programa executável </text:span><text:span text:style-name="Source_20_Text"><text:span text:style-name="T63">program</text:span></text:span><text:span text:style-name="T63">. A opção </text:span><text:span text:style-name="Source_20_Text"><text:span text:style-name="T63">-o</text:span></text:span><text:span text:style-name="T63"> seguida do nome do programa é opcional, caso seja omitida, é gerado um programa com o nome padrão </text:span><text:span text:style-name="Source_20_Text"><text:span text:style-name="T63">a.out</text:span></text:span><text:span text:style-name="T63">.</text:span></text:p>
        </text:list-item>
        <text:list-item>
          <text:p text:style-name="P152"><text:span text:style-name="Source_20_Text"><text:span text:style-name="T63">./program</text:span></text:span><text:span text:style-name="T63">. Executa o programa </text:span><text:span text:style-name="Source_20_Text"><text:span text:style-name="T63">program</text:span></text:span> <text:span text:style-name="T95">localizado no diretório </text:span><text:span text:style-name="T96">atual</text:span><text:span text:style-name="T63">.</text:span></text:p>
        </text:list-item>
        <text:list-item>
          <text:p text:style-name="P152"><text:span text:style-name="Source_20_Text"><text:span text:style-name="T35">cat</text:span></text:span><text:span text:style-name="Source_20_Text"><text:span text:style-name="T63"> arquivo</text:span></text:span><text:span text:style-name="T63">. Exibe o conteúdo de </text:span><text:span text:style-name="Source_20_Text"><text:span text:style-name="T63">arquivo</text:span></text:span><text:span text:style-name="T63">.</text:span></text:p>
        </text:list-item>
        <text:list-item>
          <text:p text:style-name="P152"><text:span text:style-name="Source_20_Text"><text:span text:style-name="T63">find dir -iname "</text:span></text:span><text:span text:style-name="Source_20_Text"><text:span text:style-name="T48">file</text:span></text:span><text:span text:style-name="Source_20_Text"><text:span text:style-name="T63">"</text:span></text:span><text:span text:style-name="T63">. Procura em todos os diretórios dentro de </text:span><text:span text:style-name="Source_20_Text"><text:span text:style-name="T63">dir</text:span></text:span><text:span text:style-name="T63"> pelo arquivo </text:span><text:span text:style-name="Source_20_Text"><text:span text:style-name="T48">file</text:span></text:span><text:span text:style-name="T63">. A opção </text:span><text:span text:style-name="Source_20_Text"><text:span text:style-name="T63">-iname</text:span></text:span><text:span text:style-name="T63"> serve para não distinguir entre letras maiúsculas e minúsculas. Atenção: é recomendado colocar </text:span><text:span text:style-name="Source_20_Text"><text:span text:style-name="T48">file</text:span></text:span><text:span text:style-name="T63"> entre aspas </text:span><text:span text:style-name="T139">(casos de arquivos com espaços)</text:span><text:span text:style-name="T63">. Exemplo:</text:span></text:p>
          <text:list>
            <text:list-item>
              <text:p text:style-name="P153"><text:span text:style-name="Source_20_Text"><text:span text:style-name="T63">find . -iname "aula*"</text:span></text:span><text:span text:style-name="T63">. </text:span><text:span text:style-name="T64">P</text:span><text:span text:style-name="T63">rocura em todos os diretórios dentro do diretório atual por arquivos que comecem com o nome </text:span><text:span text:style-name="Source_20_Text"><text:span text:style-name="T63">aula</text:span></text:span><text:span text:style-name="T63">. O asterisco </text:span><text:span text:style-name="Source_20_Text"><text:span text:style-name="T63">*</text:span></text:span><text:span text:style-name="T63"> é um símbolo especial que representa qualquer combinação de caracteres depois da palavra </text:span><text:span text:style-name="Source_20_Text"><text:span text:style-name="T63">aula</text:span></text:span><text:span text:style-name="T63">.</text:span></text:p>
            </text:list-item>
            <text:list-item>
              <text:p text:style-name="P153"><text:span text:style-name="Source_20_Text">find . -maxdepth 1 -iname "*.m</text:span><text:span text:style-name="Source_20_Text"><text:span text:style-name="T106">p3</text:span></text:span><text:span text:style-name="Source_20_Text">"</text:span>. <text:span text:style-name="T106">Procura apenas no diretório atual por arquivos com extensão </text:span><text:span text:style-name="Source_20_Text"><text:span text:style-name="T106">.mp3</text:span></text:span>. <text:span text:style-name="T106">A opção </text:span><text:span text:style-name="Source_20_Text"><text:span text:style-name="T106">-maxdepth</text:span></text:span> <text:span text:style-name="T106">limita os níveis da recursão.</text:span></text:p>
            </text:list-item>
          </text:list>
        </text:list-item>
        <text:list-item>
          <text:p text:style-name="P154"><text:span text:style-name="Source_20_Text"><text:span text:style-name="T63">locate -b </text:span></text:span><text:span text:style-name="Source_20_Text"><text:span text:style-name="T139">text</text:span></text:span><text:span text:style-name="T63">. </text:span><text:span text:style-name="T64">L</text:span><text:span text:style-name="T63">ocaliza por todos os arquivos ou diretórios que contém </text:span><text:span text:style-name="Source_20_Text"><text:span text:style-name="T48">text</text:span></text:span><text:span text:style-name="T63"> no nome. Ao omitir a opção </text:span><text:span text:style-name="Source_20_Text"><text:span text:style-name="T63">-b</text:span></text:span><text:span text:style-name="T63">, também são listados os arquivos contido</text:span><text:span text:style-name="T64">s</text:span><text:span text:style-name="T63"> no diretório localizado. O comando </text:span><text:span text:style-name="Source_20_Text"><text:span text:style-name="T63">locate</text:span></text:span><text:span text:style-name="T63"> é uma alternativa mais rápida ao comando </text:span><text:span text:style-name="Source_20_Text"><text:span text:style-name="T63">find</text:span></text:span><text:span text:style-name="T63">, já que a sua busca se dá em uma base de dados do </text:span>sistema<text:span text:style-name="T63"> que mantém os nomes de todos os seus arquivos. Se a base de dados estiver desatualizada, o comando </text:span><text:span text:style-name="Source_20_Text"><text:span text:style-name="T63">locate</text:span></text:span><text:span text:style-name="T63"> pode trazer resultados desatualizados. Para atualizar a base de dados dos nomes dos arquivos, use o comando </text:span><text:span text:style-name="Source_20_Text"><text:span text:style-name="T63">updatedb</text:span></text:span><text:span text:style-name="T63">. </text:span><text:span text:style-name="T264">Por padrão, </text:span><text:span text:style-name="Source_20_Text"><text:span text:style-name="T264">updatedb</text:span></text:span> <text:span text:style-name="T264">indexa todo o sistema. Para excluir algumas entradas do índice, edite o arquivo </text:span><text:span text:style-name="Source_20_Text"><text:span text:style-name="T264">/etc/updatedb.conf</text:span></text:span>. <text:span text:style-name="T264">Para saber mais </text:span><text:span text:style-name="T266">sobre este arquivo, leia seu </text:span><text:span text:style-name="T265">manual, que </text:span><text:span text:style-name="T266">é curtinho, com </text:span><text:span text:style-name="Source_20_Text"><text:span text:style-name="T265">man updatedb.conf</text:span></text:span>. <text:span text:style-name="T267">Por exemplo, eu gosto de excluir os seguintes diretórios:</text:span></text:p>
          <text:list>
            <text:list-item>
              <text:p text:style-name="P139">PRUNENAMES=".git .bzr .hg .svn .<text:span text:style-name="T273">debris</text:span>"</text:p>
            </text:list-item>
            <text:list-item>
              <text:p text:style-name="P139">PRUNEPATHS="/bin /boot /dev /etc/dkms /lib /lib32 /lib64 /libx32 /media /mnt /opt /proc /pulse /root /run /sbin /srv /sys /tmp /usr/bin /usr/games /usr/include /usr/lib /usr/lib32 /usr/lib64 /usr/libexec /usr/libx32 /usr/sbin /usr/src /var" # original "/tmp /var/spool /media /var/lib/os-prober /var/lib/ceph"</text:p>
            </text:list-item>
          </text:list>
        </text:list-item>
        <text:list-item>
          <text:p text:style-name="P155"><text:span text:style-name="Source_20_Text"><text:span text:style-name="T63">grep "</text:span></text:span><text:span text:style-name="Source_20_Text"><text:span text:style-name="T92">palavra</text:span></text:span><text:span text:style-name="Source_20_Text"><text:span text:style-name="T63">"</text:span></text:span><text:span text:style-name="Source_20_Text"><text:span text:style-name="T92"> </text:span></text:span><text:span text:style-name="Source_20_Text"><text:span text:style-name="T38">arquivo</text:span></text:span><text:span text:style-name="Source_20_Text"><text:span text:style-name="T63">.</text:span></text:span><text:span text:style-name="T63"> </text:span><text:span text:style-name="T92">Procura por “palavra” em </text:span><text:span text:style-name="Source_20_Text"><text:span text:style-name="T38">arquivo</text:span></text:span>. <text:span text:style-name="T94">Você também pode trocar </text:span><text:span text:style-name="Source_20_Text"><text:span text:style-name="T94">grep</text:span></text:span><text:span text:style-name="T94"> por </text:span><text:span text:style-name="Source_20_Text"><text:span text:style-name="T94">fgrep</text:span></text:span><text:span text:style-name="T94">, que é mais rápido, mas sem expressão regular.</text:span> <text:span text:style-name="T92">Exemplos:</text:span></text:p>
          <text:list>
            <text:list-item>
              <text:p text:style-name="P155"><text:span text:style-name="Source_20_Text"><text:span text:style-name="T92">grep </text:span></text:span><text:span text:style-name="Source_20_Text"><text:span text:style-name="T63">"</text:span></text:span><text:span text:style-name="Source_20_Text"><text:span text:style-name="T92">teste</text:span></text:span><text:span text:style-name="Source_20_Text"><text:span text:style-name="T63">"</text:span></text:span><text:span text:style-name="Source_20_Text"><text:span text:style-name="T92"> temp.txt</text:span></text:span>. <text:span text:style-name="T92">Procura pela palavra “teste” no arquivo </text:span><text:span text:style-name="Source_20_Text"><text:span text:style-name="T92">temp.txt</text:span></text:span><text:span text:style-name="T92">.</text:span></text:p>
            </text:list-item>
            <text:list-item>
              <text:p text:style-name="P155"><text:span text:style-name="Source_20_Text"><text:span text:style-name="T93">grep -s </text:span></text:span><text:span text:style-name="Source_20_Text"><text:span text:style-name="T63">"</text:span></text:span><text:span text:style-name="Source_20_Text"><text:span text:style-name="T93">teste</text:span></text:span><text:span text:style-name="Source_20_Text"><text:span text:style-name="T63">"</text:span></text:span><text:span text:style-name="Source_20_Text"><text:span text:style-name="T93"> *</text:span></text:span>. <text:span text:style-name="T93">Procura por “teste” em todos os arquivos do diretório atual. A opção </text:span><text:span text:style-name="Source_20_Text"><text:span text:style-name="T93">-s</text:span></text:span> <text:span text:style-name="T93">serve para ignorar possíveis erros.</text:span></text:p>
            </text:list-item>
            <text:list-item>
              <text:p text:style-name="P156"><text:span text:style-name="Source_20_Text"><text:span text:style-name="T92">grep</text:span></text:span><text:span text:style-name="Source_20_Text"><text:span text:style-name="T63"> -r -i -</text:span></text:span><text:span text:style-name="Source_20_Text"><text:span text:style-name="T103">I</text:span></text:span><text:span text:style-name="Source_20_Text"><text:span text:style-name="T63"> "word" .</text:span></text:span><text:span text:style-name="T63">. </text:span><text:span text:style-name="T65">P</text:span><text:span text:style-name="T63">rocura </text:span><text:span text:style-name="T94">recursivamente no diretório atual </text:span><text:span text:style-name="T63">por arquivos </text:span><text:span text:style-name="T103">de texto </text:span><text:span text:style-name="T63">que cont</text:span><text:span text:style-name="T104">ê</text:span><text:span text:style-name="T63">m a palavra </text:span><text:span text:style-name="Source_20_Text"><text:span text:style-name="T63">word</text:span></text:span><text:span text:style-name="T63">. </text:span><text:span text:style-name="T94">Procurar recursivamente significa procurar</text:span><text:span text:style-name="T63"> em todos os diretórios dentro do diretório. A opção </text:span><text:span text:style-name="Source_20_Text"><text:span text:style-name="T63">-r</text:span></text:span><text:span text:style-name="T63"> procura recursivamente. A opção </text:span><text:span text:style-name="Source_20_Text"><text:span text:style-name="T63">-i</text:span></text:span><text:span text:style-name="T63"> serve para não distinguir entre letras maiúsculas e minúsculas. </text:span><text:span text:style-name="T103">A opção </text:span><text:span text:style-name="Source_20_Text"><text:span text:style-name="T103">-I</text:span></text:span> <text:span text:style-name="T103">ignora arquivos binários.</text:span></text:p>
            </text:list-item>
            <text:list-item>
              <text:p text:style-name="P156"><text:soft-page-break/><text:span text:style-name="Source_20_Text">grep -r -n -</text:span><text:span text:style-name="Source_20_Text"><text:span text:style-name="T241">o </text:span></text:span><text:span text:style-name="Source_20_Text">"</text:span><text:span text:style-name="Source_20_Text"><text:span text:style-name="T39">temp</text:span></text:span><text:span text:style-name="Source_20_Text">" --include=*.{js,css,html,htm} ./</text:span><text:span text:style-name="Source_20_Text"><text:span text:style-name="T94">src</text:span></text:span>. <text:span text:style-name="T94">Procura recursivamente no diretório </text:span><text:span text:style-name="Source_20_Text"><text:span text:style-name="T94">src</text:span></text:span><text:span text:style-name="T94"> pela palavra “temp” em todos os arquivos com extensão js, css, html ou htm. A opção </text:span><text:span text:style-name="Source_20_Text"><text:span text:style-name="T94">-n</text:span></text:span> <text:span text:style-name="T94">exibe também o número da linha onde encontrou a palavra no arquivo. </text:span><text:span text:style-name="T241">A opção </text:span><text:span text:style-name="Source_20_Text"><text:span text:style-name="T241">-o</text:span></text:span><text:span text:style-name="T241"> exibe apenas o texto correspondente. </text:span><text:span text:style-name="T94">A opção </text:span><text:span text:style-name="Source_20_Text"><text:span text:style-name="T94">--include</text:span></text:span> <text:span text:style-name="T94">filtra a busca apenas nos arquivos que correspondam ao critério especificado.</text:span></text:p>
            </text:list-item>
          </text:list>
        </text:list-item>
        <text:list-item>
          <text:p text:style-name="P157"><text:span text:style-name="Source_20_Text"><text:span text:style-name="T63">history</text:span></text:span><text:span text:style-name="T63">. </text:span><text:span text:style-name="T65">E</text:span><text:span text:style-name="T63">xibe todos os comandos já digitados no terminal.</text:span></text:p>
        </text:list-item>
        <text:list-item>
          <text:p text:style-name="P158"><text:span text:style-name="Source_20_Text"><text:span text:style-name="T91">echo</text:span></text:span>. <text:span text:style-name="T91">Exibe o que foi digitado. Útil para exibir o valor de variáveis de ambiente do sistema. Por exemplo, </text:span><text:span text:style-name="Source_20_Text"><text:span text:style-name="T91">echo $PATH</text:span></text:span> <text:span text:style-name="T91">exibe o valor da variável </text:span><text:span text:style-name="Source_20_Text"><text:span text:style-name="T91">PATH</text:span></text:span>, <text:span text:style-name="T91">que diz ao terminal quais diretórios procurar por arquivos executáveis.</text:span></text:p>
        </text:list-item>
        <text:list-item>
          <text:p text:style-name="P159"><text:span text:style-name="Source_20_Text"><text:span text:style-name="T101">sudo </text:span></text:span><text:span text:style-name="Source_20_Text"><text:span text:style-name="T100">dpkg -i pkg.deb</text:span></text:span>. <text:span text:style-name="T100">Instala o pacote </text:span><text:span text:style-name="Source_20_Text"><text:span text:style-name="T100">pkg.deb</text:span></text:span>. <text:span text:style-name="T100">O modo de instalar offline programas em sistemas baseados no Debian é através de pacotes </text:span><text:span text:style-name="Source_20_Text"><text:span text:style-name="T100">.deb</text:span></text:span>. <text:span text:style-name="T100">Muitas vezes esses pacotes precisam de dependências que o sistema não possui, portanto, geralmente é comum depois executar o comando </text:span><text:span text:style-name="Source_20_Text"><text:span text:style-name="T100">sudo apt install -f</text:span></text:span> <text:span text:style-name="T100">para instalar as dependências necessárias </text:span><text:span text:style-name="T102">para o programa funcionar</text:span><text:span text:style-name="T100">.</text:span></text:p>
        </text:list-item>
        <text:list-item>
          <text:p text:style-name="P157"><text:span text:style-name="Source_20_Text"><text:span text:style-name="T63">exit</text:span></text:span><text:span text:style-name="T63">. </text:span><text:span text:style-name="T65">F</text:span><text:span text:style-name="T63">echa o terminal.</text:span></text:p>
        </text:list-item>
        <text:list-item>
          <text:p text:style-name="P157"><text:span text:style-name="Source_20_Text"><text:span text:style-name="T63">nano </text:span></text:span><text:span text:style-name="Source_20_Text"><text:span text:style-name="T48">file</text:span></text:span><text:span text:style-name="T63">. </text:span><text:span text:style-name="T65">A</text:span><text:span text:style-name="T63">bre o arquivo </text:span><text:span text:style-name="Source_20_Text"><text:span text:style-name="T48">file</text:span></text:span><text:span text:style-name="T63"> no editor de texto pela linha de comando</text:span><text:span text:style-name="T82">s</text:span><text:span text:style-name="T63"> </text:span><text:span text:style-name="Source_20_Text"><text:span text:style-name="T63">nano</text:span></text:span><text:span text:style-name="T63">. Se </text:span><text:span text:style-name="Source_20_Text"><text:span text:style-name="T48">file</text:span></text:span><text:span text:style-name="T63"> for omitido, abre o editor de texto com um novo arquivo vazio.</text:span></text:p>
        </text:list-item>
        <text:list-item>
          <text:p text:style-name="P160"><text:span text:style-name="Source_20_Text"><text:span text:style-name="T107">ip a</text:span></text:span>. <text:span text:style-name="T107">Exibe o ip local do computador.</text:span></text:p>
        </text:list-item>
        <text:list-item>
          <text:p text:style-name="P161"><text:span text:style-name="Source_20_Text"><text:span text:style-name="T108">nautilus dir</text:span></text:span>. <text:span text:style-name="T108">Abre o diretório com o explorador de arquivos Nautilus.</text:span></text:p>
        </text:list-item>
        <text:list-item>
          <text:p text:style-name="P162"><text:span text:style-name="Source_20_Text">pdfseparate sample.pdf sample-%d.pdf</text:span>. <text:span text:style-name="T110">E</text:span>xtrai todas as páginas de <text:span text:style-name="Source_20_Text">sample.pdf</text:span>, se, por exemplo, <text:span text:style-name="Source_20_Text">sample.pdf</text:span> tiver 3 páginas, ele produz <text:span text:style-name="Source_20_Text"><text:span text:style-name="T110">sample</text:span></text:span><text:span text:style-name="Source_20_Text">-1.pdf</text:span>, <text:span text:style-name="Source_20_Text"><text:span text:style-name="T110">sample</text:span></text:span><text:span text:style-name="Source_20_Text">-2.pdf</text:span>, <text:span text:style-name="Source_20_Text"><text:span text:style-name="T110">sample</text:span></text:span><text:span text:style-name="Source_20_Text">-3.pdf</text:span>. <text:span text:style-name="T111">Para especificar as páginas a serem extraídas, pode usar as seguintes opções: </text:span><text:span text:style-name="Source_20_Text"><text:span text:style-name="T111">pdfseparate -f 2 -l 4 sample.pdf sample-%d.pdf</text:span></text:span>. <text:span text:style-name="T111">Em que </text:span><text:span text:style-name="Source_20_Text"><text:span text:style-name="T111">-f 2</text:span></text:span> <text:span text:style-name="T111">diz que a extração começa na página 2 e </text:span><text:span text:style-name="Source_20_Text"><text:span text:style-name="T111">-l 4</text:span></text:span> <text:span text:style-name="T111">diz que a extração termina na página 4.</text:span></text:p>
        </text:list-item>
        <text:list-item>
          <text:p text:style-name="P162"><text:span text:style-name="Source_20_Text">pdfunite sample1.pdf sample2.pdf sample.pdf</text:span>. <text:span text:style-name="T111">Junta </text:span>todas as páginas de <text:span text:style-name="Source_20_Text">sample1.pdf</text:span> e <text:span text:style-name="Source_20_Text">sample2.pdf</text:span> (nessa ordem) e cria <text:span text:style-name="Source_20_Text">sample.pdf</text:span>.</text:p>
        </text:list-item>
        <text:list-item>
          <text:p text:style-name="P162"><text:span text:style-name="Source_20_Text">convert img1.png img2.png </text:span><text:span text:style-name="Source_20_Text"><text:span text:style-name="T40">sample</text:span></text:span><text:span text:style-name="Source_20_Text">.pdf</text:span>. <text:span text:style-name="T112">Cada imagem se torna uma página de um único arquivo pdf.</text:span></text:p>
        </text:list-item>
        <text:list-item>
          <text:p text:style-name="P163"><text:span text:style-name="Source_20_Text"><text:span text:style-name="T112">ping url</text:span></text:span>. <text:span text:style-name="T112">Testa a conexão com algum endereço de internet.</text:span></text:p>
        </text:list-item>
        <text:list-item>
          <text:p text:style-name="P163"><text:span text:style-name="Source_20_Text">shutdow now</text:span>. <text:span text:style-name="T113">Desliga o computador agora.</text:span></text:p>
        </text:list-item>
        <text:list-item>
          <text:p text:style-name="P163"><text:span text:style-name="Source_20_Text">shutdown -r now</text:span>. <text:span text:style-name="T113">Reinicia o computador agora.</text:span></text:p>
        </text:list-item>
        <text:list-item>
          <text:p text:style-name="P163"><text:span text:style-name="Source_20_Text">snap info </text:span><text:span text:style-name="Source_20_Text"><text:span text:style-name="T124">software</text:span></text:span><text:span text:style-name="T124">. Exibe informações de um software disponível na snapstore.</text:span></text:p>
        </text:list-item>
        <text:list-item>
          <text:p text:style-name="P163"><text:span text:style-name="Source_20_Text">snap install </text:span><text:span text:style-name="Source_20_Text"><text:span text:style-name="T124">software</text:span></text:span>. <text:span text:style-name="T124">Instala um software disponível na snapstore.</text:span></text:p>
        </text:list-item>
        <text:list-item>
          <text:p text:style-name="P163"><text:span text:style-name="Source_20_Text">apt </text:span><text:span text:style-name="Source_20_Text"><text:span text:style-name="T45">show</text:span></text:span><text:span text:style-name="Source_20_Text"> </text:span><text:span text:style-name="Source_20_Text"><text:span text:style-name="T125">pkg</text:span></text:span><text:span text:style-name="T125">. Exibe informações de um pacote disponível no gerenciador de pacotes do sistema.</text:span></text:p>
        </text:list-item>
        <text:list-item>
          <text:p text:style-name="P163"><text:span text:style-name="Source_20_Text">sudo apt install </text:span><text:span text:style-name="Source_20_Text"><text:span text:style-name="T44">pkg</text:span></text:span>. <text:span text:style-name="T125">Instala um pacote disponível no gerenciador de pacotes do sistema.</text:span></text:p>
        </text:list-item>
        <text:list-item>
          <text:p text:style-name="P164"><text:soft-page-break/><text:span text:style-name="Source_20_Text"><text:span text:style-name="T126">sudo apt remove pkg</text:span></text:span>. <text:span text:style-name="T126">Desinstala um pacote instalado.</text:span></text:p>
        </text:list-item>
        <text:list-item>
          <text:p text:style-name="P151"><text:span text:style-name="Source_20_Text">dpkg -l</text:span>. <text:span text:style-name="T143">Lista todos os pacotes instalados.</text:span></text:p>
        </text:list-item>
        <text:list-item>
          <text:p text:style-name="P151"><text:span text:style-name="Source_20_Text">dpkg -l </text:span><text:span text:style-name="Source_20_Text"><text:span text:style-name="T49">p</text:span></text:span><text:span text:style-name="Source_20_Text"><text:span text:style-name="T50">kg</text:span></text:span>. <text:span text:style-name="T143">Verifica se o pacote </text:span><text:span text:style-name="Source_20_Text"><text:span text:style-name="T49">pkg</text:span></text:span> <text:span text:style-name="T143">está instalado.</text:span></text:p>
        </text:list-item>
        <text:list-item>
          <text:p text:style-name="P165"><text:span text:style-name="Source_20_Text"><text:span text:style-name="T127">whereis program</text:span></text:span>. <text:span text:style-name="T127">Exibe a localização do binário, do código-fonte e do manual de </text:span><text:span text:style-name="Source_20_Text"><text:span text:style-name="T127">program</text:span></text:span>.</text:p>
        </text:list-item>
        <text:list-item>
          <text:p text:style-name="P166"><text:span text:style-name="Source_20_Text"><text:span text:style-name="T135">wget url</text:span></text:span>. <text:span text:style-name="T135">Obtém o arquivo do link </text:span><text:span text:style-name="Source_20_Text"><text:span text:style-name="T135">url</text:span></text:span><text:span text:style-name="T135">.</text:span></text:p>
        </text:list-item>
        <text:list-item>
          <text:p text:style-name="P167"><text:span text:style-name="Source_20_Text"><text:span text:style-name="T240">xdg-open </text:span></text:span><text:span text:style-name="Source_20_Text"><text:span text:style-name="T56">file</text:span></text:span><text:span text:style-name="T240">. Abre o arquivo </text:span><text:span text:style-name="Source_20_Text"><text:span text:style-name="T240">file</text:span></text:span> <text:span text:style-name="T240">com seu programa padrão. Útil quando se tem um arquivo mas não se sabe qual programa abre ele.</text:span></text:p>
        </text:list-item>
      </text:list>
      <text:h text:style-name="P127" text:outline-level="1"><text:bookmark-start text:name="__RefHeading___Toc4297_1355782722"/>Primeiro plano (foreground) e segundo plano (background)<text:bookmark-end text:name="__RefHeading___Toc4297_1355782722"/></text:h>
      <text:p text:style-name="P6"><text:span text:style-name="T65">Se digitar o comando </text:span><text:span text:style-name="Source_20_Text"><text:span text:style-name="T46">gedit</text:span></text:span> <text:span text:style-name="T65">para abrir o </text:span><text:span text:style-name="T131">editor de texto</text:span><text:span text:style-name="T65">, o terminal fica bloqueado enquanto o </text:span><text:span text:style-name="T131">programa</text:span><text:span text:style-name="T65"> estiver aberto. Para iniciar um programa em segundo plano, isto é, sem bloquear o terminal, </text:span><text:span text:style-name="T66">pode</text:span><text:span text:style-name="T65"> anexar o e-comercial </text:span><text:span text:style-name="Source_20_Text"><text:span text:style-name="T65">&amp;</text:span></text:span><text:span text:style-name="T65"> ao final do comando. Por exemplo, </text:span><text:span text:style-name="Source_20_Text"><text:span text:style-name="T46">gedit</text:span></text:span><text:span text:style-name="Source_20_Text"><text:span text:style-name="T65"> &amp;</text:span></text:span>. <text:span text:style-name="T66">Geralmente coloca o e-comercial ao final de comandos que abrem aplicativos gráficos, </text:span><text:span text:style-name="T83">deixando,</text:span><text:span text:style-name="T66"> assim, o terminal livre enquanto os </text:span><text:span text:style-name="T83">aplicativos </text:span><text:span text:style-name="T66">são executados. Para trazer um programa de volta ao primeiro plano no terminal, digita </text:span><text:span text:style-name="Source_20_Text"><text:span text:style-name="T66">fg %ID</text:span></text:span>, <text:span text:style-name="T66">em que </text:span><text:span text:style-name="Source_20_Text"><text:span text:style-name="T66">ID</text:span></text:span> <text:span text:style-name="T66">é o número de identificação do programa, que aparece entre colchetes logo que é iniciado em segundo plano. Se não se lembrar do ID do programa, pode digitar o comando </text:span><text:span text:style-name="Source_20_Text"><text:span text:style-name="T66">jobs</text:span></text:span>, <text:span text:style-name="T66">que lista os programas sendo executados em segundo plano. Exemplo:</text:span></text:p>
      <text:list xml:id="list1969820185" text:style-name="L5">
        <text:list-item>
          <text:p text:style-name="P168"><text:span text:style-name="Source_20_Text"><text:span text:style-name="T34">gedit</text:span></text:span><text:span text:style-name="Source_20_Text"><text:span text:style-name="T63"> &amp;</text:span></text:span><text:span text:style-name="T63">. </text:span><text:span text:style-name="T65">A</text:span><text:span text:style-name="T63">bre o editor de textos </text:span><text:span text:style-name="Source_20_Text"><text:span text:style-name="T66">gedit</text:span></text:span><text:span text:style-name="T63"> em segundo plano.</text:span></text:p>
        </text:list-item>
        <text:list-item>
          <text:p text:style-name="P168"><text:span text:style-name="Source_20_Text"><text:span text:style-name="T63">jobs</text:span></text:span><text:span text:style-name="T63">. Lista os programas rodando em segundo plano e seus I</text:span><text:span text:style-name="T84">D</text:span><text:span text:style-name="T63">s.</text:span></text:p>
        </text:list-item>
        <text:list-item>
          <text:p text:style-name="P168"><text:span text:style-name="Source_20_Text"><text:span text:style-name="T63">fg %1</text:span></text:span><text:span text:style-name="T63">. </text:span><text:span text:style-name="T65">T</text:span><text:span text:style-name="T63">raz o </text:span><text:span text:style-name="T66">programa</text:span><text:span text:style-name="T63"> </text:span><text:span text:style-name="T66">de ID 1 para o</text:span><text:span text:style-name="T63"> primeiro plano. </text:span><text:span text:style-name="T67">Se omitir o ID, traz o último programa para o primeiro plano.</text:span></text:p>
        </text:list-item>
        <text:list-item>
          <text:p text:style-name="P169"><text:span text:style-name="Source_20_Text"><text:span text:style-name="T84">b</text:span></text:span><text:span text:style-name="Source_20_Text"><text:span text:style-name="T67">g</text:span></text:span><text:span text:style-name="Source_20_Text"> %</text:span><text:span text:style-name="Source_20_Text"><text:span text:style-name="T67">1</text:span></text:span>. <text:span text:style-name="T67">Traz o programa de ID 1 para o segundo plano. Se omitir o ID, traz o último programa para o segundo plano.</text:span></text:p>
        </text:list-item>
      </text:list>
      <text:h text:style-name="P128" text:outline-level="1">Principais teclas de atalho</text:h>
      <text:p text:style-name="P7"><text:span text:style-name="T84">Você p</text:span>ode digitar combinações de teclas para acionar certos comandos. A seguir são descritas algumas delas:</text:p>
      <text:list xml:id="list3856760718" text:style-name="L6">
        <text:list-item>
          <text:p text:style-name="P173">[TAB]. Completa o comando com a ocorrência mais próxima do que foi digitado. Se houver mais de uma ocorrência, aperte [TAB] mais uma vez para exibir todas as possíveis opções. Isso evita digitar completamente todo o comando. Ao digitar parte do comando e a tecla [TAB], o terminal completa o comando. Isso funciona para nomes de comandos, argumentos, diretórios, arquivos… Exemplo:</text:p>
          <text:list>
            <text:list-item>
              <text:p text:style-name="P170"><text:span text:style-name="Source_20_Text"><text:span text:style-name="T68">firef + [TAB]</text:span></text:span><text:span text:style-name="T68">. Completa o comando com </text:span><text:span text:style-name="Source_20_Text"><text:span text:style-name="T68">firefox</text:span></text:span><text:span text:style-name="T68">.</text:span></text:p>
            </text:list-item>
            <text:list-item>
              <text:p text:style-name="P170"><text:span text:style-name="Source_20_Text"><text:span text:style-name="T68">cd Down + [TAB]</text:span></text:span><text:span text:style-name="T68">. Completa o comando com </text:span><text:span text:style-name="Source_20_Text"><text:span text:style-name="T68">cd Downloads</text:span></text:span><text:span text:style-name="T68">.</text:span></text:p>
            </text:list-item>
            <text:list-item>
              <text:p text:style-name="P170"><text:span text:style-name="Source_20_Text"><text:span text:style-name="T68">cd aul + [TAB] + [TAB]</text:span></text:span><text:span text:style-name="T68">. Supondo que haja vários arquivos que começam com o nome </text:span><text:span text:style-name="Source_20_Text"><text:span text:style-name="T68">aul</text:span></text:span><text:span text:style-name="T68">, são listados todos esses arquivos.</text:span></text:p>
            </text:list-item>
          </text:list>
        </text:list-item>
        <text:list-item>
          <text:p text:style-name="P173"><text:soft-page-break/>[↑] e [↓]. As setas para cima e para baixo navegam entre os últimos comandos dados. Se quiser repetir o penúltimo comando, basta digitar duas vezes a seta para cima [↑].</text:p>
        </text:list-item>
        <text:list-item>
          <text:p text:style-name="P173">[CTRL] + [L]. Limpa a tela do terminal.</text:p>
        </text:list-item>
        <text:list-item>
          <text:p text:style-name="P173">[CTRL] + [C]. Envia o sinal SIGINT, que finaliza a execução do programa atualmente sendo executado em primeiro plano no terminal. Se não houver nenhum programa sendo executado em primeiro plano, apaga o texto digitado no prompt.</text:p>
        </text:list-item>
        <text:list-item>
          <text:p text:style-name="P171"><text:span text:style-name="T68">[CTRL] + [R]. Busca por um comando no histórico. Depois é só digitar a parte que se lembra do comando e o terminal vai mostrando sugestões de comandos conforme vai digitando. Ao digitar seguidas vezes [CTRL] + [R], uma sequência de comandos sugeridos vai sendo exibida. Depois é só teclar [ENTER] ao achar o comando desejado, que ele será executado. Se passar pelo comando, pode voltar ao anterior teclando [CTRL] + [S] (dependendo da versão do sistema, é necessário digitar o comando </text:span><text:span text:style-name="Source_20_Text"><text:span text:style-name="T68">stty -ixon</text:span></text:span><text:span text:style-name="T68"> para atribuir o [CTRL] + [S] à função de voltar a sugestão).</text:span></text:p>
        </text:list-item>
        <text:list-item>
          <text:p text:style-name="P171"><text:span text:style-name="T68">[CTRL] + [Z]. Envia o sinal SIGTSTP, que interrompe o programa atualmente sendo executado </text:span><text:span text:style-name="T69">em primeiro plano </text:span><text:span text:style-name="T68">no terminal e o envia ao </text:span><text:span text:style-name="T69">segundo plano</text:span><text:span text:style-name="T68">. Para deixá-lo em </text:span><text:span text:style-name="T69">segundo plano </text:span><text:span text:style-name="T68">mas sendo executado, digite o comand </text:span><text:span text:style-name="Source_20_Text"><text:span text:style-name="T68">bg</text:span></text:span><text:span text:style-name="T68">. Para trazê-lo ao primeiro plano, digite o comando </text:span><text:span text:style-name="Source_20_Text"><text:span text:style-name="T68">fg</text:span></text:span><text:span text:style-name="T68">. Como dito antes, pode usar </text:span><text:span text:style-name="Source_20_Text"><text:span text:style-name="T68">fg %n</text:span></text:span><text:span text:style-name="T68"> ou </text:span><text:span text:style-name="Source_20_Text"><text:span text:style-name="T68">bg %n</text:span></text:span><text:span text:style-name="T68"> para especificar um programa.</text:span></text:p>
        </text:list-item>
        <text:list-item>
          <text:p text:style-name="P174">[CTRL] + [D]. Envia o caractere EOF, usado para indicar o fim do arquivo (end of file). Muitos programas ficam esperando por dados de entrada até receber o sinal EOF. Caso nenhum programa esteja sendo executado, o atalho fecha o terminal.</text:p>
        </text:list-item>
        <text:list-item>
          <text:p text:style-name="P175">[CTRL] + [SHIFT] + [C]. Copia o texto selecionado.</text:p>
        </text:list-item>
        <text:list-item>
          <text:p text:style-name="P175">[CTRL] + [SHIFT] + [V]. Cola o texto copiado.</text:p>
        </text:list-item>
        <text:list-item>
          <text:p text:style-name="P176">Ctrl+U. Apaga do cursor para trás.</text:p>
        </text:list-item>
        <text:list-item>
          <text:p text:style-name="P172"><text:span text:style-name="T233">Ctrl+Shift+</text:span><text:span text:style-name="T234">↑</text:span><text:span text:style-name="T233">, Ctrl+Shift+</text:span><text:span text:style-name="T234">↓. Rola uma linha para cima ou para baixo pelo terminal</text:span></text:p>
        </text:list-item>
        <text:list-item>
          <text:p text:style-name="P177">Shift+PgUp, Shift+PgDw. Rola uma página para cima ou para baixo pelo terminal.</text:p>
        </text:list-item>
      </text:list>
      <text:h text:style-name="P129" text:outline-level="1">O programa less</text:h>
      <text:p text:style-name="P8"><text:span text:style-name="T69">O programa </text:span><text:span text:style-name="Source_20_Text"><text:span text:style-name="T69">less</text:span></text:span><text:span text:style-name="T69"> permite ler arquivos de texto pelo terminal. Bom para arquivos de textos grandes, que ficariam inviáveis de serem abertos pelo </text:span><text:span text:style-name="Source_20_Text"><text:span text:style-name="T69">cat</text:span></text:span><text:span text:style-name="T69">. Para abrir um arquivo de texto pelo </text:span><text:span text:style-name="Source_20_Text"><text:span text:style-name="T69">less</text:span></text:span><text:span text:style-name="T69">, digita o comando </text:span><text:span text:style-name="Source_20_Text"><text:span text:style-name="T69">less caminho/do/arquivo</text:span></text:span>. <text:span text:style-name="T69">Depois de aberto o arquivo pelo </text:span><text:span text:style-name="Source_20_Text"><text:span text:style-name="T69">less</text:span></text:span><text:span text:style-name="T69">, pode digitar algumas teclas de atalho para realizar certas ações. Algumas delas são descritas a seguir:</text:span></text:p>
      <table:table table:name="Table2" table:style-name="Table2" table:template-name="Academic">
        <table:table-column table:style-name="Table2.A"/>
        <table:table-column table:style-name="Table2.B"/>
        <table:table-row table:style-name="Table2.1">
          <table:table-cell table:style-name="Table2.A1" office:value-type="string">
            <text:p text:style-name="P78">Comando</text:p>
          </table:table-cell>
          <table:table-cell table:style-name="Table2.A1" office:value-type="string">
            <text:p text:style-name="P77">Ação</text:p>
          </table:table-cell>
        </table:table-row>
        <table:table-row table:style-name="Table2.1">
          <table:table-cell table:style-name="Table2.A2" office:value-type="string">
            <text:p text:style-name="P78">[PAGE UP] ou [B]</text:p>
          </table:table-cell>
          <table:table-cell table:style-name="Table2.A2" office:value-type="string">
            <text:p text:style-name="P79">Rola uma página acima</text:p>
          </table:table-cell>
        </table:table-row>
        <table:table-row table:style-name="Table2.1">
          <table:table-cell table:style-name="Table2.A2" office:value-type="string">
            <text:p text:style-name="P78">[PAGE DOWN] ou [ESPAÇO]</text:p>
          </table:table-cell>
          <table:table-cell table:style-name="Table2.A2" office:value-type="string">
            <text:p text:style-name="P79">Rola uma página abaixo</text:p>
          </table:table-cell>
        </table:table-row>
        <table:table-row table:style-name="Table2.1">
          <table:table-cell table:style-name="Table2.A2" office:value-type="string">
            <text:p text:style-name="P78">[HOME] ou [1][G]</text:p>
          </table:table-cell>
          <table:table-cell table:style-name="Table2.A2" office:value-type="string">
            <text:p text:style-name="P79">Vai para o início do arquivo</text:p>
          </table:table-cell>
        </table:table-row>
        <table:table-row table:style-name="Table2.1">
          <table:table-cell table:style-name="Table2.A2" office:value-type="string">
            <text:p text:style-name="P78">[END] ou [SHIFT]+[G]</text:p>
          </table:table-cell>
          <table:table-cell table:style-name="Table2.A2" office:value-type="string">
            <text:p text:style-name="P79">Vai para o fim do arquivo</text:p>
          </table:table-cell>
        </table:table-row>
        <table:table-row table:style-name="Table2.1">
          <table:table-cell table:style-name="Table2.A2" office:value-type="string">
            <text:p text:style-name="P78">N[G]</text:p>
          </table:table-cell>
          <table:table-cell table:style-name="Table2.A2" office:value-type="string">
            <text:p text:style-name="P79">Vai para a linha N</text:p>
          </table:table-cell>
        </table:table-row>
        <table:table-row table:style-name="Table2.1">
          <table:table-cell table:style-name="Table2.A2" office:value-type="string">
            <text:p text:style-name="P78">/texto</text:p>
          </table:table-cell>
          <table:table-cell table:style-name="Table2.A2" office:value-type="string">
            <text:p text:style-name="P79">Busca por “texto” no arquivo</text:p>
          </table:table-cell>
        </table:table-row>
        <table:table-row table:style-name="Table2.1">
          <table:table-cell table:style-name="Table2.A2" office:value-type="string">
            <text:p text:style-name="P78">[N]</text:p>
          </table:table-cell>
          <table:table-cell table:style-name="Table2.A2" office:value-type="string">
            <text:p text:style-name="P79">Repete a última busca</text:p>
          </table:table-cell>
        </table:table-row>
        <text:soft-page-break/>
        <table:table-row table:style-name="Table2.1">
          <table:table-cell table:style-name="Table2.A2" office:value-type="string">
            <text:p text:style-name="P78">[SHIFT]+[N]</text:p>
          </table:table-cell>
          <table:table-cell table:style-name="Table2.A2" office:value-type="string">
            <text:p text:style-name="P79">Repete a última busca de trás para frente</text:p>
          </table:table-cell>
        </table:table-row>
        <table:table-row table:style-name="Table2.1">
          <table:table-cell table:style-name="Table2.A2" office:value-type="string">
            <text:p text:style-name="P78">[H]</text:p>
          </table:table-cell>
          <table:table-cell table:style-name="Table2.A2" office:value-type="string">
            <text:p text:style-name="P79">Exibe a lista completa de comandos e opções</text:p>
          </table:table-cell>
        </table:table-row>
        <table:table-row table:style-name="Table2.1">
          <table:table-cell table:style-name="Table2.A2" office:value-type="string">
            <text:p text:style-name="P78">[Q]</text:p>
          </table:table-cell>
          <table:table-cell table:style-name="Table2.A2" office:value-type="string">
            <text:p text:style-name="P79">Sai do programa</text:p>
          </table:table-cell>
        </table:table-row>
      </table:table>
      <text:p text:style-name="P8"/>
      <text:h text:style-name="P130" text:outline-level="1">Esperando mudanças em arquivos com tail ou less</text:h>
      <text:p text:style-name="P20"><text:span text:style-name="T137">O comando </text:span><text:span text:style-name="Source_20_Text"><text:span text:style-name="T137">tail </text:span></text:span><text:span text:style-name="Source_20_Text"><text:span text:style-name="T48">file</text:span></text:span> <text:span text:style-name="T137">exibe as 10 últimas linhas d</text:span><text:span text:style-name="T139">o</text:span><text:span text:style-name="T137"> arquivo </text:span><text:span text:style-name="Source_20_Text"><text:span text:style-name="T48">file</text:span></text:span><text:span text:style-name="T137">. Para exibir as x últimas linhas, adicione a opção </text:span><text:span text:style-name="Source_20_Text"><text:span text:style-name="T137">-x</text:span></text:span>. <text:span text:style-name="T137">O comando </text:span><text:span text:style-name="Source_20_Text"><text:span text:style-name="T137">tail</text:span></text:span> <text:span text:style-name="T138">geralmente </text:span><text:span text:style-name="T137">é usado como monitor de arquivos de registros, ou log files. </text:span><text:span text:style-name="T138">Toda vez que um novo registro é adicionado ao final do arquivo por um programa externo, o </text:span><text:span text:style-name="Source_20_Text"><text:span text:style-name="T138">tail</text:span></text:span><text:span text:style-name="T138"> pode exibir essa mudança com </text:span><text:span text:style-name="T137">a opção </text:span><text:span text:style-name="Source_20_Text"><text:span text:style-name="T137">-f</text:span></text:span>. <text:span text:style-name="T138">Faça o teste abrindo um arquivo de texto com </text:span><text:span text:style-name="Source_20_Text"><text:span text:style-name="T138">tail -f </text:span></text:span><text:span text:style-name="Source_20_Text"><text:span text:style-name="T47">test.txt</text:span></text:span> <text:span text:style-name="T138">em um terminal e acrescentando algo nele com </text:span><text:span text:style-name="Source_20_Text"><text:span text:style-name="T138">echo acrescentado no final &gt;&gt; t</text:span></text:span><text:span text:style-name="Source_20_Text"><text:span text:style-name="T47">ext.txt</text:span></text:span><text:span text:style-name="T138"> em outro terminal Mas essa opção funciona apenas com programas que adicionam textos no final do arquivo. Se quiser monitorar qualquer mudança no arquivo, feita por qualquer programa, use </text:span><text:span text:style-name="Source_20_Text"><text:span text:style-name="T138">tail -F file</text:span></text:span><text:span text:style-name="T138">.</text:span></text:p>
      <text:p text:style-name="P21"><text:span text:style-name="T136">O comando </text:span><text:span text:style-name="Source_20_Text"><text:span text:style-name="T136">less</text:span></text:span><text:span text:style-name="T137"> </text:span><text:span text:style-name="T136">também permite ficar escutando por mudanças no </text:span><text:span text:style-name="T138">final do arquivo, basta teclar o atalho [SHIFT]+[F] depois de aberto um arquivo. Para sair do monitoramento, tecle [CTRL]+[C]. uma desvantagem é que o </text:span><text:span text:style-name="Source_20_Text"><text:span text:style-name="T138">less</text:span></text:span><text:span text:style-name="T138"> carrega todo o arquivo, enquanto o </text:span><text:span text:style-name="Source_20_Text"><text:span text:style-name="T138">tail</text:span></text:span><text:span text:style-name="T138"> carrega apenas o final do arquivo, e para monitorar arquivos de log, geralmente só o final é importante. Mas para carregar só o final do arquivo e já abrir no modo monitoramento, pode executar </text:span><text:span text:style-name="Source_20_Text"><text:span text:style-name="T138">less -n +F </text:span></text:span><text:span text:style-name="Source_20_Text"><text:span text:style-name="T139">file</text:span></text:span>. <text:span text:style-name="T140">Agora, se quiser monitorar qualquer mudança no arquivo, feita por qualquer programa, use </text:span><text:span text:style-name="Source_20_Text"><text:span text:style-name="T140">less -</text:span></text:span><text:span text:style-name="Source_20_Text"><text:span text:style-name="T141">n </text:span></text:span><text:span text:style-name="Source_20_Text"><text:span text:style-name="T140">--follow-name +F file</text:span></text:span><text:span text:style-name="T140">. </text:span></text:p>
      <text:p text:style-name="P22"><text:span text:style-name="T142">A vantagem do </text:span><text:span text:style-name="Source_20_Text"><text:span text:style-name="T142">tail</text:span></text:span> <text:span text:style-name="T142">é sua simplicidade. A vantagem do </text:span><text:span text:style-name="Source_20_Text"><text:span text:style-name="T142">less</text:span></text:span> <text:span text:style-name="T142">é que consegue navegar pelo conteúdo do arquivo.</text:span></text:p>
      <text:h text:style-name="Heading_20_1" text:outline-level="1">Caracteres “curingas” (Wildcard)</text:h>
      <text:p text:style-name="P8"><text:span text:style-name="T70">Sendo franco</text:span>, muitas tarefas <text:span text:style-name="T70">executadas </text:span>pela linha de comando são mais fáceis de serem feitas usando um <text:span text:style-name="T84">explorador </text:span>gráfico de arquivos, por exemplo, arrastar e soltar um arquivo de um diretório para outro, cortar, colar, excluir arquivos, etc. Mas então qual a vantagem de usar a linha de comando?</text:p>
      <text:p text:style-name="P8">A resposta é “poder” e “flexibilidade”. Embora seja mais fácil realizar ações simples de manipulação de arquivos pelo <text:span text:style-name="T84">explorador </text:span>gráfico de arquivos (vulgo “janela”), tarefas mais complicadas sugerem um terminal de linhas de comando. Por exemplo, suponha que <text:span text:style-name="T70">queira </text:span>copiar arquivos HTML de um diretório para outro, mas apenas arquivos que ainda não foram copiados ou que sejam mais recentes do que as versões do diretório destino. Fazer esse trabalho manualmente pelo <text:span text:style-name="T84">explorador </text:span>de arquivos é trabalhoso, mas muito fácil pela linha de comando: <text:span text:style-name="Source_20_Text">cp -u *.html destination</text:span>.</text:p>
      <text:p text:style-name="P8">Como o shell usa bastante nomes de arquivos, ele fornece caracteres especiais para ajudar a especificar rapidamente grupos de nomes de arquivos. Esses caracteres especiais são chamados de curingas. Os curingas permitem selecionar nomes de arquivos baseados em padrões de caracteres. A tabela abaixo lista alguns curingas e o que eles selecionam:</text:p>
      <table:table table:name="Table1" table:style-name="Table1" table:template-name="Academic">
        <table:table-column table:style-name="Table1.A"/>
        <table:table-column table:style-name="Table1.B"/>
        <table:table-row table:style-name="Table1.1">
          <table:table-cell table:style-name="Table1.A1" office:value-type="string">
            <text:p text:style-name="P78">Curinga</text:p>
          </table:table-cell>
          <table:table-cell table:style-name="Table1.A1" office:value-type="string">
            <text:p text:style-name="P77">Significado</text:p>
          </table:table-cell>
        </table:table-row>
        <text:soft-page-break/>
        <table:table-row table:style-name="Table1.1">
          <table:table-cell table:style-name="Table1.A2" office:value-type="string">
            <text:p text:style-name="P78">*</text:p>
          </table:table-cell>
          <table:table-cell table:style-name="Table1.A2" office:value-type="string">
            <text:p text:style-name="P79">Corresponde a qualquer sequência de zero ou mais caracteres</text:p>
          </table:table-cell>
        </table:table-row>
        <table:table-row table:style-name="Table1.1">
          <table:table-cell table:style-name="Table1.A2" office:value-type="string">
            <text:p text:style-name="P78">?</text:p>
          </table:table-cell>
          <table:table-cell table:style-name="Table1.A2" office:value-type="string">
            <text:p text:style-name="P79">Corresponde a um único caractere</text:p>
          </table:table-cell>
        </table:table-row>
        <table:table-row table:style-name="Table1.1">
          <table:table-cell table:style-name="Table1.A2" office:value-type="string">
            <text:p text:style-name="P78">[caracteres]</text:p>
          </table:table-cell>
          <table:table-cell table:style-name="Table1.A2" office:value-type="string">
            <text:p text:style-name="P79">Corresponde a qualquer caractere dentro dos colchetes</text:p>
          </table:table-cell>
        </table:table-row>
        <table:table-row table:style-name="Table1.1">
          <table:table-cell table:style-name="Table1.A2" office:value-type="string">
            <text:p text:style-name="P78">[!caracteres]</text:p>
          </table:table-cell>
          <table:table-cell table:style-name="Table1.A2" office:value-type="string">
            <text:p text:style-name="P79">Corresponde a qualquer caractere que não seja os que estão dentro dos colchetes</text:p>
          </table:table-cell>
        </table:table-row>
      </table:table>
      <text:p text:style-name="P8"/>
      <text:p text:style-name="P8">Usando curingas, é possível construir critérios de seleção muito sofisticados para nomes de arquivos. Aqui estão alguns exemplos de padrões e o que eles correspondem:</text:p>
      <table:table table:name="Table3" table:style-name="Table3" table:template-name="Academic">
        <table:table-column table:style-name="Table3.A"/>
        <table:table-column table:style-name="Table3.B"/>
        <table:table-row table:style-name="Table3.1">
          <table:table-cell table:style-name="Table3.A1" office:value-type="string">
            <text:p text:style-name="P78">Padrão</text:p>
          </table:table-cell>
          <table:table-cell table:style-name="Table3.A1" office:value-type="string">
            <text:p text:style-name="P77">Correspondência</text:p>
          </table:table-cell>
        </table:table-row>
        <table:table-row table:style-name="Table3.1">
          <table:table-cell table:style-name="Table3.A2" office:value-type="string">
            <text:p text:style-name="P78">g*</text:p>
          </table:table-cell>
          <table:table-cell table:style-name="Table3.A2" office:value-type="string">
            <text:p text:style-name="P79">Qualquer arquivo que comece com a letra “g”</text:p>
          </table:table-cell>
        </table:table-row>
        <table:table-row table:style-name="Table3.1">
          <table:table-cell table:style-name="Table3.A2" office:value-type="string">
            <text:p text:style-name="P78">b*.txt</text:p>
          </table:table-cell>
          <table:table-cell table:style-name="Table3.A2" office:value-type="string">
            <text:p text:style-name="P79">Qualquer arquivo que comece com a letra “b” e termine com os caracteres “.txt”</text:p>
          </table:table-cell>
        </table:table-row>
        <table:table-row table:style-name="Table3.1">
          <table:table-cell table:style-name="Table3.A2" office:value-type="string">
            <text:p text:style-name="P78">Data???</text:p>
          </table:table-cell>
          <table:table-cell table:style-name="Table3.A2" office:value-type="string">
            <text:p text:style-name="P79">Qualquer arquivo que comece com “Data” e tenha exatamente mais três caracteres quaisquer</text:p>
          </table:table-cell>
        </table:table-row>
        <table:table-row table:style-name="Table3.1">
          <table:table-cell table:style-name="Table3.A2" office:value-type="string">
            <text:p text:style-name="P78">[abc]*</text:p>
          </table:table-cell>
          <table:table-cell table:style-name="Table3.A2" office:value-type="string">
            <text:p text:style-name="P79">Qualquer arquivo que comece com a<text:span text:style-name="T85">s</text:span> letra<text:span text:style-name="T85">s</text:span> “a”, “b” ou “c”</text:p>
          </table:table-cell>
        </table:table-row>
        <table:table-row table:style-name="Table3.1">
          <table:table-cell table:style-name="Table3.A2" office:value-type="string">
            <text:p text:style-name="P78">*[0-9]</text:p>
          </table:table-cell>
          <table:table-cell table:style-name="Table3.A2" office:value-type="string">
            <text:p text:style-name="P79">Qualquer arquivo que termine com um número</text:p>
          </table:table-cell>
        </table:table-row>
        <table:table-row table:style-name="Table3.1">
          <table:table-cell table:style-name="Table3.A2" office:value-type="string">
            <text:p text:style-name="P78">[A-Z]*</text:p>
          </table:table-cell>
          <table:table-cell table:style-name="Table3.A2" office:value-type="string">
            <text:p text:style-name="P79">Qualquer arquivo que comece com uma letra maiúscula</text:p>
          </table:table-cell>
        </table:table-row>
        <table:table-row table:style-name="Table3.1">
          <table:table-cell table:style-name="Table3.A2" office:value-type="string">
            <text:p text:style-name="P78">*[!0-9]*</text:p>
          </table:table-cell>
          <table:table-cell table:style-name="Table3.A2" office:value-type="string">
            <text:p text:style-name="P79">Qualquer arquivo que não contenha números no nome.</text:p>
          </table:table-cell>
        </table:table-row>
      </table:table>
      <text:p text:style-name="P8"/>
      <text:h text:style-name="P131" text:outline-level="1">Pipelines</text:h>
      <text:p text:style-name="P9">Um dos recursos mais poderosos do shell Linux é redirecionar a saída de um programa como entrada para outro programa. Ou seja, conectar múltiplos comandos juntos usando o que <text:span text:style-name="T71">é chamado</text:span> de “pipelines” <text:span text:style-name="T281">(canalização)</text:span>. Para faze<text:span text:style-name="T71">r</text:span> isso, <text:span text:style-name="T88">você </text:span><text:span text:style-name="T71">usa</text:span> a barra vertical <text:span text:style-name="Source_20_Text">|</text:span>. Exemplo, suponha que <text:span text:style-name="T71">queira </text:span>exibir as informações de todos os arquivos dentro de determinado diretório usando o comando <text:span text:style-name="Source_20_Text">ls</text:span>, e suponha que esse diretório tenha muitos arquivos. Pode redirecionar a saída para o <text:span text:style-name="Source_20_Text">less</text:span>, <text:span text:style-name="T88">e, </text:span>assim, usar opções como rolagem da página e busca de palavras mais facilmente: <text:span text:style-name="Source_20_Text">ls -l | less</text:span>. Alguns exemplos de uso de pipelines são descritos a seguir:</text:p>
      <text:list xml:id="list3459624260" text:style-name="L7">
        <text:list-item>
          <text:p text:style-name="P178"><text:span text:style-name="Source_20_Text">ls -lt | head -5</text:span>. Exibe os 5 arquivos <text:span text:style-name="T89">mais recentes </text:span>do diretório atual.</text:p>
        </text:list-item>
        <text:list-item>
          <text:p text:style-name="P178"><text:span text:style-name="Source_20_Text">ls -l | grep "Jan 20"</text:span>. Lista os arquivos do diretório atual modificados em 20 de janeiro.</text:p>
        </text:list-item>
        <text:list-item>
          <text:p text:style-name="P178"><text:span text:style-name="Source_20_Text">du | sort -nr</text:span>. <text:span text:style-name="T72">E</text:span>xibe uma lista de diretórios e quanto de espaço eles ocupam, ordenados do maior para o menor. <text:span text:style-name="T237">A opção </text:span><text:span text:style-name="Source_20_Text"><text:span text:style-name="T237">-n</text:span></text:span> <text:span text:style-name="T237">usa a ordenação numérica, já que a padrão é a alfabética. A opção </text:span><text:span text:style-name="Source_20_Text"><text:span text:style-name="T237">-r</text:span></text:span> <text:span text:style-name="T237">ordena de trás para frente, ou seja, do maior para o menor</text:span><text:span text:style-name="T246">. Para listar, ordenado por tamanho, diretórios e arquivos numa profundidade de até duas pastas, use o comando </text:span><text:span text:style-name="Source_20_Text"><text:span text:style-name="T246">du -ad 1 . | sort -nr &gt;</text:span></text:span><text:span text:style-name="Source_20_Text"><text:span text:style-name="T247">arquivos.txt</text:span></text:span>. <text:span text:style-name="T246">A opção </text:span><text:span text:style-name="Source_20_Text"><text:span text:style-name="T246">-a</text:span></text:span><text:span text:style-name="T246"> lista arquivos também, já que o padrão </text:span><text:span text:style-name="T286">só</text:span><text:span text:style-name="T246"> lista diretórios. A opção </text:span><text:span text:style-name="Source_20_Text"><text:span text:style-name="T246">-d 1</text:span></text:span><text:span text:style-name="T246"> lista diretórios numa profundidade de até 1 distância do diretório pesquisado. </text:span><text:span text:style-name="T247">E a opção </text:span><text:span text:style-name="Source_20_Text"><text:span text:style-name="T247">&gt;arquivos.txt</text:span></text:span> <text:span text:style-name="T247">salva o resultado em </text:span><text:span text:style-name="Source_20_Text"><text:span text:style-name="T247">arquivos.txt</text:span></text:span><text:span text:style-name="T247">.</text:span></text:p>
        </text:list-item>
        <text:list-item>
          <text:p text:style-name="P178"><text:span text:style-name="Source_20_Text">find . -maxdepth 1 -type f -print | wc -l</text:span>. <text:span text:style-name="T72">E</text:span>xibe o número total de arquivos <text:span text:style-name="T72">(</text:span><text:span text:style-name="T89">sem contar os</text:span><text:span text:style-name="T72"> diretórios) </text:span>no diretório atual.</text:p>
        </text:list-item>
        <text:list-item>
          <text:p text:style-name="P178"><text:span text:style-name="Source_20_Text">find . -type f -printf "%s\t%p\n" | sort -n</text:span>. <text:span text:style-name="T237">Exibe recursivamente todos os arquivos </text:span><text:span text:style-name="T238">dentro do diretório </text:span><text:span text:style-name="T239">atual </text:span><text:span text:style-name="T237">ordenados por tamanho. A opção </text:span><text:span text:style-name="Source_20_Text"><text:span text:style-name="T237">-print</text:span></text:span><text:span text:style-name="Source_20_Text"><text:span text:style-name="T238">f</text:span></text:span> <text:span text:style-name="T237">permite </text:span><text:soft-page-break/><text:span text:style-name="T237">formatar a saída do comando </text:span><text:span text:style-name="Source_20_Text"><text:span text:style-name="T237">find</text:span></text:span>. <text:span text:style-name="Source_20_Text">%</text:span><text:span text:style-name="Source_20_Text"><text:span text:style-name="T237">s</text:span></text:span> <text:span text:style-name="T237">imprime o tamanho </text:span><text:span text:style-name="T238">de cada </text:span><text:span text:style-name="T237">arquivo em bytes, </text:span><text:span text:style-name="Source_20_Text"><text:span text:style-name="T238">\t</text:span></text:span> <text:span text:style-name="T238">imprime uma tabulação, </text:span><text:span text:style-name="Source_20_Text"><text:span text:style-name="T238">%p</text:span></text:span> <text:span text:style-name="T238">imprime o nome do arquivo e </text:span><text:span text:style-name="Source_20_Text"><text:span text:style-name="T238">\n</text:span></text:span> <text:span text:style-name="T238">imprime uma quebra de linha.</text:span></text:p>
        </text:list-item>
      </text:list>
      <text:h text:style-name="Heading_20_1" text:outline-level="1">Redirecionamento de entrada/saída</text:h>
      <text:p text:style-name="P8">A entrada padrão é tudo aquilo que <text:span text:style-name="T85">se </text:span><text:span text:style-name="T71">digita</text:span>. E a saída padrão é tudo aquilo que o terminal exibe (mensagens). <text:span text:style-name="T85">Você p</text:span>ode facilmente redirecionar a saída de um programa para um arquivo usando o sinal de maior <text:span text:style-name="Source_20_Text">&gt;</text:span> seguido do nome do arquivo <text:span text:style-name="T71">que conterá </text:span>a saída. Ou seja, ao invés do programa exibir as mensagens pelo terminal, elas são salvas diretamente no arquivo. Por exemplo, pode usar o comando <text:span text:style-name="Source_20_Text">echo ola mundo &gt; helloworld.txt</text:span> para escrever “ola mundo” no arquivo <text:span text:style-name="Source_20_Text">helloworld.txt</text:span>. Se o arquivo já existir, ele será sobrescrito. Se quiser adicionar ao arquivo ao invés de sobrescrevê-lo, usa dois sinais de maior <text:span text:style-name="Source_20_Text">&gt;&gt;</text:span>: <text:span text:style-name="Source_20_Text">echo vamos la &gt;&gt; helloworld.txt</text:span>.</text:p>
      <text:p text:style-name="P8">Se quiser criar um arquivo com mais de uma linha, pode usar o comando <text:span text:style-name="Source_20_Text">cat &gt; helloworld.txt</text:span>. <text:span text:style-name="T71">P</text:span>ode digitar várias linhas de texto, e quando quiser encerrar, envie o caractere especial EOF com o atalho <text:span text:style-name="T71">[</text:span>CTRL<text:span text:style-name="T71">]</text:span>+<text:span text:style-name="T71">[</text:span>D<text:span text:style-name="T71">]</text:span>.</text:p>
      <text:p text:style-name="P8">Como outro exemplo, suponha que que<text:span text:style-name="T71">ira</text:span> salvar em um arquivo o nome de todos os arquivos PDF dentro de determinado diretório. Pode redirecionar a saída do comando <text:span text:style-name="Source_20_Text">ls</text:span>: <text:span text:style-name="Source_20_Text">ls *.pdf &gt;arquivos_pdf.txt</text:span>.</text:p>
      <text:p text:style-name="P8">Agora pode ver o nome de todos os arquivos PDF usando o comando <text:span text:style-name="Source_20_Text">less arquivos_pdf.txt</text:span>. Para adicionar ao arquivo <text:span text:style-name="Source_20_Text">arquivos_pdf.txt</text:span> os nomes de arquivos PDF do diretório Documentos: <text:span text:style-name="Source_20_Text">ls Documentos/*.pdf &gt;&gt;arquivos_pdf.txt</text:span>.</text:p>
      <text:p text:style-name="P8">Também pode facilmente redirecionar a entrada de um arquivo usando o sinal de menor <text:span text:style-name="Source_20_Text">&lt;</text:span> seguido do nome do arquivo de onde o programa lerá <text:span text:style-name="T86">a entrada</text:span>. Ou seja, ao invés de digitar os comandos, eles são lidos diretamente do arquivo. Exemplo, suponha que que<text:span text:style-name="T71">ira </text:span>exibir o conteúdo do arquivo <text:span text:style-name="Source_20_Text">arquivos_pdf.txt</text:span> em ordem alfabética. Pode fazer: <text:span text:style-name="Source_20_Text">sort &lt;arquivos_pdf.txt</text:span>.</text:p>
      <text:p text:style-name="P8">Pode também redirecionar a saída e a entrada ao mesmo tempo. Suponha, então, que <text:span text:style-name="T71">queira </text:span>salvar em outro arquivo o conteúdo de <text:span text:style-name="Source_20_Text">arquivos_pdf.txt</text:span>, só que alfabeticamente. Pode usar: <text:span text:style-name="Source_20_Text">sort &lt;arquivos_pdf.txt &gt;arquivos_pdf_alfabeticamente.txt</text:span>.</text:p>
      <text:p text:style-name="P9">Os argumentos de um comando são lidos da entrada padrão até uma quebra de linha (ENTER). Se quiser digitar os argumentos em várias linhas, pode usar o operador delimitador <text:span text:style-name="Source_20_Text">&lt;&lt;</text:span>, chamado de “here document”, que lê várias linhas da entrada padrão até encontrar uma linha que corresponda ao delimitador. Por exemplo, ao digitar o comando <text:span text:style-name="Source_20_Text">wc &lt;&lt; fim</text:span>, o comando <text:span text:style-name="Source_20_Text">wc</text:span> <text:span text:style-name="T71">lerá </text:span>várias linhas de texto até encontrar uma linha contendo apenas a palavra “fim”, <text:span text:style-name="T71">usada </text:span>como delimitador. Depois ele exibe a quantidade de linhas, palavras e bytes lidos da entrada padrão, respectivamente.</text:p>
      <text:p text:style-name="P8">Anteriormente <text:span text:style-name="T87">você </text:span><text:span text:style-name="T71">viu</text:span> que <text:span text:style-name="T71">é possível </text:span>criar um arquivo com o comando <text:span text:style-name="Source_20_Text">cat &gt; arquivo.txt</text:span>, em que o comando <text:span text:style-name="Source_20_Text">cat</text:span> será encerrado ao receber um EOF. Mas pode mudar o delimitador de fim do arquivo com <text:span text:style-name="Source_20_Text">cat &lt;&lt; end &gt; arquivo.txt</text:span>, assim, o <text:span text:style-name="Source_20_Text">cat</text:span> será encerrado ao encontrar <text:span text:style-name="T87">um</text:span>a linha contendo apenas a palavra “end”.</text:p>
      <text:p text:style-name="P73">Em muitos comandos, como o <text:span text:style-name="Source_20_Text">find</text:span> ou o <text:span text:style-name="Source_20_Text">grep</text:span>, as vezes aparecem mensagens de erro. Geralmente mensagens de erros são exibidos no stderr, que por padrão, é direcionado para o mesmo lugar que o stdout. Para não exibir mensagens de stderr, você pode redirecionar o stderr para lugar algum, da <text:soft-page-break/>seguinte forma: <text:span text:style-name="Source_20_Text">cmd 2&gt;/dev/null</text:span>, onde <text:span text:style-name="Source_20_Text">cmd</text:span> é algum comando que pode gerar uma mensagem de stderr.</text:p>
      <text:p text:style-name="P74">Você não consegue gravar a saída em um arquivo que não tem permissão de escrita. Por exemplo, se você quiser adicionar a opção de não diferenciar maiúsculo de minúsculo no terminal, assim não funciona:</text:p>
      <text:p text:style-name="Preformatted_20_Text">echo 'set completion-ignore-case On' &gt;&gt;/etc/inputrc</text:p>
      <text:p text:style-name="P75"><text:span text:style-name="T281">Neste caso, você pode usar o comand </text:span><text:span text:style-name="Source_20_Text"><text:span text:style-name="T281">tee</text:span></text:span>, <text:span text:style-name="T281">que redireciona </text:span><text:span text:style-name="T282">su</text:span><text:span text:style-name="T281">a entrada padrão para a saída padrão </text:span><text:span text:style-name="T282">ou para arquivos. Observe que aqui, </text:span><text:span text:style-name="Source_20_Text"><text:span text:style-name="T282">tee</text:span></text:span><text:span text:style-name="T282"> é executado como </text:span><text:span text:style-name="Source_20_Text"><text:span text:style-name="T282">sudo</text:span></text:span><text:span text:style-name="T282"> para ter permissão de escrita, </text:span><text:span text:style-name="T283">e a opção </text:span><text:span text:style-name="Source_20_Text"><text:span text:style-name="T283">-a</text:span></text:span><text:span text:style-name="T283"> é para adicionar ao arquivo, e não sobrescrevê-lo por completo</text:span><text:span text:style-name="T282">:</text:span></text:p>
      <text:p text:style-name="Preformatted_20_Text">echo 'set completion-ignore-case On' | sudo tee -a /etc/inputrc</text:p>
      <text:h text:style-name="Heading_20_1" text:outline-level="1">O c<text:span text:style-name="T73">omando xargs</text:span></text:h>
      <text:p text:style-name="Text_20_body">O comando <text:span text:style-name="Source_20_Text">xargs</text:span> serve para executar determinado comando várias vezes, dependendo do tamanho da entrada. Ele é uma alternativa a ser usada junto com o pipeline <text:span text:style-name="Source_20_Text">|</text:span>. A seguir, <text:span text:style-name="T73">alguns</text:span> exemplos de uso do comando <text:span text:style-name="Source_20_Text">xargs</text:span>.</text:p>
      <text:p text:style-name="Text_20_body">Para encontrar e remover <text:span text:style-name="T106">recursivamente no diretório atual por </text:span>todos os arquivos <text:span text:style-name="Source_20_Text">.bak</text:span>, <text:span text:style-name="T73">execute</text:span>: <text:span text:style-name="Source_20_Text">find . -name "*.bak" | xargs rm -f</text:span>.</text:p>
      <text:p text:style-name="Text_20_body">Quando um comando recebe mais de um argumento, <text:span text:style-name="T73">usa </text:span>a opção <text:span text:style-name="Source_20_Text">-I</text:span> para dar um apelido a um dos argumentos. Por exemplo, o comando <text:span text:style-name="Source_20_Text">mv</text:span> precisa de pelo menos dois argumentos, o arquivo de origem e o arquivo de destino. Portanto, para mover todos os arquivos <text:span text:style-name="Source_20_Text">.bak</text:span> dentro de todos os diretórios do diretório atual para o diretório <text:span text:style-name="Source_20_Text">~/.backup</text:span>, <text:span text:style-name="T73">execute</text:span>: <text:span text:style-name="Source_20_Text">find . -name "*.bak" -print0 | xargs -0 -I file mv file ~/.backup</text:span>.</text:p>
      <text:p text:style-name="Text_20_body">As opções <text:span text:style-name="Source_20_Text">-print0</text:span> e <text:span text:style-name="Source_20_Text">-0</text:span> dos comandos <text:span text:style-name="Source_20_Text">find</text:span> e <text:span text:style-name="Source_20_Text">xargs</text:span>, respectivamente, servem para separar cada entrada que será lida pelo comando <text:span text:style-name="Source_20_Text">xargs</text:span> por um caractere nulo, ao invés de separar cada entrada por um caractere de espaço em branco <text:span text:style-name="T73">(delimitador padrão)</text:span>. Usa essa opção quando na entrada houver arquivos ou diretórios que contenham um caractere de espaço em branco. Para cada entrada resultante do comando <text:span text:style-name="Source_20_Text">find</text:span>, a opção <text:span text:style-name="Source_20_Text">-I</text:span> apelida para o nome <text:span text:style-name="Source_20_Text">file</text:span>. Portanto, <text:span text:style-name="Source_20_Text">xargs</text:span> executará o comando <text:span text:style-name="Source_20_Text">mv</text:span> x vezes, sendo x a quantidade de arquivos encontrados pelo <text:span text:style-name="Source_20_Text">find</text:span>. Assim, cada arquivo será movido para o diretório <text:span text:style-name="Source_20_Text">~/.backup</text:span>.</text:p>
      <text:p text:style-name="Text_20_body">Para encontrar todos os arquivos <text:span text:style-name="Source_20_Text">.mp3</text:span> dentro de um diretório <text:span text:style-name="T106">recursivamente </text:span>e tocá-los com o programa <text:span text:style-name="Source_20_Text">mplayer</text:span>, usa: <text:span text:style-name="Source_20_Text">find . -iname "*.mp3" -print0 | xargs -0 mplayer</text:span>.</text:p>
      <text:p text:style-name="P10">Para copiar todos os arquivos MP3 em outro local, pode usar apenas o <text:span text:style-name="Source_20_Text">cp</text:span> da seguinte forma: <text:span text:style-name="Source_20_Text">cp -r -v -p ./ ~/Music</text:span>. <text:span text:style-name="T74">Observe que quando num comando há várias opções sem parâmetros, pode juntá-los. O seguinte comando é equivalente ao anterior: </text:span><text:span text:style-name="Source_20_Text"><text:span text:style-name="T74">cp -rvp ./ ~/Music</text:span></text:span>.</text:p>
      <text:p text:style-name="Text_20_body">No entanto, o comando <text:span text:style-name="Source_20_Text">cp</text:span> pode falhar se ocorrer um erro, como se o número de arquivos for muito grande para o comando <text:span text:style-name="Source_20_Text">cp</text:span>. <text:span text:style-name="Source_20_Text">xargs</text:span> em combinação com <text:span text:style-name="Source_20_Text">find</text:span> pode lidar com essa operação muito bem. <text:span text:style-name="Source_20_Text">xargs</text:span> é mais eficiente em termos de recursos e não vai parar com um erro: <text:span text:style-name="Source_20_Text">find ./ -type f -name "*.mp3" -print0 | xargs -0rI file cp -vp file ~/Music</text:span>. <text:span text:style-name="T105">A opção </text:span><text:span text:style-name="Source_20_Text"><text:span text:style-name="T105">-r</text:span></text:span> <text:span text:style-name="T105">impede o </text:span><text:span text:style-name="Source_20_Text"><text:span text:style-name="T105">xargs</text:span></text:span> <text:span text:style-name="T105">de executar alguma coisa se a entrada for vazia.</text:span></text:p>
      <text:h text:style-name="P132" text:outline-level="1"><text:soft-page-break/>O comando diff</text:h>
      <text:p text:style-name="P13"><text:span text:style-name="Source_20_Text"><text:span text:style-name="T98">diff</text:span></text:span> <text:span text:style-name="T98">serve para diferenciar dois arquivos. Suponha que você tenha um arquivo </text:span><text:span text:style-name="Source_20_Text"><text:span text:style-name="T98">d1.txt</text:span></text:span>, <text:span text:style-name="T98">com o seguinte conteúdo:</text:span></text:p>
      <table:table table:name="Table4" table:style-name="Table4" table:template-name="Default Style">
        <table:table-column table:style-name="Table4.A"/>
        <table:table-row>
          <table:table-cell table:style-name="Table4.A1" office:value-type="string">
            <text:p text:style-name="P80">I need to buy apples.</text:p>
            <text:p text:style-name="P80">I need to go to the store.</text:p>
            <text:p text:style-name="P80">I need to run the laundry.</text:p>
            <text:p text:style-name="P80">I need to wash the car.</text:p>
            <text:p text:style-name="P80">I need to get the car detailed.</text:p>
            <text:p text:style-name="P80">When I get home, I'll wash the dog.</text:p>
            <text:p text:style-name="P80">I promise.</text:p>
          </table:table-cell>
        </table:table-row>
      </table:table>
      <text:p text:style-name="P12"/>
      <text:p text:style-name="P13"><text:span text:style-name="T98">Suponha que você também tenha o arquivo </text:span><text:span text:style-name="Source_20_Text"><text:span text:style-name="T98">d2.txt</text:span></text:span>:</text:p>
      <table:table table:name="Table5" table:style-name="Table5" table:template-name="Default Style">
        <table:table-column table:style-name="Table5.A"/>
        <table:table-row>
          <table:table-cell table:style-name="Table5.A1" office:value-type="string">
            <text:p text:style-name="P80">I need to buy apples.</text:p>
            <text:p text:style-name="P80">I need to go to the store.</text:p>
            <text:p text:style-name="P80">I need to do the laundry.</text:p>
            <text:p text:style-name="P80">I need to wash the dog.</text:p>
            <text:p text:style-name="P80">I need to get the car detailed.</text:p>
            <text:p text:style-name="P80">Oh yeah, I also need to buy grated cheese.</text:p>
            <text:p text:style-name="P80">When I get home, I'll wash the dog.</text:p>
          </table:table-cell>
        </table:table-row>
      </table:table>
      <text:p text:style-name="P13"/>
      <text:p text:style-name="P13"><text:span text:style-name="T98">Qual a diferença entre eles? Basta digitar o comando </text:span><text:span text:style-name="Source_20_Text"><text:span text:style-name="T98">diff --color -u d1.txt d2.txt</text:span></text:span>, <text:span text:style-name="T99">em que a opção </text:span><text:span text:style-name="Source_20_Text"><text:span text:style-name="T99">--color</text:span></text:span> <text:span text:style-name="T99">colore as diferenças, e a opção </text:span><text:span text:style-name="Source_20_Text"><text:span text:style-name="T99">-u</text:span></text:span> <text:span text:style-name="T99">exibe as diferenças no modo unificado (mais legível). A seguir, a saída do comando</text:span><text:span text:style-name="T98">:</text:span></text:p>
      <table:table table:name="Table6" table:style-name="Table6" table:template-name="Default Style">
        <table:table-column table:style-name="Table6.A"/>
        <table:table-row>
          <table:table-cell table:style-name="Table6.A1" office:value-type="string">
            <text:p text:style-name="P111"><text:span text:style-name="T3">--- d1.txt</text:span> <text:s text:c="5"/><text:span text:style-name="T3">2021-01-14 14:59:21.653153587 -0400</text:span></text:p>
            <text:p text:style-name="P111"><text:span text:style-name="T3">+++ d2.txt</text:span> <text:s text:c="5"/><text:span text:style-name="T3">2021-01-14 14:56:06.777097433 -0400</text:span></text:p>
            <text:p text:style-name="P112">@@ -1,7 +1,7 @@</text:p>
            <text:p text:style-name="P111"><text:s/>I need to buy apples.</text:p>
            <text:p text:style-name="P111"><text:s/>I need to go to the store.</text:p>
            <text:p text:style-name="P113">-I need to run the laundry.</text:p>
            <text:p text:style-name="P113">-I need to wash the car.</text:p>
            <text:p text:style-name="P115">+I need to do the laundry.</text:p>
            <text:p text:style-name="P115">+I need to wash the dog.</text:p>
            <text:p text:style-name="P111"><text:s/>I need to get the car detailed.</text:p>
            <text:p text:style-name="P115">+Oh yeah, I also need to buy grated cheese.</text:p>
            <text:p text:style-name="P111"><text:s/>When I get home, I'll wash the dog.</text:p>
            <text:p text:style-name="P114">-I promise.</text:p>
          </table:table-cell>
        </table:table-row>
      </table:table>
      <text:p text:style-name="P68"><text:span text:style-name="T99">As linhas que começam com espaço </text:span><text:span text:style-name="Source_20_Text"><text:span text:style-name="T99"><text:s/></text:span></text:span><text:s/><text:span text:style-name="T99">são iguais nos dois arquivos. As linhas que começam com menos </text:span><text:span text:style-name="Source_20_Text"><text:span text:style-name="T99">-</text:span></text:span> <text:span text:style-name="T99">existem apenas no primeiro arquivo, e as linhas que começam com mais </text:span><text:span text:style-name="Source_20_Text"><text:span text:style-name="T99">+</text:span></text:span> <text:span text:style-name="T99">existem apenas no segundo arquivo. Para exibir a diferença entre os arquivos lado a lado, basta digitar o comando </text:span><text:span text:style-name="Source_20_Text"><text:span text:style-name="T99">diff --color -y d1.txt d2.txt</text:span></text:span>.</text:p>
      <text:p text:style-name="P67"><text:span text:style-name="T278">Para ver a </text:span><text:a xlink:type="simple" xlink:href="https://askubuntu.com/a/229450/586845" text:style-name="Internet_20_link" text:visited-style-name="Visited_20_Internet_20_Link"><text:span text:style-name="T278">diferença da saída entre dois comandos</text:span></text:a><text:span text:style-name="T278">: </text:span><text:span text:style-name="Source_20_Text"><text:span text:style-name="T278">diff &lt;(ls old) &lt;(ls new)</text:span></text:span>.</text:p>
      <text:h text:style-name="P133" text:outline-level="1"><text:soft-page-break/><text:span text:style-name="T75">Comandos </text:span><text:span text:style-name="T77">extensos</text:span></text:h>
      <text:p text:style-name="Text_20_body">Ao digitar um comando, se der ENTER, ele é executado. Mas se o comando <text:span text:style-name="T75">for </text:span><text:span text:style-name="T90">muito</text:span> <text:span text:style-name="T75">extenso</text:span>, e quiser dar ENTER para quebrar o comando, pode digitar uma barra invertida e continuar o comando na linha <text:span text:style-name="T75">seguinte</text:span>:</text:p>
      <text:p text:style-name="Standard"><text:span text:style-name="Source_20_Text">find . -maxdepth 1 -iname "*.mkv" -print0 | \</text:span></text:p>
      <text:p text:style-name="Standard"><text:span text:style-name="Source_20_Text">xargs -0 -r -I file \</text:span></text:p>
      <text:p text:style-name="Text_20_body"><text:span text:style-name="Source_20_Text">cp -v -p file ~/</text:span><text:span text:style-name="Source_20_Text"><text:span text:style-name="T36">V</text:span></text:span><text:span text:style-name="Source_20_Text"><text:span text:style-name="T37">ideos</text:span></text:span><text:span text:style-name="Source_20_Text">/</text:span></text:p>
      <text:h text:style-name="P122" text:outline-level="1">Operadores de controle</text:h>
      <text:p text:style-name="P15"><text:span text:style-name="T115">É possível executar vários comandos, um após o outro. Você já conhece o pipeline </text:span><text:span text:style-name="Source_20_Text"><text:span text:style-name="T115">|</text:span></text:span> <text:span text:style-name="T115">que envia a saída de um programa para a entrada de outro programa. Mas também há outros operadores de controle para executar um comando após o outro.</text:span></text:p>
      <text:p text:style-name="P15"><text:span text:style-name="T115">A expressão </text:span><text:span text:style-name="Source_20_Text"><text:span text:style-name="T115">command1 ; command2</text:span></text:span> <text:span text:style-name="T115">executa </text:span><text:span text:style-name="Source_20_Text"><text:span text:style-name="T115">command1</text:span></text:span> <text:span text:style-name="T115">em primeiro plano, e depois de terminado, executa </text:span><text:span text:style-name="Source_20_Text"><text:span text:style-name="T115">command2</text:span></text:span>. <text:span text:style-name="T116">É claro que pode haver mais de dois comandos concatenados. Exemplo, </text:span><text:span text:style-name="Source_20_Text"><text:span text:style-name="T116">ls ; pwd ; whoami</text:span></text:span> <text:span text:style-name="T116">primeiro exibe os arquivos do diretório atual, depois o path do diretório atual e por fim o nome do usuário, </text:span><text:span text:style-name="T117">um após o outro.</text:span></text:p>
      <text:p text:style-name="P16"><text:span text:style-name="T117">A expressão </text:span><text:span text:style-name="Source_20_Text"><text:span text:style-name="T117">command1 &amp; command2</text:span></text:span> <text:span text:style-name="T117">executa </text:span><text:span text:style-name="Source_20_Text"><text:span text:style-name="T118">command1</text:span></text:span> <text:span text:style-name="T117">em segundo plano, e logo em seguida </text:span><text:span text:style-name="Source_20_Text"><text:span text:style-name="T117">command2</text:span></text:span> <text:span text:style-name="T117">em primeiro plano. Essa expressão já foi explicada em </text:span><text:span text:style-name="T117"><text:bookmark-ref text:reference-format="text" text:ref-name="__RefHeading___Toc4297_1355782722">Primeiro plano (foreground) e segundo plano (background)</text:bookmark-ref></text:span><text:span text:style-name="T117">.</text:span></text:p>
      <text:p text:style-name="P16"><text:span text:style-name="T117">A expressão </text:span><text:span text:style-name="Source_20_Text"><text:span text:style-name="T117">command1 &amp;&amp; command2</text:span></text:span> <text:span text:style-name="T117">primeiro executa </text:span><text:span text:style-name="Source_20_Text"><text:span text:style-name="T117">command1</text:span></text:span> <text:span text:style-name="T117">e então, apenas se não ocorreu nenhum erro, executa </text:span><text:span text:style-name="Source_20_Text"><text:span text:style-name="T117">command2</text:span></text:span>, <text:span text:style-name="T117">ambos em primeiro plano. </text:span><text:span text:style-name="T121">Mas se colocar um e-comercial ao final, executa ambos em segundo plano. Essa expressão é boa quando para a execução de um programa é necessário garantir o sucesso da execução de outro programa. </text:span><text:span text:style-name="T122">Exemplo, </text:span><text:span text:style-name="Source_20_Text"><text:span text:style-name="T122">mkdir ~/diretorio &amp;&amp; cd ~/diretorio</text:span></text:span>. <text:span text:style-name="T122">Se tentar executar a expressão anterior, o comando </text:span><text:span text:style-name="Source_20_Text"><text:span text:style-name="T122">cd</text:span></text:span> <text:span text:style-name="T122">não será executado pois não é possível</text:span><text:span text:style-name="T117"> </text:span><text:span text:style-name="T122">criar um diretório que já existe. P</text:span><text:span text:style-name="T120">ara configurar um despertador, basta combinar os comandos</text:span><text:span text:style-name="T119"> </text:span><text:span text:style-name="Source_20_Text"><text:span text:style-name="T119">sleep </text:span></text:span><text:span text:style-name="Source_20_Text"><text:span text:style-name="T41">ns</text:span></text:span><text:span text:style-name="Source_20_Text"><text:span text:style-name="T119"> &amp;&amp; </text:span></text:span><text:span text:style-name="Source_20_Text"><text:span text:style-name="T42">mpv</text:span></text:span><text:span text:style-name="Source_20_Text"><text:span text:style-name="T119"> </text:span></text:span><text:span text:style-name="Source_20_Text"><text:span text:style-name="T41">song </text:span></text:span><text:span text:style-name="Source_20_Text"><text:span text:style-name="T42">&amp;</text:span></text:span>, <text:span text:style-name="T121">em que </text:span><text:span text:style-name="Source_20_Text"><text:span text:style-name="T121">ns</text:span></text:span> <text:span text:style-name="T121">é um número seguido de uma </text:span><text:span text:style-name="T122">das</text:span><text:span text:style-name="T121"> letra ‘s’, ‘m’, ‘h’ ou ‘d’, que representa um tempo em segundos, minutos, horas ou dias, respectivamente, e </text:span><text:span text:style-name="Source_20_Text"><text:span text:style-name="T119">song</text:span></text:span> <text:span text:style-name="T121">é o path para um arquivo de áudio</text:span>.</text:p>
      <text:p text:style-name="P66"><text:span text:style-name="T121">A expressão </text:span><text:span text:style-name="Source_20_Text"><text:span text:style-name="T121">command1 || command2</text:span></text:span> <text:span text:style-name="T121">executa </text:span><text:span text:style-name="Source_20_Text"><text:span text:style-name="T121">command2</text:span></text:span> <text:span text:style-name="T121">apenas se ocorreu um erro em </text:span><text:span text:style-name="Source_20_Text"><text:span text:style-name="T121">command1</text:span></text:span>. <text:span text:style-name="T121">Ambos são executados em primeiro plano. Essa expressão é boa quando é necessário tomar alguma atitude quando um programa não executa bem sucedidamente. </text:span><text:span text:style-name="T123">Exemplo, </text:span><text:span text:style-name="Source_20_Text"><text:span text:style-name="T123">ping istononecziste.com || mpv tbmnao || echo site e musica </text:span></text:span><text:span text:style-name="Source_20_Text"><text:span text:style-name="T43">inexistente!</text:span></text:span> <text:span text:style-name="T123">testa a conexão com um site, e se falhar, toca uma música, e se falhar, exibe uma mensagem.</text:span></text:p>
      <text:h text:style-name="P134" text:outline-level="1">Agrupando comandos</text:h>
      <text:p text:style-name="P67"><text:span text:style-name="T278">Você pode </text:span><text:a xlink:type="simple" xlink:href="https://www.baeldung.com/linux/combine-linux-commands#group-commands" text:style-name="Internet_20_link" text:visited-style-name="Visited_20_Internet_20_Link"><text:span text:style-name="T278">agrupar comandos</text:span></text:a><text:span text:style-name="T278"> desta forma: </text:span><text:span text:style-name="Source_20_Text"><text:span text:style-name="T278">{ command-list; }</text:span></text:span><text:span text:style-name="T278">. Quando agrupamos comandos, a saída de cada comando é concatenada. Por exemplo, esse exemplo redireciona a saída de todos os comandos para o mesmo arquivo:</text:span></text:p>
      <text:p text:style-name="Preformatted_20_Text"><text:span text:style-name="T278">{</text:span> echo "Hi there"; pwd; uptime; date; <text:span text:style-name="T278">}</text:span> &gt;/tmp/output</text:p>
      <text:p text:style-name="P69">Para ver todos os arquivo de dois diretórios que foram modificados em determinado dia:</text:p>
      <text:p text:style-name="Preformatted_20_Text"><text:soft-page-break/>{ ls -l ~/Documents/; ls -l ~/Downloads/; } | grep "Mar 25"</text:p>
      <text:p text:style-name="P70">Outro caso de uso para agrupar comandos é ao aplicar operadores lógicos. Digamos que tentamos fazer ping em um site para verificar se ele está ativo. Somente se o ping falhar, queremos enviar um SMS para admin e escrever uma mensagem de log. <text:span text:style-name="T279">P</text:span>odemos agrupar o comando <text:span text:style-name="Source_20_Text">sendSMS</text:span> e o comando <text:span text:style-name="Source_20_Text">writeLog</text:span>:</text:p>
      <text:p text:style-name="Preformatted_20_Text">ping -c1 "some.website" 1&gt;/dev/null 2&gt;&amp;1 || <text:span text:style-name="T279">{</text:span> sendSMS ; writeLog; <text:span text:style-name="T61">}</text:span></text:p>
      <text:p text:style-name="P116">Se você não agrupar os comandos sendSMS e writeLog, o erro será redirecionado apenas para o sendSMS, e o writeLog sempre será executado, independentemente se houve erro ou não.</text:p>
      <text:p text:style-name="P117">Para criar várias pastas dentro de um diretório: <text:span text:style-name="Source_20_Text">mkdir /tmp/{folder1,folder2,folder3}</text:span>.</text:p>
      <text:p text:style-name="P117">Para copiar vários arquivos:</text:p>
      <text:p text:style-name="Preformatted_20_Text">cp /usr/share/applications/{org.kde.okular.desktop,google-chrome.desktop,clementine.desktop} ~/Desktop/</text:p>
      <text:h text:style-name="P123" text:outline-level="1">Configurando o bash</text:h>
      <text:p text:style-name="P17"><text:span text:style-name="T128">Você pode definir apelidos para comandos, por exemplo, ao comparar dois arquivos, em vez de usar o comando completo <text:s/></text:span><text:span text:style-name="Source_20_Text"><text:span text:style-name="T98">diff --color -u </text:span></text:span><text:span text:style-name="Source_20_Text"><text:span text:style-name="T128">file1 file2</text:span></text:span>, <text:span text:style-name="T128">você pode definir um apelido </text:span><text:span text:style-name="Source_20_Text"><text:span text:style-name="T128">alias dif="diff --color -u"</text:span></text:span>, <text:span text:style-name="T128">e toda vez que quiser comparar dois arquivos, usar o comando </text:span><text:span text:style-name="Source_20_Text"><text:span text:style-name="T128">dif file1 file2</text:span></text:span>. <text:span text:style-name="T128">Digite o comando </text:span><text:span text:style-name="Source_20_Text"><text:span text:style-name="T128">alias</text:span></text:span><text:span text:style-name="T128"> sozinho para exibir todos os apelidos configurados pelo terminal. Porém, observe que ao fechar o terminal, e abri-lo novamente, o apelido não funciona mais. Isto porque ao encerrar uma seção do terminal, todas as alterações feitas nesta seção são descartadas. </text:span><text:span text:style-name="T129">Você pode acrescentar esse apelido, bem como qualquer outro comando ou configuração, no</text:span><text:span text:style-name="T128"> arquivo </text:span><text:span text:style-name="Source_20_Text"><text:span text:style-name="T128">~/.bashrc</text:span></text:span>, <text:span text:style-name="T129">e toda vez que abrir um terminal, esse arquivo será executado antes. Por exemplo, você pode definir o apelido </text:span><text:span text:style-name="Source_20_Text"><text:span text:style-name="T129">alias c='gnome-calculator'</text:span></text:span>, <text:span text:style-name="T129">e simplesmente digitar </text:span><text:span text:style-name="Source_20_Text"><text:span text:style-name="T129">c</text:span></text:span> <text:span text:style-name="T129">toda vez que quiser abrir a calculadora do gnome.</text:span></text:p>
      <text:p text:style-name="P18"><text:span text:style-name="T129">Entretanto, apelidos não funcionam ao digitar o comando pelo atalho [ALT]+[F2]. Neste caso, você pode criar um link simbólico </text:span><text:span text:style-name="T130">de um programa e adicioná-lo no diretório </text:span><text:span text:style-name="Source_20_Text"><text:span text:style-name="T130">~/.local/bin/</text:span></text:span>. <text:span text:style-name="T130">Qualquer programa dentro deste diretório pode ser executado tanto pelo terminal quanto pelo [ALT]+[F2]. Para tanto, primeiramente, crie o diretório com o comando </text:span><text:span text:style-name="Source_20_Text"><text:span text:style-name="T130">mkdir ~/.local/bin/</text:span></text:span>, <text:span text:style-name="T130">se ainda não existir. Depois, crie o link simbólico com o comando </text:span><text:span text:style-name="Source_20_Text"><text:span text:style-name="T130">ln -s /usr/bin/gnome-calculator ~/.local/bin/c</text:span></text:span>. <text:span text:style-name="T131">Neste caso, criamos um link simbólico </text:span><text:span text:style-name="Source_20_Text"><text:span text:style-name="T131">c</text:span></text:span> <text:span text:style-name="T131">para o </text:span><text:span text:style-name="Source_20_Text"><text:span text:style-name="T131">gnome-calculator</text:span></text:span>.</text:p>
      <text:p text:style-name="P19"><text:span text:style-name="T131">Caso você queira apelidar um comando que tenha argumentos, e fazê-lo funcionar pelo [ALT]+[F2], ainda pode criar um script dentro do diretório </text:span><text:span text:style-name="Source_20_Text"><text:span text:style-name="T131">~/.local/bin</text:span></text:span>. <text:span text:style-name="T131">Por exemplo, para criar um comando que abre o </text:span><text:span text:style-name="Source_20_Text"><text:span text:style-name="T131">firefox</text:span></text:span><text:span text:style-name="T131"> numa janela </text:span><text:span text:style-name="T133">privada</text:span><text:span text:style-name="T131">, crie o seguinte arquivo </text:span><text:span text:style-name="Source_20_Text"><text:span text:style-name="T131">pfx</text:span></text:span> <text:span text:style-name="T131">dentro de </text:span><text:span text:style-name="Source_20_Text"><text:span text:style-name="T131">~/.local/bin</text:span></text:span>:</text:p>
      <table:table table:name="Table7" table:style-name="Table7" table:template-name="Default Style">
        <table:table-column table:style-name="Table7.A"/>
        <table:table-row>
          <table:table-cell table:style-name="Table7.A1" office:value-type="string">
            <text:p text:style-name="P80"><text:span text:style-name="Source_20_Text">#!/bin/sh</text:span></text:p>
            <text:p text:style-name="P80"><text:span text:style-name="Source_20_Text">firefox --private-window # abre o firefox numa janela privada</text:span></text:p>
          </table:table-cell>
        </table:table-row>
      </table:table>
      <text:p text:style-name="P19"/>
      <text:p text:style-name="P19"><text:soft-page-break/><text:span text:style-name="T131">Depois, dê permissão de execução ao script: </text:span><text:span text:style-name="Source_20_Text"><text:span text:style-name="T131">chmod +x ~/.local/bin/pfx</text:span></text:span>. <text:span text:style-name="T132">Pronto, para abrir o </text:span><text:span text:style-name="Source_20_Text"><text:span text:style-name="T132">firefox</text:span></text:span><text:span text:style-name="T132"> numa janela </text:span><text:span text:style-name="T134">p</text:span><text:span text:style-name="T135">rivada</text:span><text:span text:style-name="T132">, é só executar o comando </text:span><text:span text:style-name="Source_20_Text"><text:span text:style-name="T132">pfx</text:span></text:span>, <text:span text:style-name="T132">tanto no terminal quanto no [ALT]+[F2].</text:span></text:p>
      <text:h text:style-name="Heading_20_1" text:outline-level="1"><text:bookmark-start text:name="__RefHeading___Toc4079_3374678530"/>Usuários e permissões<text:bookmark-end text:name="__RefHeading___Toc4079_3374678530"/></text:h>
      <text:p text:style-name="Text_20_body">Em um sistema Linux, <text:span text:style-name="T167">diretórios também são considerados como arquivos, mas que podem conter outros arquivos. Para c</text:span>ada arquivo, são atribuíd<text:span text:style-name="T168">a</text:span>s <text:span text:style-name="T168">permissões </text:span>de acesso para <text:span text:style-name="T167">(1) </text:span>o proprietário do arquivo, <text:span text:style-name="T167">(2) </text:span>os membros de um grupo de usuários relacionados e <text:span text:style-name="T167">(3) </text:span>todos os outros. <text:span text:style-name="T168">As permissões</text:span> podem ser <text:span text:style-name="T167">de leitura, escrita ou execução (isto é, quando o arquivo é um programa ou script).</text:span></text:p>
      <text:p text:style-name="P27"><text:span text:style-name="T178">Muitos programas ou arquivos, só podem ser executados ou abertos por um usuário especial, que se chama </text:span><text:span text:style-name="T20">superuser</text:span><text:span text:style-name="T153">, ou </text:span><text:span text:style-name="T20">root</text:span><text:span text:style-name="T153"> (não confundir com o diretório raiz). O root é um usuário especial no Linux, que possui acesso a todos os arquivos do sistema. Para executar ou abrir esses arquivos </text:span><text:span text:style-name="T154">com permissão root</text:span><text:span text:style-name="T153">, coloca a palavra </text:span><text:span text:style-name="Source_20_Text"><text:span text:style-name="T153">sudo</text:span></text:span> <text:span text:style-name="T178">antes do comando. </text:span><text:span text:style-name="T179">Por exemplo, </text:span><text:span text:style-name="T180">para instalar um programa, </text:span><text:span text:style-name="T181">é necessário ser</text:span><text:span text:style-name="T180"> root: </text:span><text:span text:style-name="Source_20_Text"><text:span text:style-name="T180">sudo apt install program</text:span></text:span>. <text:span text:style-name="T180">Para abrir uma sessão no terminal autenticada (logged in) com root, digite o comando </text:span><text:span text:style-name="Source_20_Text"><text:span text:style-name="T180">sudo -i</text:span></text:span>. <text:span text:style-name="T180">Qualquer comando executado numa sessão root, será executado pelo usuário root. Para sair da sessão root, digite o comando </text:span><text:span text:style-name="Source_20_Text"><text:span text:style-name="T180">exit</text:span></text:span>.</text:p>
      <text:p text:style-name="P25"><text:span text:style-name="T168">Para ver os detalhes de permissões de um arquivo, use o comando </text:span><text:span text:style-name="Source_20_Text"><text:span text:style-name="T168">ll</text:span></text:span>. <text:span text:style-name="T168">A seguir, a saída do comando </text:span><text:span text:style-name="Source_20_Text"><text:span text:style-name="T168">ll /bin/</text:span></text:span><text:span text:style-name="Source_20_Text"><text:span text:style-name="T52">chmod</text:span></text:span><text:span text:style-name="T170">.</text:span></text:p>
      <table:table table:name="Table8" table:style-name="Table8" table:template-name="Default Style">
        <table:table-column table:style-name="Table8.A"/>
        <table:table-row>
          <table:table-cell table:style-name="Table8.A1" office:value-type="string">
            <text:p text:style-name="P105">-rwxr-xr-x 1 root root 68112 jul 24 15:01 /bin/chmod*</text:p>
          </table:table-cell>
        </table:table-row>
      </table:table>
      <text:p text:style-name="P25"/>
      <text:p text:style-name="P26">Seguindo a ordem dos caracteres, o significado da saída é:</text:p>
      <text:list xml:id="list586442746" text:style-name="L8">
        <text:list-item>
          <text:p text:style-name="P179"><text:span text:style-name="Source_20_Text"><text:span text:style-name="T172">-</text:span></text:span><text:span text:style-name="T172">: O tipo do arquivo</text:span><text:span text:style-name="T171">. </text:span><text:span text:style-name="T172">N</text:span><text:span text:style-name="T171">a maioria dos casos pode ser arquivo regular</text:span><text:span text:style-name="T173">(</text:span><text:span text:style-name="Source_20_Text"><text:span text:style-name="T171">-</text:span></text:span><text:span text:style-name="T171">), diretório </text:span><text:span text:style-name="T173">(</text:span><text:span text:style-name="Source_20_Text"><text:span text:style-name="T171">d</text:span></text:span><text:span text:style-name="T171">) ou link simbólico soft </text:span><text:span text:style-name="T173">(</text:span><text:span text:style-name="Source_20_Text"><text:span text:style-name="T171">l</text:span></text:span><text:span text:style-name="T171">). Neste caso, é um arquivo regular.</text:span></text:p>
        </text:list-item>
        <text:list-item>
          <text:p text:style-name="P179"><draw:g text:anchor-type="paragraph" draw:z-index="0" draw:name="Shape1" draw:style-name="gr1"><draw:frame draw:style-name="gr2" draw:text-style-name="P187" svg:width="0.736cm" svg:height="0.692cm" svg:x="0cm" svg:y="0.118cm"><draw:text-box><text:p text:style-name="P186"><text:span text:style-name="T288">-</text:span></text:p></draw:text-box></draw:frame><draw:frame draw:style-name="gr3" draw:text-style-name="P188" svg:width="1.202cm" svg:height="0.692cm" svg:x="0.376cm" svg:y="0.111cm"><draw:text-box><text:p text:style-name="P186"><text:span text:style-name="T289">rwx</text:span></text:p></draw:text-box></draw:frame><draw:frame draw:style-name="gr4" draw:text-style-name="P187" svg:width="1.202cm" svg:height="0.93cm" svg:x="1.219cm" svg:y="0cm"><draw:text-box><text:p text:style-name="P186"><text:span text:style-name="T288">r-x</text:span></text:p></draw:text-box></draw:frame><draw:frame draw:style-name="gr3" draw:text-style-name="P188" svg:width="1.204cm" svg:height="0.692cm" svg:x="2.06cm" svg:y="0.111cm"><draw:text-box><text:p text:style-name="P186"><text:span text:style-name="T289">r-x</text:span></text:p></draw:text-box></draw:frame><draw:frame draw:style-name="gr2" draw:text-style-name="P187" svg:width="0.735cm" svg:height="0.692cm" svg:x="2.905cm" svg:y="0.118cm"><draw:text-box><text:p text:style-name="P186"><text:span text:style-name="T288">1</text:span></text:p></draw:text-box></draw:frame><draw:frame draw:style-name="gr5" draw:text-style-name="P188" svg:width="1.433cm" svg:height="1.131cm" svg:x="3.281cm" svg:y="-0.101cm"><draw:text-box><text:p text:style-name="P186"><text:span text:style-name="T289">root</text:span></text:p></draw:text-box></draw:frame><draw:frame draw:style-name="gr6" draw:text-style-name="P187" svg:width="1.433cm" svg:height="1.131cm" svg:x="4.355cm" svg:y="-0.101cm"><draw:text-box><text:p text:style-name="P186"><text:span text:style-name="T288">root</text:span></text:p></draw:text-box></draw:frame><draw:frame draw:style-name="gr7" draw:text-style-name="P188" svg:width="1.668cm" svg:height="0.93cm" svg:x="5.429cm" svg:y="0cm"><draw:text-box><text:p text:style-name="P186"><text:span text:style-name="T289">68112</text:span></text:p></draw:text-box></draw:frame><draw:frame draw:style-name="gr8" draw:text-style-name="P187" svg:width="3.296cm" svg:height="1.131cm" svg:x="6.738cm" svg:y="-0.101cm"><draw:text-box><text:p text:style-name="P186"><text:span text:style-name="T288">jul 24 </text:span><text:span text:style-name="T288">15:01</text:span></text:p></draw:text-box></draw:frame><draw:frame draw:style-name="gr9" draw:text-style-name="P188" svg:width="3.066cm" svg:height="0.692cm" svg:x="9.675cm" svg:y="0.111cm"><draw:text-box><text:p text:style-name="P186"><text:span text:style-name="T289">/bin/</text:span><text:span text:style-name="T289">chmod*</text:span></text:p></draw:text-box></draw:frame></draw:g><text:span text:style-name="Source_20_Text"><text:span text:style-name="T172">rwxr-xr-x</text:span></text:span><text:span text:style-name="T172">: As permissões do arquivo. Os três primeiros caracteres (</text:span><text:span text:style-name="Source_20_Text"><text:span text:style-name="T172">rwx</text:span></text:span><text:span text:style-name="T172">) se referem às permissões </text:span><text:span text:style-name="T173">de leitura (r), escrita (w) e execução (x) </text:span><text:span text:style-name="T172">do proprietário do arquivo, </text:span><text:span text:style-name="T173">respectivamente. Do mesmo modo</text:span><text:span text:style-name="T172">, os próximos três caracteres (</text:span><text:span text:style-name="Source_20_Text"><text:span text:style-name="T172">r-x</text:span></text:span><text:span text:style-name="T172">) </text:span><text:span text:style-name="T173">se referem </text:span><text:span text:style-name="T172">às permissões do grupo de usuário</text:span><text:span text:style-name="T173">s</text:span><text:span text:style-name="T172"> do arquivo, e os últimos três caracteres (</text:span><text:span text:style-name="Source_20_Text"><text:span text:style-name="T172">r-x</text:span></text:span><text:span text:style-name="T172">) às permissões de qualquer outro usuário. </text:span><text:span text:style-name="T173">Se </text:span><text:span text:style-name="T174">houver</text:span><text:span text:style-name="T173"> um traço (</text:span><text:span text:style-name="Source_20_Text"><text:span text:style-name="T173">-</text:span></text:span><text:span text:style-name="T173">) no lugar de uma letra, significa que para aquela letra o usuário não tem permissão. Neste caso, o proprietário </text:span><text:span text:style-name="T174">do arquivo</text:span><text:span text:style-name="T173"> possui todas as permissões (</text:span><text:span text:style-name="Source_20_Text"><text:span text:style-name="T173">rwx</text:span></text:span><text:span text:style-name="T173">), o grupo de usuários do arquivo possui apenas permissão de leitura e execução (</text:span><text:span text:style-name="Source_20_Text"><text:span text:style-name="T173">r-x</text:span></text:span><text:span text:style-name="T173">), e qualquer outro usuário possui apenas permissão de leitura e execução (</text:span><text:span text:style-name="Source_20_Text"><text:span text:style-name="T173">r-x</text:span></text:span><text:span text:style-name="T173">).</text:span></text:p>
        </text:list-item>
        <text:list-item>
          <text:p text:style-name="P179"><text:span text:style-name="Source_20_Text">1</text:span>: O número de links simbólicos que o arquivo possui.</text:p>
        </text:list-item>
        <text:list-item>
          <text:p text:style-name="P179"><text:span text:style-name="Source_20_Text"><text:span text:style-name="T175">r</text:span></text:span><text:span text:style-name="Source_20_Text">oot</text:span>: Nome do usuário proprietário do arquivo. Neste caso, o root é o proprietário.</text:p>
        </text:list-item>
        <text:list-item>
          <text:p text:style-name="P179"><text:span text:style-name="Source_20_Text"><text:span text:style-name="T175">r</text:span></text:span><text:span text:style-name="Source_20_Text">oot</text:span>: Nome do grupo de usuário do arquivo. Neste caso, o grupo também se chama root.</text:p>
        </text:list-item>
        <text:list-item>
          <text:p text:style-name="P179"><text:span text:style-name="Source_20_Text">68112</text:span>: Tamanho em bytes do arquivo.</text:p>
        </text:list-item>
        <text:list-item>
          <text:p text:style-name="P179"><text:span text:style-name="Source_20_Text"><text:span text:style-name="T175">j</text:span></text:span><text:span text:style-name="Source_20_Text">ul 24 15:01</text:span>: Data da última modificação do arquivo.</text:p>
        </text:list-item>
        <text:list-item>
          <text:p text:style-name="P179"><text:soft-page-break/><text:span text:style-name="Source_20_Text">/bin/chmod*</text:span>: Nome do arquivo. Um asterisco significa que é executável.</text:p>
        </text:list-item>
      </text:list>
      <text:p text:style-name="P28"><text:span text:style-name="T176">O comando </text:span><text:span text:style-name="Source_20_Text"><text:span text:style-name="T176">chmod</text:span></text:span>, <text:span text:style-name="T177">abreviação para </text:span><text:span text:style-name="T19">change mode</text:span><text:span text:style-name="T152">, serve para alterar as permissões do arquivo. </text:span><text:span text:style-name="T155">Há </text:span><text:span text:style-name="T161">dois modos para </text:span><text:span text:style-name="T152">especificar as permissões. </text:span><text:span text:style-name="T161">O primeiro modo</text:span><text:span text:style-name="T160"> </text:span><text:span text:style-name="T161">se chama </text:span><text:span text:style-name="T152">notação octal. </text:span><text:span text:style-name="T156">Como cada tipo de usuário (proprietário, grupo e outro qualquer) possui três tipos de permissões (leitura, escrita e execução), há oito combinações possíveis para cada usuário:</text:span></text:p>
      <table:table table:name="Table9" table:style-name="Table9" table:template-name="Default Style">
        <table:table-column table:style-name="Table9.A"/>
        <table:table-column table:style-name="Table9.B"/>
        <table:table-column table:style-name="Table9.C"/>
        <table:table-column table:style-name="Table9.D"/>
        <table:table-row table:style-name="Table9.1">
          <table:table-cell table:style-name="Table9.A1" office:value-type="string">
            <text:p text:style-name="P91">Permissões</text:p>
          </table:table-cell>
          <table:table-cell table:style-name="Table9.A1" office:value-type="string">
            <text:p text:style-name="P92">Notação em bits</text:p>
          </table:table-cell>
          <table:table-cell table:style-name="Table9.A1" office:value-type="string">
            <text:p text:style-name="P92">Notação octal</text:p>
          </table:table-cell>
          <table:table-cell table:style-name="Table9.D1" office:value-type="string">
            <text:p text:style-name="P93">Descrição</text:p>
          </table:table-cell>
        </table:table-row>
        <table:table-row table:style-name="Table9.1">
          <table:table-cell table:style-name="Table9.A2" office:value-type="string">
            <text:p text:style-name="P99"><text:span text:style-name="T193">r</text:span>wx</text:p>
          </table:table-cell>
          <table:table-cell table:style-name="Table9.A2" office:value-type="string">
            <text:p text:style-name="P82">111</text:p>
          </table:table-cell>
          <table:table-cell table:style-name="Table9.A2" office:value-type="string">
            <text:p text:style-name="P82">7</text:p>
          </table:table-cell>
          <table:table-cell table:style-name="Table9.D2" office:value-type="string">
            <text:p text:style-name="P82">Todas as permissões.</text:p>
          </table:table-cell>
        </table:table-row>
        <table:table-row table:style-name="Table9.1">
          <table:table-cell table:style-name="Table9.A2" office:value-type="string">
            <text:p text:style-name="P98">---</text:p>
          </table:table-cell>
          <table:table-cell table:style-name="Table9.A2" office:value-type="string">
            <text:p text:style-name="P82">000</text:p>
          </table:table-cell>
          <table:table-cell table:style-name="Table9.A2" office:value-type="string">
            <text:p text:style-name="P82">0</text:p>
          </table:table-cell>
          <table:table-cell table:style-name="Table9.D2" office:value-type="string">
            <text:p text:style-name="P82">Nenhuma permissão.</text:p>
          </table:table-cell>
        </table:table-row>
        <table:table-row table:style-name="Table9.1">
          <table:table-cell table:style-name="Table9.A2" office:value-type="string">
            <text:p text:style-name="P98">--x</text:p>
          </table:table-cell>
          <table:table-cell table:style-name="Table9.A2" office:value-type="string">
            <text:p text:style-name="P82">001</text:p>
          </table:table-cell>
          <table:table-cell table:style-name="Table9.A2" office:value-type="string">
            <text:p text:style-name="P82">1</text:p>
          </table:table-cell>
          <table:table-cell table:style-name="Table9.D2" office:value-type="string">
            <text:p text:style-name="P82">Permissão de execução.</text:p>
          </table:table-cell>
        </table:table-row>
        <table:table-row table:style-name="Table9.1">
          <table:table-cell table:style-name="Table9.A2" office:value-type="string">
            <text:p text:style-name="P98">-w-</text:p>
          </table:table-cell>
          <table:table-cell table:style-name="Table9.A2" office:value-type="string">
            <text:p text:style-name="P82">010</text:p>
          </table:table-cell>
          <table:table-cell table:style-name="Table9.A2" office:value-type="string">
            <text:p text:style-name="P82">2</text:p>
          </table:table-cell>
          <table:table-cell table:style-name="Table9.D2" office:value-type="string">
            <text:p text:style-name="P81"><text:span text:style-name="T254">Permissão de escrita (não usada</text:span><text:span text:style-name="T192">).</text:span></text:p>
          </table:table-cell>
        </table:table-row>
        <table:table-row table:style-name="Table9.1">
          <table:table-cell table:style-name="Table9.A2" office:value-type="string">
            <text:p text:style-name="P98">-<text:span text:style-name="T192">wx</text:span></text:p>
          </table:table-cell>
          <table:table-cell table:style-name="Table9.A2" office:value-type="string">
            <text:p text:style-name="P83">011</text:p>
          </table:table-cell>
          <table:table-cell table:style-name="Table9.A2" office:value-type="string">
            <text:p text:style-name="P83">3</text:p>
          </table:table-cell>
          <table:table-cell table:style-name="Table9.D2" office:value-type="string">
            <text:p text:style-name="P83">Permissão de escrita e execução (não usada).</text:p>
          </table:table-cell>
        </table:table-row>
        <table:table-row table:style-name="Table9.1">
          <table:table-cell table:style-name="Table9.A2" office:value-type="string">
            <text:p text:style-name="P97">r--</text:p>
          </table:table-cell>
          <table:table-cell table:style-name="Table9.A2" office:value-type="string">
            <text:p text:style-name="P83">100</text:p>
          </table:table-cell>
          <table:table-cell table:style-name="Table9.A2" office:value-type="string">
            <text:p text:style-name="P83">4</text:p>
          </table:table-cell>
          <table:table-cell table:style-name="Table9.D2" office:value-type="string">
            <text:p text:style-name="P83">Permissão de leitura.</text:p>
          </table:table-cell>
        </table:table-row>
        <table:table-row table:style-name="Table9.1">
          <table:table-cell table:style-name="Table9.A2" office:value-type="string">
            <text:p text:style-name="P97"><text:span text:style-name="T193">r</text:span>-x</text:p>
          </table:table-cell>
          <table:table-cell table:style-name="Table9.A2" office:value-type="string">
            <text:p text:style-name="P83">101</text:p>
          </table:table-cell>
          <table:table-cell table:style-name="Table9.A2" office:value-type="string">
            <text:p text:style-name="P83">5</text:p>
          </table:table-cell>
          <table:table-cell table:style-name="Table9.D2" office:value-type="string">
            <text:p text:style-name="P83">Permissão de leitura e execução.</text:p>
          </table:table-cell>
        </table:table-row>
        <table:table-row table:style-name="Table9.1">
          <table:table-cell table:style-name="Table9.A2" office:value-type="string">
            <text:p text:style-name="P97">rw-</text:p>
          </table:table-cell>
          <table:table-cell table:style-name="Table9.A2" office:value-type="string">
            <text:p text:style-name="P83">110</text:p>
          </table:table-cell>
          <table:table-cell table:style-name="Table9.A2" office:value-type="string">
            <text:p text:style-name="P83">6</text:p>
          </table:table-cell>
          <table:table-cell table:style-name="Table9.D2" office:value-type="string">
            <text:p text:style-name="P83">Permissão de escrita e leitura.</text:p>
          </table:table-cell>
        </table:table-row>
      </table:table>
      <text:p text:style-name="P34"/>
      <text:p text:style-name="P30"><text:span text:style-name="T156">Algumas </text:span><text:span text:style-name="T158">combinações </text:span><text:span text:style-name="T156">não são usadas, pois não há muita aplicação prática, por exemplo, não faz sentido poder escrever mas não ler.</text:span></text:p>
      <text:p text:style-name="P30"><text:span text:style-name="T157">Portanto, o comando </text:span><text:span text:style-name="Source_20_Text"><text:span text:style-name="T157">chmod</text:span></text:span> <text:span text:style-name="T194">é executado com 3 números octais: o primeiro representando as permissões do proprietário; o segundo, do grupo; e o terceiro, de qualquer outro usuário. A seguir, exemplos mais usados do comando </text:span><text:span text:style-name="Source_20_Text"><text:span text:style-name="T194">chmod</text:span></text:span>:</text:p>
      <table:table table:name="Table10" table:style-name="Table10" table:template-name="Default Style">
        <table:table-column table:style-name="Table10.A"/>
        <table:table-column table:style-name="Table10.B"/>
        <table:table-column table:style-name="Table10.C"/>
        <table:table-row table:style-name="Table10.1">
          <table:table-cell table:style-name="Table10.A1" office:value-type="string">
            <text:p text:style-name="P89">Comando</text:p>
          </table:table-cell>
          <table:table-cell table:style-name="Table10.A1" office:value-type="string">
            <text:p text:style-name="P90">Permissões</text:p>
          </table:table-cell>
          <table:table-cell table:style-name="Table10.C1" office:value-type="string">
            <text:p text:style-name="P96">Descrição</text:p>
          </table:table-cell>
        </table:table-row>
        <table:table-row table:style-name="Table10.1">
          <table:table-cell table:style-name="Table10.A2" office:value-type="string">
            <text:p text:style-name="P101"><text:span text:style-name="T195">c</text:span>hmod 777 file</text:p>
          </table:table-cell>
          <table:table-cell table:style-name="Table10.A2" office:value-type="string">
            <text:p text:style-name="P104">rwxrwxrwx</text:p>
          </table:table-cell>
          <table:table-cell table:style-name="Table10.C2" office:value-type="string">
            <text:p text:style-name="P87">Todos têm todas as permissões</text:p>
          </table:table-cell>
        </table:table-row>
        <table:table-row table:style-name="Table10.1">
          <table:table-cell table:style-name="Table10.A2" office:value-type="string">
            <text:p text:style-name="P101"><text:span text:style-name="T195">c</text:span>hmod 755 file</text:p>
          </table:table-cell>
          <table:table-cell table:style-name="Table10.A2" office:value-type="string">
            <text:p text:style-name="P100"><text:span text:style-name="T196">r</text:span>wxr-xr-x</text:p>
          </table:table-cell>
          <table:table-cell table:style-name="Table10.C2" office:value-type="string">
            <text:p text:style-name="P107"><text:span text:style-name="T183">Proprietário </text:span><text:span text:style-name="T184">tem permissão completa</text:span><text:span text:style-name="T182">, e demais possuem permissão de leitura e execução</text:span><text:span text:style-name="T183">.</text:span></text:p>
          </table:table-cell>
        </table:table-row>
        <table:table-row table:style-name="Table10.1">
          <table:table-cell table:style-name="Table10.A2" office:value-type="string">
            <text:p text:style-name="P100"><text:span text:style-name="T195">c</text:span>hmod 700 file</text:p>
          </table:table-cell>
          <table:table-cell table:style-name="Table10.A2" office:value-type="string">
            <text:p text:style-name="P100"><text:span text:style-name="T196">r</text:span>wx------</text:p>
          </table:table-cell>
          <table:table-cell table:style-name="Table10.C2" office:value-type="string">
            <text:p text:style-name="P88">Apenas proprietário possui permissões.</text:p>
          </table:table-cell>
        </table:table-row>
        <table:table-row table:style-name="Table10.1">
          <table:table-cell table:style-name="Table10.A2" office:value-type="string">
            <text:p text:style-name="P100"><text:span text:style-name="T195">c</text:span>hmod 666 file</text:p>
          </table:table-cell>
          <table:table-cell table:style-name="Table10.A2" office:value-type="string">
            <text:p text:style-name="P100"><text:span text:style-name="T196">r</text:span>w-rw-rw-</text:p>
          </table:table-cell>
          <table:table-cell table:style-name="Table10.C2" office:value-type="string">
            <text:p text:style-name="P88">Todos possuem apenas permissão de escrita e leitura.</text:p>
          </table:table-cell>
        </table:table-row>
        <table:table-row table:style-name="Table10.1">
          <table:table-cell table:style-name="Table10.A2" office:value-type="string">
            <text:p text:style-name="P100"><text:span text:style-name="T195">c</text:span>hmod 644 file</text:p>
          </table:table-cell>
          <table:table-cell table:style-name="Table10.A2" office:value-type="string">
            <text:p text:style-name="P100"><text:span text:style-name="T196">r</text:span>w-r--r--</text:p>
          </table:table-cell>
          <table:table-cell table:style-name="Table10.C2" office:value-type="string">
            <text:p text:style-name="P84">Proprietário pode ler e escrever, e outros podem apenas ler.</text:p>
          </table:table-cell>
        </table:table-row>
        <table:table-row table:style-name="Table10.1">
          <table:table-cell table:style-name="Table10.A2" office:value-type="string">
            <text:p text:style-name="P100"><text:span text:style-name="T195">c</text:span>hmod 600 file</text:p>
          </table:table-cell>
          <table:table-cell table:style-name="Table10.A2" office:value-type="string">
            <text:p text:style-name="P100">rw-------</text:p>
          </table:table-cell>
          <table:table-cell table:style-name="Table10.C2" office:value-type="string">
            <text:p text:style-name="P84">Apenas proprietário pode ler e escrever.</text:p>
          </table:table-cell>
        </table:table-row>
      </table:table>
      <text:p text:style-name="P29"/>
      <text:p text:style-name="P30"><text:span text:style-name="T196">O comando </text:span><text:span text:style-name="Source_20_Text"><text:span text:style-name="T196">chmod</text:span></text:span> <text:span text:style-name="T196">também pode ser usado para alterar as permissões de diretórios. Mas o significado das letras ‘r’, ‘w’ e ‘x’ mudam um pouco:</text:span></text:p>
      <text:list xml:id="list796893414" text:style-name="L9">
        <text:list-item>
          <text:p text:style-name="P180"><text:span text:style-name="Source_20_Text">r</text:span>. Permite que o conteúdo do diretório seja listado se o atributo x também estiver definido.</text:p>
        </text:list-item>
        <text:list-item>
          <text:p text:style-name="P180"><text:span text:style-name="Source_20_Text">w</text:span>. Permite que arquivos dentro do diretório sejam criados, excluídos ou renomeados se o atributo x também estiver definido.</text:p>
        </text:list-item>
        <text:list-item>
          <text:p text:style-name="P180"><text:span text:style-name="Source_20_Text">x</text:span>. <text:span text:style-name="T197">P</text:span>ermite que um diretório seja <text:span text:style-name="T197">aberto</text:span> (ou seja, <text:span text:style-name="Source_20_Text">cd dir</text:span>).</text:p>
        </text:list-item>
      </text:list>
      <text:p text:style-name="P31"><text:span text:style-name="T198">A seguir, exemplos mais usados do comando </text:span><text:span text:style-name="Source_20_Text"><text:span text:style-name="T198">chmod</text:span></text:span> <text:span text:style-name="T198">para diretórios:</text:span></text:p>
      <table:table table:name="Table11" table:style-name="Table11" table:template-name="Default Style">
        <table:table-column table:style-name="Table11.A"/>
        <table:table-column table:style-name="Table11.B"/>
        <table:table-column table:style-name="Table11.C"/>
        <text:soft-page-break/>
        <table:table-row table:style-name="Table11.1">
          <table:table-cell table:style-name="Table11.A1" office:value-type="string">
            <text:p text:style-name="P94">Comando</text:p>
          </table:table-cell>
          <table:table-cell table:style-name="Table11.A1" office:value-type="string">
            <text:p text:style-name="P94">Permissões</text:p>
          </table:table-cell>
          <table:table-cell table:style-name="Table11.C1" office:value-type="string">
            <text:p text:style-name="P96">Descrição</text:p>
          </table:table-cell>
        </table:table-row>
        <table:table-row table:style-name="Table11.1">
          <table:table-cell table:style-name="Table11.A2" office:value-type="string">
            <text:p text:style-name="P102"><text:span text:style-name="T199">c</text:span>hmod 777 dir</text:p>
          </table:table-cell>
          <table:table-cell table:style-name="Table11.A2" office:value-type="string">
            <text:p text:style-name="P102"><text:span text:style-name="T199">r</text:span>wxrwxrwx</text:p>
          </table:table-cell>
          <table:table-cell table:style-name="Table11.C2" office:value-type="string">
            <text:p text:style-name="P85">Todas as permissões para todos.</text:p>
          </table:table-cell>
        </table:table-row>
        <table:table-row table:style-name="Table11.1">
          <table:table-cell table:style-name="Table11.A2" office:value-type="string">
            <text:p text:style-name="P102"><text:span text:style-name="T199">c</text:span>hmod 755 dir</text:p>
          </table:table-cell>
          <table:table-cell table:style-name="Table11.A2" office:value-type="string">
            <text:p text:style-name="P102"><text:span text:style-name="T199">r</text:span>wxr-xr-x</text:p>
          </table:table-cell>
          <table:table-cell table:style-name="Table11.C2" office:value-type="string">
            <text:p text:style-name="P85">O proprietário tem permissão completa. Os demais podem listar o diretório, mas não alterar nada. Geralmente usado quando se quer compartilhar o diretório com outras pessoas.</text:p>
          </table:table-cell>
        </table:table-row>
        <table:table-row>
          <table:table-cell table:style-name="Table11.A2" office:value-type="string">
            <text:p text:style-name="P102"><text:span text:style-name="T199">c</text:span>hmod 700</text:p>
          </table:table-cell>
          <table:table-cell table:style-name="Table11.A2" office:value-type="string">
            <text:p text:style-name="P102"><text:span text:style-name="T199">r</text:span>wx------</text:p>
          </table:table-cell>
          <table:table-cell table:style-name="Table11.C2" office:value-type="string">
            <text:p text:style-name="P85">O proprietário tem permissão completa. Os demais não têm nenhuma permissão. <text:span text:style-name="T199">Usado quando se quer manter o diretório privado de outros usuários.</text:span></text:p>
          </table:table-cell>
        </table:table-row>
      </table:table>
      <text:p text:style-name="P31"/>
      <text:p text:style-name="P38"><text:span text:style-name="T220">O outro modo de usar o </text:span><text:span text:style-name="Source_20_Text"><text:span text:style-name="T220">chmod</text:span></text:span> <text:span text:style-name="T220">é o modo simbólico. </text:span><text:span text:style-name="T222">O formato </text:span><text:span text:style-name="T225">simplificado </text:span><text:span text:style-name="T222">do comando é </text:span><text:span text:style-name="Source_20_Text"><text:span text:style-name="T222">chmod [ugoa][+-=][rwx]</text:span></text:span><text:span text:style-name="T220">. Várias operações simbólicas podem ser fornecidas, separadas por vírgulas. Uma combinação das letras </text:span><text:span text:style-name="Source_20_Text"><text:span text:style-name="T220">ugoa</text:span></text:span><text:span text:style-name="T220"> controla quais usuários </text:span><text:span text:style-name="T223">a permissão do </text:span><text:span text:style-name="T220">arquivo será alterad</text:span><text:span text:style-name="T223">a</text:span><text:span text:style-name="T220">: o usuário </text:span><text:span text:style-name="T223">proprietário </text:span><text:span text:style-name="T220">(</text:span><text:span text:style-name="Source_20_Text"><text:span text:style-name="T220">u</text:span></text:span><text:span text:style-name="T220">), usuários </text:span><text:span text:style-name="T223">d</text:span><text:span text:style-name="T220">o grupo do arquivo (</text:span><text:span text:style-name="Source_20_Text"><text:span text:style-name="T220">g</text:span></text:span><text:span text:style-name="T220">), outros usuários que não estão no grupo (</text:span><text:span text:style-name="Source_20_Text"><text:span text:style-name="T220">o</text:span></text:span><text:span text:style-name="T220">), ou todos os usuários (</text:span><text:span text:style-name="Source_20_Text"><text:span text:style-name="T220">a</text:span></text:span><text:span text:style-name="T220">). Se </text:span><text:span text:style-name="T224">for omitid</text:span><text:span text:style-name="T226">a</text:span><text:span text:style-name="T220">, </text:span><text:span text:style-name="T224">considera como todos os usuários</text:span><text:span text:style-name="T220"> </text:span><text:span text:style-name="T224">(</text:span><text:span text:style-name="Source_20_Text"><text:span text:style-name="T220">a</text:span></text:span><text:span text:style-name="T224">). </text:span>O operador <text:span text:style-name="Source_20_Text">+</text:span> <text:span text:style-name="T224">adiciona as</text:span> permissões; <text:span text:style-name="Source_20_Text">-</text:span> <text:span text:style-name="T224">remove as permissões</text:span>; e <text:span text:style-name="Source_20_Text">=</text:span> faz com que sejam as únicas permissões que o arquivo possui. As letras <text:span text:style-name="Source_20_Text">rwx</text:span> selecionam as novas permissões para os usuários afetados: ler (<text:span text:style-name="Source_20_Text">r</text:span>); escrever (<text:span text:style-name="Source_20_Text">w</text:span>); executar (<text:span text:style-name="Source_20_Text">x</text:span>). <text:span text:style-name="T227">exemplos:</text:span></text:p>
      <table:table table:name="Table12" table:style-name="Table12" table:template-name="Default Style">
        <table:table-column table:style-name="Table12.A"/>
        <table:table-column table:style-name="Table12.B"/>
        <table:table-row table:style-name="Table12.1">
          <table:table-cell table:style-name="Table12.A1" office:value-type="string">
            <text:p text:style-name="P95">Comando</text:p>
          </table:table-cell>
          <table:table-cell table:style-name="Table12.B1" office:value-type="string">
            <text:p text:style-name="P95">Descrição</text:p>
          </table:table-cell>
        </table:table-row>
        <table:table-row table:style-name="Table12.1">
          <table:table-cell table:style-name="Table12.A2" office:value-type="string">
            <text:p text:style-name="P110">chmod a-x sample.txt</text:p>
          </table:table-cell>
          <table:table-cell table:style-name="Table12.B2" office:value-type="string">
            <text:p text:style-name="P86">Nega permissão de execução a todos.</text:p>
          </table:table-cell>
        </table:table-row>
        <table:table-row table:style-name="Table12.1">
          <table:table-cell table:style-name="Table12.A2" office:value-type="string">
            <text:p text:style-name="P103">chmod +r sample.txt</text:p>
          </table:table-cell>
          <table:table-cell table:style-name="Table12.B2" office:value-type="string">
            <text:p text:style-name="P109"><text:span text:style-name="T186">Concede permissão de leitura </text:span><text:span text:style-name="T187">a</text:span><text:span text:style-name="T186"> todos.</text:span></text:p>
          </table:table-cell>
        </table:table-row>
        <table:table-row table:style-name="Table12.1">
          <table:table-cell table:style-name="Table12.A2" office:value-type="string">
            <text:p text:style-name="P103">chmod go+rw sample.txt</text:p>
          </table:table-cell>
          <table:table-cell table:style-name="Table12.B2" office:value-type="string">
            <text:p text:style-name="P86">Concede permissão de escrita e leitura ao grupo e outros.</text:p>
          </table:table-cell>
        </table:table-row>
        <table:table-row table:style-name="Table12.1">
          <table:table-cell table:style-name="Table12.A2" office:value-type="string">
            <text:p text:style-name="P106"><text:span text:style-name="T188">chmod u+x </text:span><text:span text:style-name="T189">sample</text:span><text:span text:style-name="T188">.sh</text:span></text:p>
          </table:table-cell>
          <table:table-cell table:style-name="Table12.B2" office:value-type="string">
            <text:p text:style-name="P86">Concede permissão de execução ao proprietário.</text:p>
          </table:table-cell>
        </table:table-row>
        <table:table-row>
          <table:table-cell table:style-name="Table12.A2" office:value-type="string">
            <text:p text:style-name="P103">chmod u=rwx,g=rx,o=r myfile</text:p>
          </table:table-cell>
          <table:table-cell table:style-name="Table12.B2" office:value-type="string">
            <text:p text:style-name="P108"><text:span text:style-name="T185">Equivalente à notação octal </text:span><text:span text:style-name="Source_20_Text"><text:span text:style-name="T190">chmod </text:span></text:span><text:span text:style-name="Source_20_Text"><text:span text:style-name="T191">754 </text:span></text:span><text:span text:style-name="Source_20_Text"><text:span text:style-name="T190">myfile</text:span></text:span><text:span text:style-name="T185">.</text:span></text:p>
          </table:table-cell>
        </table:table-row>
      </table:table>
      <text:p text:style-name="P38"/>
      <text:p text:style-name="P32"><text:span text:style-name="T159">O programa </text:span><text:span text:style-name="Source_20_Text"><text:span text:style-name="T159">chown</text:span></text:span><text:span text:style-name="T159">, abreviação de </text:span><text:span text:style-name="T21">change owner</text:span><text:span text:style-name="T159">, altera o proprietário de um arquivo. Um exemplo de uso é: </text:span><text:span text:style-name="Source_20_Text"><text:span text:style-name="T159">sudo chown new_user file</text:span></text:span>, <text:span text:style-name="T200">em que </text:span><text:span text:style-name="Source_20_Text"><text:span text:style-name="T53">new_user</text:span></text:span> <text:span text:style-name="T200">é o nome do novo proprietário. Também é possível alterar o grupo de um arquivo através do comando </text:span><text:span text:style-name="Source_20_Text"><text:span text:style-name="T200">chgrp</text:span></text:span>, <text:span text:style-name="T200">de </text:span><text:span text:style-name="T21">change group</text:span>: <text:span text:style-name="Source_20_Text"><text:span text:style-name="T201">chgrp new_group file</text:span></text:span><text:span text:style-name="T201">.</text:span></text:p>
      <text:p text:style-name="P37"><text:span text:style-name="T202">Para listar todos os usuário</text:span><text:span text:style-name="T244">s</text:span><text:span text:style-name="T202"> do sistema, use o comando </text:span><text:span text:style-name="Source_20_Text"><text:span text:style-name="T202">getent passwd</text:span></text:span>. <text:span text:style-name="T203">Cada linha contêm informações de um usuário, separadas por dois-pontos. </text:span><text:span text:style-name="T218">Observe que </text:span><text:span text:style-name="T219">há</text:span><text:span text:style-name="T213"> vários usuários “não </text:span><text:span text:style-name="T214">humanos</text:span><text:span text:style-name="T213">”, </text:span><text:span text:style-name="T214">que</text:span><text:span text:style-name="T213"> são criados automaticamente na instalação do sistema ou de outros pacotes. </text:span><text:span text:style-name="T218">C</text:span><text:span text:style-name="T203">onsidere a seguinte linha:</text:span></text:p>
      <text:p text:style-name="P33"><text:span text:style-name="Source_20_Text">siqueira:x:1000:1000:siqueira,,,:/home/siqueira:/bin/bash</text:span></text:p>
      <text:p text:style-name="P35"><text:span text:style-name="T207">Na ordem, as informações são: nome do usuário (</text:span><text:span text:style-name="Source_20_Text"><text:span text:style-name="T207">siqueira</text:span></text:span><text:span text:style-name="T207">); </text:span><text:span text:style-name="T204">senha crip</text:span><text:span text:style-name="T205">tografada </text:span><text:span text:style-name="T208">(</text:span><text:span text:style-name="Source_20_Text"><text:span text:style-name="T208">x</text:span></text:span><text:span text:style-name="T208">)</text:span><text:span text:style-name="T205">, </text:span><text:span text:style-name="T206">se for um x, então a senha criptografada se encontra em </text:span><text:span text:style-name="Source_20_Text"><text:span text:style-name="T206">/etc/shadow</text:span></text:span>; <text:span text:style-name="T208">ID do usuário, </text:span><text:span text:style-name="T209">ou UID (</text:span><text:span text:style-name="Source_20_Text"><text:span text:style-name="T209">1000</text:span></text:span><text:span text:style-name="T209">); ID do grupo </text:span><text:span text:style-name="T210">do usuário, ou GDI (</text:span><text:span text:style-name="Source_20_Text"><text:span text:style-name="T210">1000</text:span></text:span><text:span text:style-name="T210">); </text:span><text:span text:style-name="T211">comentário sobre o usuário (</text:span><text:span text:style-name="Source_20_Text"><text:span text:style-name="T211">siqueira,,,</text:span></text:span><text:span text:style-name="T211">); diretório padrão do usuário (</text:span><text:span text:style-name="Source_20_Text"><text:span text:style-name="T211">/home/siqueira</text:span></text:span><text:span text:style-name="T211">); </text:span><text:span text:style-name="T212">o shell padrão do usuário (</text:span><text:span text:style-name="Source_20_Text"><text:span text:style-name="T212">/bin/bash</text:span></text:span><text:span text:style-name="T212">).</text:span></text:p>
      <text:p text:style-name="P36"><text:span text:style-name="T214">Para listar todos os grupos do sistema, digite </text:span><text:span text:style-name="Source_20_Text"><text:span text:style-name="T54">getent group</text:span></text:span>. <text:span text:style-name="T215">Para listar todos os membros de um grupo </text:span><text:span text:style-name="T217">específico</text:span><text:span text:style-name="T215">, digite </text:span><text:span text:style-name="Source_20_Text"><text:span text:style-name="T215">getent group group_name</text:span></text:span>. <text:span text:style-name="T214">Para listar todos os grupos que um usuário </text:span><text:soft-page-break/><text:span text:style-name="T214">específico pertence, digite </text:span><text:span text:style-name="Source_20_Text"><text:span text:style-name="T214">groups user_name</text:span></text:span>. <text:span text:style-name="T216">Todo usuário tem seu grupo primário, com o mesmo</text:span> <text:span text:style-name="T216">nome dele.</text:span></text:p>
      <text:p text:style-name="P39">Fonte:</text:p>
      <text:list xml:id="list2346491478" text:style-name="L10">
        <text:list-item>
          <text:p text:style-name="P181"><text:a xlink:type="simple" xlink:href="http://linuxcommand.org/lc3_lts0090.php" text:style-name="Internet_20_link" text:visited-style-name="Visited_20_Internet_20_Link"><text:span text:style-name="T167">http://linuxcommand.org/lc3_lts0090.php</text:span></text:a><text:span text:style-name="T167">. Acessado em 17/01/2021.</text:span></text:p>
        </text:list-item>
        <text:list-item>
          <text:p text:style-name="P181"><text:a xlink:type="simple" xlink:href="https://www.tutorialspoint.com/unix_commands/chmod.htm" text:style-name="Internet_20_link" text:visited-style-name="Visited_20_Internet_20_Link">https://www.tutorialspoint.com/unix_commands/chmod.htm</text:a>. <text:span text:style-name="T221">Acessado em 19/01/2021.</text:span></text:p>
        </text:list-item>
      </text:list>
      <text:h text:style-name="P135" text:outline-level="1">Serviços em linux</text:h>
      <text:p text:style-name="P23"><text:span text:style-name="T148">Em Linux, </text:span><text:span text:style-name="T162">serviços são</text:span><text:span text:style-name="T148"> “programas” especiais, </text:span><text:span text:style-name="T162">conhecidos como </text:span><text:span text:style-name="T17">daemons</text:span><text:span text:style-name="T149">, que rodam em segundo plano e </text:span><text:span text:style-name="T150">sem</text:span><text:span text:style-name="T149"> controle direto de um usuário. Eles realizam certas ações em horários predefinidos ou em resposta a certos eventos</text:span><text:span text:style-name="T150">. </text:span><text:span text:style-name="T151">Por convenção, muitos </text:span><text:span text:style-name="T18">daemons</text:span><text:span text:style-name="T151"> terminam com a letra ‘d’, como inetd, httpd, nfsd. Para gerenciar os serviços, usa-se o programa </text:span><text:span text:style-name="Source_20_Text"><text:span text:style-name="T151">service</text:span></text:span>. <text:span text:style-name="T162">A seguir, alguns usos de </text:span><text:span text:style-name="Source_20_Text"><text:span text:style-name="T162">service</text:span></text:span>:</text:p>
      <text:list xml:id="list1238367592" text:style-name="L11">
        <text:list-item>
          <text:p text:style-name="P182"><text:span text:style-name="Source_20_Text">service --status-all</text:span>. Lista todos os serviços.</text:p>
        </text:list-item>
        <text:list-item>
          <text:p text:style-name="P182"><text:span text:style-name="Source_20_Text">service serviço</text:span>. Lista os comandos disponíveis para o <text:span text:style-name="Source_20_Text">serviço</text:span>.</text:p>
        </text:list-item>
        <text:list-item>
          <text:p text:style-name="P182"><text:span text:style-name="Source_20_Text">service serviço comando</text:span>. Executa <text:span text:style-name="Source_20_Text">comando</text:span> no <text:span text:style-name="Source_20_Text">serviço</text:span>. Os principais comandos são <text:span text:style-name="Source_20_Text">start</text:span> para iniciar o serviço, <text:span text:style-name="Source_20_Text">stop</text:span> para encerar o serviço, <text:span text:style-name="Source_20_Text">restart</text:span> para reiniciar o serviço e <text:span text:style-name="Source_20_Text">status</text:span> para ver o estado atual do serviço.</text:p>
        </text:list-item>
      </text:list>
      <text:p text:style-name="P24"><text:span text:style-name="T162">Outro programa usado para gerenciar serviços é o </text:span><text:span text:style-name="Source_20_Text"><text:span text:style-name="T162">systemctl</text:span></text:span>. <text:span text:style-name="T162">Ele possui mais recursos que </text:span><text:span text:style-name="Source_20_Text"><text:span text:style-name="T162">service</text:span></text:span>, <text:span text:style-name="T162">mas também é um pouco mais complexo. </text:span><text:span text:style-name="T163">Em </text:span><text:span text:style-name="Source_20_Text"><text:span text:style-name="T163">systemctl</text:span></text:span><text:span text:style-name="T163">, um serviço é dito habilitado (enabled), quando inicia com o sistema, e um serviço é dito ativo (active) quando está em execução. </text:span><text:span text:style-name="T162">A seguir, alguns usos de </text:span><text:span text:style-name="Source_20_Text"><text:span text:style-name="T162">systemctl</text:span></text:span>:</text:p>
      <text:list xml:id="list18567249" text:style-name="L12">
        <text:list-item>
          <text:p text:style-name="P183"><text:span text:style-name="Source_20_Text">systemctl -a</text:span>. <text:span text:style-name="T163">L</text:span>ista todos os serviços habilitados, ativos ou não. <text:span text:style-name="T163">Para navegar pelos resultados, pode usar os mesmos comandos de </text:span><text:span text:style-name="Source_20_Text"><text:span text:style-name="T163">less</text:span></text:span>.</text:p>
        </text:list-item>
        <text:list-item>
          <text:p text:style-name="P183"><text:span text:style-name="Source_20_Text">systemctl list-unit-files</text:span>. <text:span text:style-name="T163">L</text:span>ista todos os serviços instalados, habilitados ou não.</text:p>
        </text:list-item>
        <text:list-item>
          <text:p text:style-name="P184"><text:span text:style-name="Source_20_Text"><text:span text:style-name="T163">systemctl comando serviço</text:span></text:span><text:span text:style-name="T163">. Executa </text:span><text:span text:style-name="Source_20_Text"><text:span text:style-name="T163">comando</text:span></text:span><text:span text:style-name="T163"> no </text:span><text:span text:style-name="Source_20_Text"><text:span text:style-name="T163">serviço</text:span></text:span><text:span text:style-name="T163">. Observe que aqui a ordem é diferente do programa </text:span><text:span text:style-name="Source_20_Text"><text:span text:style-name="T163">service</text:span></text:span>. <text:span text:style-name="T163">Os principais comandos são </text:span><text:span text:style-name="Source_20_Text"><text:span text:style-name="T163">start</text:span></text:span><text:span text:style-name="T163"> (inicia), </text:span><text:span text:style-name="Source_20_Text"><text:span text:style-name="T163">stop</text:span></text:span><text:span text:style-name="T163"> (encerra), </text:span><text:span text:style-name="Source_20_Text"><text:span text:style-name="T163">restart</text:span></text:span><text:span text:style-name="T163"> (reinicia), </text:span><text:span text:style-name="Source_20_Text"><text:span text:style-name="T163">status</text:span></text:span><text:span text:style-name="T163"> (exibe o estado atual), </text:span><text:span text:style-name="Source_20_Text"><text:span text:style-name="T163">show</text:span></text:span><text:span text:style-name="T163"> (exibe as propriedades do serviço), </text:span><text:span text:style-name="Source_20_Text"><text:span text:style-name="T164">enable</text:span></text:span><text:span text:style-name="T164"> (habilita inicialização com o sistema, precisa de permissão root), </text:span><text:span text:style-name="Source_20_Text"><text:span text:style-name="T164">disable</text:span></text:span><text:span text:style-name="T164"> (desabilita inicialização com o sistema, precisa de permissão root).</text:span></text:p>
        </text:list-item>
      </text:list>
      <text:p text:style-name="Text_20_body"><text:span text:style-name="T255">O service não possui equivalentes ao enable e disable do systemctl. Para habilitar um serviço sem o systemctl, </text:span><text:a xlink:type="simple" xlink:href="https://askubuntu.com/a/627262/586845" text:style-name="Internet_20_link" text:visited-style-name="Visited_20_Internet_20_Link"><text:span text:style-name="T255">você pode</text:span></text:a><text:span text:style-name="T255">: </text:span><text:span text:style-name="Source_20_Text">sudo update-rc.d foo_service defaults</text:span>. <text:span text:style-name="T255">Para desabilitar: </text:span><text:span text:style-name="Source_20_Text">sudo update-rc.d foo_service remove</text:span>.</text:p>
      <text:p text:style-name="P46"><text:span text:style-name="T245">Fonte: </text:span><text:a xlink:type="simple" xlink:href="https://askubuntu.com/a/192060/586845" text:style-name="Internet_20_link" text:visited-style-name="Visited_20_Internet_20_Link"><text:span text:style-name="T245">https://askubuntu.com/a/192060/586845</text:span></text:a><text:span text:style-name="T245">. </text:span><text:span text:style-name="T166">Acessado em 17/01/2021.</text:span></text:p>
      <text:h text:style-name="P124" text:outline-level="1">O serviço ssh</text:h>
      <text:p text:style-name="P47"><text:span text:style-name="T144">Para acessar remotamente </text:span><text:span text:style-name="T145">um computador, pode usar o protocolo ssh. Para isso, o computador a ser acessado precisa ter um servidor ssh rodando. Para transferir arquivos </text:span><text:span text:style-name="T146">do</text:span><text:span text:style-name="T145"> computador local </text:span><text:span text:style-name="T146">para </text:span><text:span text:style-name="T145">o </text:span><text:soft-page-break/><text:span text:style-name="T145">remoto, </text:span><text:span text:style-name="T146">digite </text:span><text:span text:style-name="Source_20_Text"><text:span text:style-name="T146">scp path/to/local/file </text:span></text:span><text:span text:style-name="Source_20_Text"><text:span text:style-name="T145">username@ip</text:span></text:span><text:span text:style-name="Source_20_Text"><text:span text:style-name="T146">:path/to/remote/file</text:span></text:span>, <text:span text:style-name="T146">em que</text:span><text:span text:style-name="T145"> </text:span><text:span text:style-name="Source_20_Text"><text:span text:style-name="T145">username</text:span></text:span> <text:span text:style-name="T145">é o nome do usuário e </text:span><text:span text:style-name="Source_20_Text"><text:span text:style-name="T145">ip</text:span></text:span> <text:span text:style-name="T145">é o endereço ip do computador a ser acessado. Para saber o nome de usuário e ip de um computador, digite </text:span><text:span text:style-name="Source_20_Text"><text:span text:style-name="T145">whoami</text:span></text:span> <text:span text:style-name="T145">e </text:span><text:span text:style-name="Source_20_Text"><text:span text:style-name="T145">ip a</text:span></text:span>, <text:span text:style-name="T145">respectivamente. </text:span><text:span text:style-name="T146">E para transferir do remoto para o local, só inverter a ordem. Por exemplo, o comando </text:span><text:span text:style-name="Source_20_Text"><text:span text:style-name="T146">scp </text:span></text:span><text:span text:style-name="Source_20_Text"><text:span text:style-name="T51">fulano</text:span></text:span><text:span text:style-name="Source_20_Text"><text:span text:style-name="T145">@</text:span></text:span><text:span text:style-name="Source_20_Text"><text:span text:style-name="T51">192.168.0.100</text:span></text:span><text:span text:style-name="Source_20_Text"><text:span text:style-name="T146">:/</text:span></text:span><text:span text:style-name="Source_20_Text"><text:span text:style-name="T51">home/fulano</text:span></text:span><text:span text:style-name="Source_20_Text"><text:span text:style-name="T146">/file.txt ~/Documentos/</text:span></text:span> <text:span text:style-name="T146">transfere o arquivo </text:span><text:span text:style-name="Source_20_Text"><text:span text:style-name="T146">file.txt</text:span></text:span>, <text:span text:style-name="T146">localizado no diretório padrão do computador remoto, para o diretório </text:span><text:span text:style-name="Source_20_Text"><text:span text:style-name="T146">Documentos</text:span></text:span> <text:span text:style-name="T146">do computador local. </text:span><text:span text:style-name="T145">Para acessar remotamente o terminal de outro computador, digite </text:span><text:span text:style-name="Source_20_Text"><text:span text:style-name="T145">ssh username@ip</text:span></text:span>.</text:p>
      <text:p text:style-name="P47"><text:span text:style-name="T147">Caso queira instalar um servidor ssh em seu computador, digite </text:span><text:span text:style-name="Source_20_Text"><text:span text:style-name="T147">sudo apt install openssh-server</text:span></text:span><text:span text:style-name="T147">. </text:span><text:span text:style-name="T148">Agora seu computador pode ser acessado remotamente. Para o servidor ssh não iniciar com o sistema, digite </text:span><text:span text:style-name="Source_20_Text"><text:span text:style-name="T148">sudo systemctl disable ssh</text:span></text:span>. <text:span text:style-name="T148">Para iniciar ou encerrar o servidor ssh manualmente, digite </text:span><text:span text:style-name="Source_20_Text"><text:span text:style-name="T148">systemctl start ssh</text:span></text:span><text:span text:style-name="T148"> </text:span><text:span text:style-name="T165">ou </text:span><text:span text:style-name="Source_20_Text"><text:span text:style-name="T165">systemctl stop ssh</text:span></text:span><text:span text:style-name="T165">.</text:span></text:p>
      <text:h text:style-name="P125" text:outline-level="1">Como forçar a interrupção de um programa</text:h>
      <text:p text:style-name="P40">Fonte: <text:a xlink:type="simple" xlink:href="https://www.booleanworld.com/kill-process-linux/" text:style-name="Internet_20_link" text:visited-style-name="Visited_20_Internet_20_Link">https://www.booleanworld.com/kill-process-linux/</text:a>. Acessado em 21/04/2021.</text:p>
      <text:p text:style-name="P41"><text:span text:style-name="T228">Qualquer programa, serviço, software, que esteja rodando no Linux, é chamado de processo. Cada processo possui um identificador exclusivo (ID) </text:span><text:span text:style-name="T229">e um nome</text:span><text:span text:style-name="T228">. Você pode usar </text:span><text:span text:style-name="T229">o </text:span><text:span text:style-name="T228">ID </text:span><text:span text:style-name="T229">ou nome</text:span><text:span text:style-name="T228"> para encerrar um processo, por exemplo, quando ele travou ou está ocupando toda tua memória RAM.</text:span></text:p>
      <text:p text:style-name="P41"><text:span text:style-name="T229">Para listar todos os processos atualmente sendo executados, digite o comando </text:span><text:span text:style-name="Source_20_Text"><text:span text:style-name="T229">ps aux</text:span></text:span>. <text:span text:style-name="T229">Para filtrar o processo, você pode usar o grep. Por exemplo, para listar qualquer processo que tenha “fire” no nome, digite </text:span><text:span text:style-name="Source_20_Text"><text:span text:style-name="T229">ps aux | grep fire</text:span></text:span>.</text:p>
      <text:p text:style-name="P41"><text:span text:style-name="T229">Para encerrar um processo, digite o comando </text:span><text:span text:style-name="Source_20_Text"><text:span text:style-name="T229">killall nome_do_processo</text:span></text:span>. <text:span text:style-name="T230">Por exemplo, </text:span><text:span text:style-name="Source_20_Text"><text:span text:style-name="T230">killall firefox</text:span></text:span> <text:span text:style-name="T230">encerrará o firefox.</text:span> <text:span text:style-name="T229">Para encerrar forçadamente um processo, digite o comando </text:span><text:span text:style-name="Source_20_Text"><text:span text:style-name="T229">killall -SIGKILL nome_do_processo</text:span></text:span>. <text:span text:style-name="T230">Para encerrar um processo pelo seu ID, digite </text:span><text:span text:style-name="Source_20_Text"><text:span text:style-name="T230">kill id_do_processo</text:span></text:span>, <text:span text:style-name="T230">com ou sem </text:span><text:span text:style-name="Source_20_Text"><text:span text:style-name="T230">-SIGKILL</text:span></text:span>. <text:span text:style-name="T230">Se você sabe apenas parte do nome do processo, você pode usar o comando </text:span><text:span text:style-name="Source_20_Text"><text:span text:style-name="T230">pkill parte_do_nome</text:span></text:span>, <text:span text:style-name="T230">por exemplo, </text:span><text:span text:style-name="Source_20_Text"><text:span text:style-name="T230">pkill fire</text:span></text:span> <text:span text:style-name="T230">encerrará o firefox.</text:span></text:p>
      <text:h text:style-name="P136" text:outline-level="1"><text:span text:style-name="T76">T</text:span>erminais virtuais</text:h>
      <text:p text:style-name="P42">Fonte: <text:a xlink:type="simple" xlink:href="https://ostechnix.com/how-to-switch-between-ttys-without-using-function-keys-in-linux/" text:style-name="Internet_20_link" text:visited-style-name="Visited_20_Internet_20_Link">https://ostechnix.com/how-to-switch-between-ttys-without-using-function-keys-in-linux/</text:a>. Acessado em 21/04/2021.</text:p>
      <text:p text:style-name="P42">O Linux possui terminais virtuais, <text:span text:style-name="T231">chamados tty, que são</text:span> terminais executados em telas somente texto. Se você estiver no modo gráfico e quiser ir para o modo texto, tecle os atalhos [Ctrl]+[Alt]+[Fn], sendo n um número entre 3 e 6, que corresponde a um terminal virtual específico. <text:span text:style-name="T231">Ao acessar um tty, é necessário informar o nome de usuário e senha</text:span>. Para voltar ao modo gráfico, tecle o atalho [Ctrl]+[Alt]+[F2].</text:p>
      <text:p text:style-name="P43"><text:span text:style-name="T231">Quando for o caso de um processo travar o computador no modo gráfico, você pode acessar um terminal no modo texto e encerrar o processo usando o comando </text:span><text:span text:style-name="Source_20_Text"><text:span text:style-name="T55">killall</text:span></text:span> <text:span text:style-name="T231">como na seção anterior.</text:span></text:p>
      <text:h text:style-name="P137" text:outline-level="1"><text:soft-page-break/><text:span text:style-name="T235">Extra - </text:span><text:span text:style-name="T4">Compilado de comandos interessantes</text:span></text:h>
      <text:h text:style-name="Heading_20_3" text:outline-level="3"><text:a xlink:type="simple" xlink:href="https://www.linuxjournal.com/content/downloading-entire-web-site-wget" text:style-name="Internet_20_link" text:visited-style-name="Visited_20_Internet_20_Link">Baixar</text:a> um site inteiro recursivamente</text:h>
      <text:p text:style-name="Preformatted_20_Text">wget --recursive --no-clobber --page-requisites --html-extension --convert-links --restrict-file-names=windows --no-parent --domains website.org <text:a xlink:type="simple" xlink:href="http://www.website.org/tutorials/html/" text:style-name="Internet_20_link" text:visited-style-name="Visited_20_Internet_20_Link">www.website.org/tutorials/html/</text:a></text:p>
      <text:p text:style-name="P44"><text:span text:style-name="T236">Esse comando baixa tudo que estiver dentro de website.org/tutorials/html. Os argumentos são:</text:span> <text:span text:style-name="Source_20_Text">--recursive</text:span>: download the entire Web site. <text:span text:style-name="Source_20_Text">--domains website.org</text:span>: don't follow links outside website.org. <text:span text:style-name="Source_20_Text">--no-parent</text:span>: don't follow links outside the directory tutorials/html/. <text:span text:style-name="Source_20_Text">--page-requisites</text:span>: get all the elements that compose the page (images, CSS and so on). <text:span text:style-name="Source_20_Text">--html-extension</text:span>: save files with the .html extension. <text:span text:style-name="Source_20_Text">--convert-links</text:span>: convert links so that they work locally, off-line. <text:span text:style-name="Source_20_Text">--restrict-file-names=windows</text:span>: modify filenames so that they will work in Windows as well. <text:span text:style-name="Source_20_Text">--no-clobber</text:span>: don't overwrite any existing files (used in case the download is interrupted and resumed).</text:p>
      <text:h text:style-name="Heading_20_3" text:outline-level="3">Acessar uma pasta remota de Linux em Linux</text:h>
      <text:p text:style-name="P45"><text:span text:style-name="T242">Você </text:span>pode montar <text:span text:style-name="T242">uma pasta de um Linux remoto no seu Linux local </text:span>usando um explorador de arquivos (como o nautilius ou o nemo), e assim, conseguir abrir a pasta usando sua IDE preferida. Acesse o endereço <text:span text:style-name="Source_20_Text">sftp://10.8.6.141/</text:span><text:span text:style-name="Source_20_Text"><text:span text:style-name="T57">home/usuario</text:span></text:span> pela barra de endereços do teu explorador de arquivos para montar em seu Linux local a pasta <text:span text:style-name="Source_20_Text">/</text:span><text:span text:style-name="Source_20_Text"><text:span text:style-name="T243">home/usuario</text:span></text:span> do <text:span text:style-name="T243">Linux remoto localizado no endereço </text:span><text:span text:style-name="Source_20_Text"><text:span text:style-name="T243">10.8.6.141</text:span></text:span>.</text:p>
      <text:p text:style-name="P50"><text:span text:style-name="T243">A</text:span>lternativa ao sftp para montar uma pasta remota numa pasta local <text:span text:style-name="T243">é executar o comando</text:span> <text:span text:style-name="Source_20_Text">sshfs pi@10.8.6.141:/home/</text:span><text:span text:style-name="Source_20_Text"><text:span text:style-name="T243">usuario</text:span></text:span><text:span text:style-name="Source_20_Text"> /home/</text:span><text:span text:style-name="Source_20_Text"><text:span text:style-name="T243">usuariolocal</text:span></text:span><text:span text:style-name="Source_20_Text">/</text:span><text:span text:style-name="Source_20_Text"><text:span text:style-name="T243">pastaremota</text:span></text:span><text:span text:style-name="Source_20_Text">/</text:span>. Aqui montamos a pasta <text:span text:style-name="Source_20_Text">/home/usuario</text:span> do <text:span text:style-name="T243">Linux remoto</text:span> na pasta <text:span text:style-name="Source_20_Text">/home/usuariolocal/pastaremota/</text:span> do <text:span text:style-name="T243">Linux</text:span> local. Para desmontar a pasta: <text:span text:style-name="Source_20_Text">fusermount -u /home/usuariolocal/pastaremota/</text:span>.</text:p>
      <text:h text:style-name="Heading_20_3" text:outline-level="3">Acessar uma pasta remota de Windows em Linux</text:h>
      <text:p text:style-name="Text_20_body"><text:span text:style-name="T260">P</text:span>ara <text:a xlink:type="simple" xlink:href="https://askubuntu.com/a/921393/586845" text:style-name="Internet_20_link" text:visited-style-name="Visited_20_Internet_20_Link"><text:span text:style-name="T256">acessar uma pasta</text:span></text:a><text:span text:style-name="T256"> compartilhada pelo windows:</text:span></text:p>
      <text:p text:style-name="Preformatted_20_Text">sudo mount -t cifs //<text:span text:style-name="T257">[host-name-or-ip]</text:span>/<text:span text:style-name="T257">[shared-folder]</text:span> <text:span text:style-name="T257">[mount-point]</text:span>/ --verbose -o user=<text:span text:style-name="T257">[user-name]</text:span></text:p>
      <text:p text:style-name="P51"><text:span text:style-name="T258">O</text:span>nde [host-name-or-ip] é o nome ou IP da máquina remota, [shared-folder] é o nome ou caminho da pasta compartilhada na máquina remota, [mount-point] é onde a pasta será montada na máquina local, e [user-name] é o nome de usuário com permissão de acesso à pasta compartilhada da máquina remota. <text:span text:style-name="T259">Se der um erro, indicando que a versão do smb sendo utilizada pode não ser suportada, tente assim:</text:span></text:p>
      <text:p text:style-name="Preformatted_20_Text">sudo mount -t cifs //[host-name-or-ip]/[shared-folder] [mount-point]/ --verbose -o <text:span text:style-name="T259">vers=2.1,</text:span>user=[user-name]</text:p>
      <text:p text:style-name="P118">Para desmontar: <text:span text:style-name="Source_20_Text">sudo umount [mount-point]</text:span>. <text:span text:style-name="T262">Para mais informações, </text:span><text:a xlink:type="simple" xlink:href="https://linuxize.com/post/how-to-mount-cifs-windows-share-on-linux/" text:style-name="Internet_20_link" text:visited-style-name="Visited_20_Internet_20_Link"><text:span text:style-name="T262">acesse aqui</text:span></text:a><text:span text:style-name="T262">.</text:span></text:p>
      <text:p text:style-name="P119"><text:span text:style-name="T284">A maioria dos exploradores de arquivos permitem acessar pastas do Windows remotamente colocando o protocolo </text:span><text:a xlink:type="simple" xlink:href="smb:///" text:style-name="Internet_20_link" text:visited-style-name="Visited_20_Internet_20_Link"><text:span text:style-name="Source_20_Text"><text:span text:style-name="T284">smb://</text:span></text:span></text:a> <text:span text:style-name="T284">antes do caminho até a pasta, e também permitem compartilhar pastas com o Windows também, clicando abrindo seu menu de contexto. Para isso você precisa ter o Samba instalado (</text:span><text:span text:style-name="Source_20_Text"><text:span text:style-name="T284">sudo apt install samba</text:span></text:span><text:span text:style-name="T284">). </text:span><text:span text:style-name="T285">Após compartilhar uma pasta, crie um usuário </text:span><text:soft-page-break/><text:span text:style-name="T285">samba que consiga acessá-la de outros computadores com </text:span><text:span text:style-name="Source_20_Text"><text:span text:style-name="T285">sudo smbpasswd -a nome_do_usuário</text:span></text:span>, <text:span text:style-name="T285">substituindo </text:span><text:span text:style-name="Source_20_Text"><text:span text:style-name="T285">nome_do_usuário</text:span></text:span><text:span text:style-name="T285"> por um nome desejado.</text:span></text:p>
      <text:h text:style-name="Heading_20_3" text:outline-level="3">Montar um drive (pendrive ou hd externo)</text:h>
      <text:p text:style-name="P52"><text:span text:style-name="T261">Para listar todos os drives disponíveis: </text:span><text:span text:style-name="Source_20_Text"><text:span text:style-name="T261">sudo fdisk -l</text:span></text:span>.</text:p>
      <text:p text:style-name="P53"><text:span text:style-name="T261">Para montar um drive formatado como </text:span><text:a xlink:type="simple" xlink:href="https://unix.stackexchange.com/a/611329/366802" text:style-name="Internet_20_link" text:visited-style-name="Visited_20_Internet_20_Link"><text:span text:style-name="T261">exfat</text:span></text:a><text:span text:style-name="T261">: </text:span><text:span text:style-name="Source_20_Text"><text:span text:style-name="T261">sudo mount.exfat-fuse /dev/sdb1 /media/exfat</text:span></text:span>., <text:span text:style-name="T263">onde /dev/sdb1 é a localização do drive e /media/exfat é o caminho onde o drive será montado.</text:span></text:p>
      <text:p text:style-name="P55">Para montar um drive formatado como fat ou ntfs, você pode usar o <text:a xlink:type="simple" xlink:href="https://unix.stackexchange.com/a/212228" text:style-name="Internet_20_link" text:visited-style-name="Visited_20_Internet_20_Link">udisk</text:a>, que não exige sudo: udisksctl mount -b /dev/sdc1, supondo que seu drive está em /dev/sdc1.</text:p>
      <text:p text:style-name="P54">Para desmontar um drive: sudo umount /caminho/drive/montado.</text:p>
      <text:h text:style-name="Heading_20_3" text:outline-level="3">Comando sed</text:h>
      <text:p text:style-name="P56"><text:span text:style-name="T248">O programa sed faz buscas e substituições em arquivos. O comando </text:span><text:span text:style-name="Source_20_Text"><text:span text:style-name="T248">sed -i '/^[^#]/ s/^/# /' arquivo.txt</text:span></text:span> <text:span text:style-name="T248">coloca um </text:span><text:span text:style-name="Source_20_Text"><text:span text:style-name="T248"># </text:span></text:span><text:s/><text:span text:style-name="T248">no início de toda linha que não começa com </text:span><text:span text:style-name="Source_20_Text"><text:span text:style-name="T248">#</text:span></text:span>. <text:span text:style-name="T249">E</text:span><text:span text:style-name="T248">xplicação: </text:span><text:span text:style-name="Source_20_Text"><text:span text:style-name="T248">-i</text:span></text:span> <text:span text:style-name="T248">faz a substituição diretamente no arquivo </text:span><text:span text:style-name="T249">(in-place)</text:span><text:span text:style-name="T248">, sem gerar uma saída. Tudo que vai dentro das aspas simples é o que será analisado/</text:span><text:span text:style-name="T249">feito</text:span><text:span text:style-name="T248">. O arquivo </text:span><text:span text:style-name="Source_20_Text"><text:span text:style-name="T248">arquivo.txt</text:span></text:span> <text:span text:style-name="T248">é de onde a análise será feita. A primeira parte, </text:span><text:span text:style-name="Source_20_Text"><text:span text:style-name="T248">/^[^#]/</text:span></text:span>, <text:span text:style-name="T248">é o que estamos procurando. O primeiro circunflexo indica início de linha, e o que vai dentro dos colchetes indica um padrão a ser procurado, no caso, </text:span><text:span text:style-name="Source_20_Text"><text:span text:style-name="T248">^#</text:span></text:span> <text:span text:style-name="T248">indica aquilo que não é cerquilha, já que o circunflexo dentro dos colchetes é negação. </text:span><text:span text:style-name="T249">Ou seja, estamos procurando por qualquer linha cujo início não comece com cerquilha</text:span><text:span text:style-name="T248">. A segunda parte, </text:span><text:span text:style-name="Source_20_Text"><text:span text:style-name="T248">s/^/# /</text:span></text:span>, <text:span text:style-name="T248">é </text:span><text:span text:style-name="T249">o que será substituído pelo quê. O </text:span><text:span text:style-name="Source_20_Text"><text:span text:style-name="T249">s</text:span></text:span> <text:span text:style-name="T249">indica que faremos uma substituição. O </text:span><text:span text:style-name="Source_20_Text"><text:span text:style-name="T249">^</text:span></text:span> <text:span text:style-name="T249">indique que o início da linha que será substituído. E o </text:span><text:span text:style-name="Source_20_Text"><text:span text:style-name="T249"># </text:span></text:span><text:span text:style-name="T249"><text:s/>indica pelo quê será substituído.</text:span></text:p>
      <text:p text:style-name="P57"><text:span text:style-name="T268">Outro exemplo, suponha que temos um arquivo contendo apenas uma linhazona, e que essa linhazona possui vários caracteres ‘\’ seguidos por ‘n’, que podem ser interpretados como quebra de linha. O comando </text:span><text:span text:style-name="Source_20_Text"><text:span text:style-name="T268">sed -i 's/\\n/\n/g' arquivo.txt</text:span></text:span>. <text:span text:style-name="T268">Substitui esses caracteres por uma quebra de linha de fato. Explicação: diferente do primeiro exemplo, já começamos com o </text:span><text:span text:style-name="Source_20_Text"><text:span text:style-name="T268">s</text:span></text:span>, <text:span text:style-name="T268">que é substituição, isto é, não estamos filtrando linhas em específico. Como a barra invertida é um caractere especial, precisamos escapá-la, isto é, tratá-la como uma barra invertida de fato, por isso colocamos duas barras invertidas em </text:span><text:span text:style-name="Source_20_Text"><text:span text:style-name="T268">/\\n</text:span></text:span>. <text:span text:style-name="T268">Depois fazemos a substituição do que encontramos por uma quebra de linha de fato com </text:span><text:span text:style-name="Source_20_Text"><text:span text:style-name="T268">/\n</text:span></text:span>. <text:span text:style-name="T268">Por fim, </text:span><text:span text:style-name="Source_20_Text"><text:span text:style-name="T268">/g</text:span></text:span> <text:span text:style-name="T268">indica global, isto é, fazer a substituição em todas as ocorrências, e não apenas na primeira ocorrência.</text:span></text:p>
      <text:h text:style-name="Heading_20_3" text:outline-level="3">Comando xrandr</text:h>
      <text:p text:style-name="P48"><text:span text:style-name="T250">O comando xrandr configura a resolução de saída do monitor. Quando se tem dois monitores de resoluções diferentes, e quer espelhar a saída em ambos, é melhor manter a resolução do monitor de apresentação como a mesma para ambos: </text:span><text:span text:style-name="Source_20_Text"><text:span text:style-name="T250">xrandr --output LVDS-1 --mode 1024x768 --output HDMI-1 --same-as LVDS-1 --mode 1024x768</text:span></text:span>. <text:span text:style-name="T250">Nesse exemplo, LVDS-1 é o monitor do meu notebook, que possui resolução 1366x768, mas optei por deixar a resolução 1024x768, que é a nativa do HDMI-1, onde está ligado o projetor. A opção --same-as indica que é para espelhar no HDMI-1 o que está no LVDS-1. Agora, quando não se quer espelhar, então pode </text:span><text:soft-page-break/><text:span text:style-name="T250">deixar a resolução nativa de cada monitor: </text:span><text:span text:style-name="Source_20_Text"><text:span text:style-name="T250">xrandr --output LVDS-1 --mode 1366x768 --output HDMI-1 --mode 1024x768 --right-of LVDS-1</text:span></text:span>.</text:p>
      <text:h text:style-name="Heading_20_3" text:outline-level="3">Aplicativo padrão para tipos de arquivo</text:h>
      <text:p text:style-name="P49"><text:span text:style-name="T251">Para saber o tipo de determinado arquivo: </text:span><text:span text:style-name="Source_20_Text"><text:span text:style-name="T251">mimetype arquivo</text:span></text:span><text:span text:style-name="T251">. Por exemplo, o comando </text:span><text:span text:style-name="Source_20_Text"><text:span text:style-name="T251">mimetype </text:span></text:span><text:span text:style-name="Source_20_Text"><text:span text:style-name="T58">foo.txt</text:span></text:span><text:span text:style-name="T251"> gera a saída </text:span><text:span text:style-name="Source_20_Text"><text:span text:style-name="T251">text/plain</text:span></text:span><text:span text:style-name="T251">, indicando que </text:span><text:span text:style-name="Source_20_Text"><text:span text:style-name="T58">foo.txt</text:span></text:span><text:span text:style-name="T251"> é um arquivo de texto simples. Para saber </text:span><text:span text:style-name="T252">todos os aplicativos que abrem determinado arquivo: </text:span><text:span text:style-name="Source_20_Text"><text:span text:style-name="T252">mimeopen -a foo.txt</text:span></text:span>, <text:span text:style-name="T252">sendo que o primeiro da lista é o padrão para abrir o arquivo. Para </text:span><text:span text:style-name="T253">definir um novo aplicativo padrão para o tipo de determinado arquivo: </text:span><text:span text:style-name="Source_20_Text"><text:span text:style-name="T253">mimeopen -d foo.txt</text:span></text:span>. <text:span text:style-name="T253">Para abrir um arquivo com seu aplicativo padrão: </text:span><text:span text:style-name="Source_20_Text"><text:span text:style-name="T253">mimeopen foo.txt</text:span></text:span><text:span text:style-name="T253">.</text:span></text:p>
      <text:h text:style-name="Heading_20_3" text:outline-level="3">Redirecionar saída de comando para uma variável</text:h>
      <text:p text:style-name="P58">Você pode atribuir a saída de um comando a uma variável usando <text:a xlink:type="simple" xlink:href="http://mywiki.wooledge.org/CommandSubstitution" text:style-name="Internet_20_link" text:visited-style-name="Visited_20_Internet_20_Link">substituição de comando</text:a>. Por exemplo, para salvar o conteúdo de um arquivo em uma variável: <text:span text:style-name="Source_20_Text">foo=$(cat bar.txt)</text:span>.</text:p>
      <text:h text:style-name="Heading_20_3" text:outline-level="3">Compartilhar pasta no virtualbox linux convidado</text:h>
      <text:p text:style-name="P59"><text:span text:style-name="T271">I</text:span><text:span text:style-name="T270">nstale os adicionais para convidado, clicando no menu “Devices → Insert Guest Addition CD image”, abrindo o CD, e executando o programa </text:span><text:span text:style-name="Source_20_Text"><text:span text:style-name="T270">VBoxLinuxAdditions.run</text:span></text:span><text:span text:style-name="T270">. </text:span><text:span text:style-name="T271">Compartilhe uma pasta clicando no menu “Devices → Shared folders → Shared filders settings</text:span><text:span text:style-name="T270"> </text:span><text:span text:style-name="T271">→ Adds new shared folder”. Selecione uma pasta do sistema hospedeiro a ser compartilhada, dê um nome à pasta (pode ser o padrão), deixe o ponto de montagem em branco para o virtualbox escolher um automaticamente, e marque as opções “auto-mount’ e “make permanent”.</text:span><text:span text:style-name="T270"> </text:span><text:a xlink:type="simple" xlink:href="https://stackoverflow.com/a/26981786/4072641" text:style-name="Internet_20_link" text:visited-style-name="Visited_20_Internet_20_Link">Adicione-se</text:a> ao grupo <text:span text:style-name="Source_20_Text">vboxsf</text:span> <text:span text:style-name="T269">no linux</text:span> convidad<text:span text:style-name="T269">o, </text:span><text:span text:style-name="T271">para ter permissão de acesso sem root à pasta compartilhada</text:span><text:span text:style-name="T269">: </text:span><text:span text:style-name="Source_20_Text"><text:span text:style-name="T269">sudo usermod --append --groups vboxsf $USER</text:span></text:span><text:span text:style-name="T269">. Reinicie o linux convidado.</text:span></text:p>
      <text:h text:style-name="Heading_20_3" text:outline-level="3">Rofi</text:h>
      <text:p text:style-name="P60">A window switcher, <text:s/>application launcher, ssh dialog and dmenu replacement.</text:p>
      <text:p text:style-name="P60">As opções mais selecionadas ficam no topo da lista. Caso queira remover alguma opção do topo da lista, tecle shift+delete.</text:p>
      <text:p text:style-name="P61">À medida que você digita algo, ele vai filtrando. Para apagar o que digitou, tecle ctrl+w.</text:p>
      <text:p text:style-name="P62">Quando cada linha é muito grande e não cabe na tela, você pode apertar [alt]+[.] para <text:span text:style-name="T272">alternar em ver </text:span>seu final <text:span text:style-name="T272">ou início</text:span>.</text:p>
      <text:p text:style-name="P63">Para ver outros atalhos do rofi: <text:span text:style-name="Source_20_Text">rofi -show keys</text:span>.</text:p>
      <text:h text:style-name="Heading_20_3" text:outline-level="3">Xclip</text:h>
      <text:p text:style-name="P64"><text:span text:style-name="T274">O </text:span><text:span text:style-name="Source_20_Text"><text:span text:style-name="T274">xclip</text:span></text:span> <text:span text:style-name="T274">controla por linha de comando a área de transferência (clipboard). Para instalá-lo, execute </text:span><text:span text:style-name="Source_20_Text"><text:span text:style-name="T274">sudo apt install xclip</text:span></text:span>.</text:p>
      <text:p text:style-name="P65"><text:span text:style-name="T274">Canalize a saída de um programa para o clipboard: </text:span><text:span text:style-name="Source_20_Text"><text:span text:style-name="T274">cat file | xclip -</text:span></text:span><text:span text:style-name="Source_20_Text"><text:span text:style-name="T59">se</text:span></text:span><text:span text:style-name="Source_20_Text"><text:span text:style-name="T274"> </text:span></text:span><text:span text:style-name="Source_20_Text"><text:span text:style-name="T59">c</text:span></text:span>. <text:span text:style-name="T276">A opção </text:span><text:span text:style-name="Source_20_Text"><text:span text:style-name="T276">-se c</text:span></text:span> <text:span text:style-name="T276">diz para usar (</text:span><text:span text:style-name="Source_20_Text"><text:span text:style-name="T276">-se</text:span></text:span><text:span text:style-name="T276">) o clipboard normal (</text:span><text:span text:style-name="Source_20_Text"><text:span text:style-name="T276">c</text:span></text:span><text:span text:style-name="T276">) (o linux tem outros clipboards…).</text:span></text:p>
      <text:p text:style-name="P72"><text:span text:style-name="T274">Cole </text:span><text:span text:style-name="T275">o clipboard na saída padrão: </text:span><text:span text:style-name="Source_20_Text"><text:span text:style-name="T275">xclip -</text:span></text:span><text:span text:style-name="Source_20_Text"><text:span text:style-name="T59">s</text:span></text:span><text:span text:style-name="Source_20_Text"><text:span text:style-name="T60">e</text:span></text:span><text:span text:style-name="Source_20_Text"><text:span text:style-name="T275"> </text:span></text:span><text:span text:style-name="Source_20_Text"><text:span text:style-name="T59">c</text:span></text:span><text:span text:style-name="Source_20_Text"><text:span text:style-name="T275"> -o</text:span></text:span>.</text:p>
      <text:p text:style-name="P72"><text:soft-page-break/><text:span text:style-name="T277">Você pode salvar uma imagem do clipboard para um arquivo: </text:span><text:span text:style-name="Source_20_Text"><text:span text:style-name="T277">xclip -se c -t image/png -o &gt;temp.png</text:span></text:span>.</text:p>
      <text:p text:style-name="P72"><text:span text:style-name="T280">O xclip em conjunto com o base64 é legal para codificar uma imagem em texto: </text:span><text:span text:style-name="Source_20_Text"><text:span text:style-name="T280">xclip -se c -t image/png -o | base64 -w0</text:span></text:span>. <text:span text:style-name="T280">Esse comando converte uma imagem do clipboard para base64, e copia o base64 da imagem para o clipboard.</text:span></text:p>
      <text:p text:style-name="P71">Quando quero colocar uma imagem num arquivo HTML, ao invés de salvar a imagem, coloco sua base64 diretamente na tag img:</text:p>
      <text:p text:style-name="Preformatted_20_Text">{ echo "&lt;figure&gt;&lt;img src='data:image/png;base64," ; xclip -se c -t image/png -o | base64 -w0 ; echo -e "' alt=''&gt;\n&lt;figcaption&gt;Figura &lt;/figcaption&gt;\n&lt;/figure&gt;"; } | xclip -se c</text:p>
      <text:h text:style-name="P138" text:outline-level="3">O comando rsync</text:h>
      <text:p text:style-name="P185"><text:span text:style-name="T287">Para a</text:span>diciona<text:span text:style-name="T287">r</text:span>/atualiza<text:span text:style-name="T287">r</text:span> arquivos de <text:span text:style-name="Source_20_Text">source</text:span> em <text:span text:style-name="Source_20_Text">destiny</text:span>: <text:span text:style-name="Source_20_Text">rsync -avP source/ destiny</text:span>.</text:p>
      <text:p text:style-name="P185">Se não colocar barra depois de <text:span text:style-name="Source_20_Text">source</text:span>, este também será copiado para <text:span text:style-name="Source_20_Text">destiny</text:span>. <text:span text:style-name="Source_20_Text">-a</text:span> <text:span text:style-name="T287">sincroniza recursivamente, preservando links simbólicos arquivos especiais, metadados como última modificação e permissões</text:span>. <text:span text:style-name="Source_20_Text">-v</text:span> para modo verboso. <text:span text:style-name="Source_20_Text">-P</text:span> mostra o progresso e retoma de onde parou. Se estiver sincronizando via rede, pode acrescentar <text:span text:style-name="Source_20_Text">-z</text:span> para comprimir os arquivos antes do envio, e, assim, reduzir o consumo de banda. Por padrão, arquivos de <text:span text:style-name="Source_20_Text">destiny</text:span> não presentes em <text:span text:style-name="Source_20_Text">source</text:span> são mantidos. Para excluí-los, acrescente <text:span text:style-name="Source_20_Text">--delete</text:span>. Exemplo, para <text:span text:style-name="T287">sincronizar exatamente o</text:span> conteúdo de uma pasta remota para uma pasta local: <text:span text:style-name="Source_20_Text">rsync -avzP --delete username@remote_host:/home/username/dir1/ ~/backup</text:span>.</text:p>
      <text:p text:style-name="P185">Se apenas quiser ver o que será alterado, sem de fato alterar nada, acrescente <text:span text:style-name="Source_20_Text">-n</text:span>. Para ignorar algumas pastas ou arquivos da sincronização, acrescente <text:span text:style-name="Source_20_Text">--exclude=pattern_to_exclude</text:span>. Para incluir algumas pastas ou arquivos de uma pasta ignorada, acrescente <text:span text:style-name="Source_20_Text">--include=pattern_to_include</text:span>. Exemplo, para apenas ver o que será sincronizado de <text:span text:style-name="Source_20_Text">src</text:span> em <text:span text:style-name="Source_20_Text">dest</text:span>, ignorando as pastas <text:span text:style-name="Source_20_Text">a</text:span> e <text:span text:style-name="Source_20_Text">b</text:span>, mas incluindo <text:span text:style-name="Source_20_Text">a/c.txt</text:span>: <text:span text:style-name="Source_20_Text">rsync -anv --exclude='a/' --exclude='b/' --include='a/c.txt' src/ dest</text:span>.</text:p>
      <text:h text:style-name="Heading_20_1" text:outline-level="1">Referências</text:h>
      <text:p text:style-name="Text_20_body"><text:a xlink:type="simple" xlink:href="https://www.howtogeek.com/140679/beginner-geek-how-to-start-using-the-linux-terminal/" text:style-name="Internet_20_link" text:visited-style-name="Visited_20_Internet_20_Link">https://www.howtogeek.com/140679/beginner-geek-how-to-start-using-the-linux-terminal/</text:a>. <text:span text:style-name="T75">Acessado em </text:span><text:span text:style-name="T78">13/01/2021.</text:span></text:p>
      <text:p text:style-name="P11"><text:a xlink:type="simple" xlink:href="http://linuxcommand.org/lc3_learning_the_shell.php#contents" text:style-name="Internet_20_link" text:visited-style-name="Visited_20_Internet_20_Link">http://linuxcommand.org/lc3_learning_the_shell.php#contents</text:a>. <text:span text:style-name="T75">Acessado em </text:span><text:span text:style-name="T78">13/01/2021.</text:span></text:p>
      <text:p text:style-name="P11"><text:a xlink:type="simple" xlink:href="https://www.howtogeek.com/howto/ubuntu/keyboard-shortcuts-for-bash-command-shell-for-ubuntu-debian-suse-redhat-linux-etc/" text:style-name="Internet_20_link" text:visited-style-name="Visited_20_Internet_20_Link">https://www.howtogeek.com/howto/ubuntu/keyboard-shortcuts-for-bash-command-shell-for-ubuntu-debian-suse-redhat-linux-etc/</text:a>. <text:span text:style-name="T75">Acessado em </text:span><text:span text:style-name="T78">13/01/2021.</text:span></text:p>
      <text:p text:style-name="P11"><text:a xlink:type="simple" xlink:href="https://www.computerhope.com/unix/udiff.htm" text:style-name="Internet_20_link" text:visited-style-name="Visited_20_Internet_20_Link">https://www.computerhope.com/unix/udiff.htm</text:a>. <text:span text:style-name="T97">Acessado em 14/01/2021.</text:span></text:p>
      <text:p text:style-name="P11"><text:a xlink:type="simple" xlink:href="https://unix.stackexchange.com/a/159514/366802" text:style-name="Internet_20_link" text:visited-style-name="Visited_20_Internet_20_Link">https://unix.stackexchange.com/a/159514/366802</text:a>. <text:span text:style-name="T114">Acessado em 14/01/2021.</text:span></text:p>
      <text:p text:style-name="P11"><text:a xlink:type="simple" xlink:href="https://stackoverflow.com/a/33930536/4072641" text:style-name="Internet_20_link" text:visited-style-name="Visited_20_Internet_20_Link">https://stackoverflow.com/a/33930536/4072641</text:a>. <text:span text:style-name="T129">Acessado em 15/01/20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Math" svg:font-family="'Cambria Math'"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system" style:font-pitch="variable"/>
  </office:font-face-decls>
  <office:styles>
    <draw:stroke-dash draw:name="Long_20_Dot" draw:display-name="Long Dot" draw:style="rect" draw:dots1="1" draw:dots1-length="57%" draw:dots2="1" draw:dots2-length="57%" draw:distance="17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B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pt" fo:country="B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default-outline-level="">
      <style:paragraph-properties fo:text-align="start" style:justify-single-word="false" fo:orphans="2" fo:widows="2" fo:hyphenation-ladder-count="no-limit" style:vertical-align="auto"/>
      <style:text-properties style:font-name="Calibri" fo:font-family="Calibri" style:font-family-generic="roman" style:font-pitch="variable" fo:font-size="11pt" fo:language="pt" fo:country="BR"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Grid_20_Table_20_2" style:display-name="Grid Table 2" style:family="paragraph" style:parent-style-name="Normal_20_Table" style:default-outline-level="">
      <style:paragraph-properties fo:margin-top="0cm" fo:margin-bottom="0cm" style:contextual-spacing="false" fo:line-height="1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25cm" style:contextual-spacing="true"/>
      <style:text-properties style:font-name="Liberation Mono" fo:font-family="'Liberation Mono'" style:font-family-generic="modern" style:font-pitch="fixed" fo:font-size="11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Drawing_20_Style" style:display-name="Default Drawing Style" style:family="paragraph" style:default-outline-level="">
      <style:paragraph-properties fo:margin-top="0cm" fo:margin-bottom="0cm" style:contextual-spacing="false" style:line-height-at-least="0.353cm" fo:text-align="center" style:justify-single-word="false" style:writing-mode="lr-tb"/>
      <style:text-properties style:use-window-font-color="true" loext:opacity="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cm" fo:margin-bottom="0cm" style:contextual-spacing="false" style:line-height-at-least="0.353cm" fo:text-align="center" style:justify-single-word="false" style:writing-mode="lr-tb"/>
      <style:text-properties style:use-window-font-color="true" loext:opacity="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cm" fo:margin-bottom="0cm" style:contextual-spacing="false" style:line-height-at-least="0.353cm" fo:text-align="center" style:justify-single-word="false" style:writing-mode="lr-tb"/>
      <style:text-properties style:use-window-font-color="true" loext:opacity="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paragraph-properties fo:text-align="center" style:justify-single-word="false"/>
      <style:text-properties style:font-name="Liberation Sans" fo:font-family="'Liberation Sans'" style:font-family-generic="roman" style:font-pitch="variable" fo:font-size="12pt" fo:font-weight="bold" style:font-size-asian="12pt" style:font-weight-asian="bold"/>
    </style:style>
    <style:style style:name="Filled_20_Blue" style:display-name="Filled Blue" style:family="paragraph" style:parent-style-name="Filled" style:default-outline-level="">
      <style:paragraph-properties fo:text-align="center" style:justify-single-word="false"/>
      <style:text-properties fo:color="#ffffff" loext:opacity="100%" style:font-name="Liberation Sans" fo:font-family="'Liberation Sans'" style:font-family-generic="roman" style:font-pitch="variable" fo:font-size="12pt" fo:font-weight="bold" style:font-size-asian="12pt" style:font-weight-asian="bold"/>
    </style:style>
    <style:style style:name="Filled_20_Green" style:display-name="Filled Green" style:family="paragraph" style:parent-style-name="Filled" style:default-outline-level="">
      <style:paragraph-properties fo:text-align="center" style:justify-single-word="false"/>
      <style:text-properties fo:color="#ffffff" loext:opacity="100%" style:font-name="Liberation Sans" fo:font-family="'Liberation Sans'" style:font-family-generic="roman" style:font-pitch="variable" fo:font-size="12pt" fo:font-weight="bold" style:font-size-asian="12pt" style:font-weight-asian="bold"/>
    </style:style>
    <style:style style:name="Filled_20_Red" style:display-name="Filled Red" style:family="paragraph" style:parent-style-name="Filled" style:default-outline-level="">
      <style:paragraph-properties fo:text-align="center" style:justify-single-word="false"/>
      <style:text-properties fo:color="#ffffff" loext:opacity="100%" style:font-name="Liberation Sans" fo:font-family="'Liberation Sans'" style:font-family-generic="roman" style:font-pitch="variable" fo:font-size="12pt" fo:font-weight="bold" style:font-size-asian="12pt" style:font-weight-asian="bold"/>
    </style:style>
    <style:style style:name="Filled_20_Yellow" style:display-name="Filled Yellow" style:family="paragraph" style:parent-style-name="Filled" style:default-outline-level="">
      <style:paragraph-properties fo:text-align="center" style:justify-single-word="false"/>
      <style:text-properties fo:color="#ffffff" loext:opacity="100%" style:font-name="Liberation Sans" fo:font-family="'Liberation Sans'" style:font-family-generic="roman" style:font-pitch="variable" fo:font-size="12pt" fo:font-weight="bold" style:font-size-asian="12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538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3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2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213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6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6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6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6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6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538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3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2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213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6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6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6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6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6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led_20_Orange" style:display-name="Filled Orange" style:family="paragraph" style:parent-style-name="Filled" style:default-outline-level="">
      <style:paragraph-properties fo:text-align="center" style:justify-single-word="false"/>
      <style:text-properties fo:color="#ffffff" loext:opacity="100%" style:font-name="Liberation Sans" fo:font-family="'Liberation Sans'" style:font-family-generic="roman" style:font-pitch="variable" fo:font-size="12pt" fo:font-weight="bold" style:font-size-asian="12pt" style:font-weight-asian="bold"/>
    </style:style>
    <style:style style:name="Visited_20_Internet_20_Link" style:display-name="Visited Internet Link" style:family="paragraph" style:default-outline-level="">
      <style:text-properties fo:color="#800000" loext:opacity="100%" style:font-name="Liberation Serif1"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phasis" style:family="paragraph" style:default-outline-level="">
      <style:text-properties style:font-name="Liberation Serif1"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text-properties fo:color="#000080" loext:opacity="100%" style:font-name="Liberation Serif1"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ource_20_Text" style:display-name="Source Text" style:family="paragraph" style:default-outline-level="">
      <style:text-properties style:font-name="Liberation Mono2" fo:font-family="'Liberation Mono', 'Courier New'" style:font-family-generic="roman" style:font-pitch="variable" fo:font-size="11pt" style:text-underline-style="none" style:font-name-asian="DejaVu Sans" style:font-family-asian="'DejaVu Sans'" style:font-family-generic-asian="system" style:font-pitch-asian="variable" style:font-size-asian="11pt" style:font-name-complex="Liberation Sans2" style:font-family-complex="'Liberation Sans'" style:font-family-generic-complex="system" style:font-pitch-complex="variable" style:font-size-complex="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fo:font-size="11pt" style:text-underline-style="none" fo:background-color="#ddddd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loext:padding="0cm" loext:border="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Siqueira</meta:initial-creator>
    <meta:creation-date>2020-11-04T11:52:53.917896397</meta:creation-date>
    <dc:date>2024-05-16T10:48:33.913735232</dc:date>
    <meta:editing-duration>P2DT17H44M1S</meta:editing-duration>
    <meta:editing-cycles>160</meta:editing-cycles>
    <meta:generator>LibreOffice/7.3.7.2$Linux_X86_64 LibreOffice_project/30$Build-2</meta:generator>
    <meta:document-statistic meta:table-count="12" meta:image-count="0" meta:object-count="0" meta:page-count="23" meta:paragraph-count="441" meta:word-count="9704" meta:character-count="59647" meta:non-whitespace-character-count="50482"/>
  </office:meta>
</office:document-meta>
</file>